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" style:parent-style-name="Normal" style:family="paragraph">
      <style:paragraph-properties fo:margin-bottom="0in"/>
    </style:style>
    <style:style style:name="T53" style:parent-style-name="DefaultParagraphFont" style:family="text">
      <style:text-properties fo:font-style="italic" style:font-style-asian="italic" style:font-style-complex="italic" fo:language="en" fo:country="US"/>
    </style:style>
    <style:style style:name="P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6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 fo:language="en" fo:country="US"/>
    </style:style>
    <style:style style:name="P7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9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0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5" style:parent-style-name="Normal" style:family="paragraph">
      <style:paragraph-properties fo:margin-bottom="0in"/>
    </style:style>
    <style:style style:name="T11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3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6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7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7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7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7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7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fo:font-style="italic" style:font-style-asian="italic" style:font-style-complex="italic" fo:language="en" fo:country="US"/>
    </style:style>
    <style:style style:name="P19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19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0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2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fo:font-style="italic" style:font-style-asian="italic" style:font-style-complex="italic" fo:language="en" fo:country="US"/>
    </style:style>
    <style:style style:name="P23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3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4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6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6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7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95" style:parent-style-name="Normal" style:family="paragraph">
      <style:paragraph-properties fo:margin-bottom="0in"/>
    </style:style>
    <style:style style:name="T29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97" style:parent-style-name="DefaultParagraphFont" style:family="text">
      <style:text-properties fo:font-style="italic" style:font-style-asian="italic" style:font-style-complex="italic" fo:language="en" fo:country="US"/>
    </style:style>
    <style:style style:name="P2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29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0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2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35" style:parent-style-name="Normal" style:family="paragraph">
      <style:paragraph-properties fo:margin-bottom="0in"/>
    </style:style>
    <style:style style:name="T336" style:parent-style-name="DefaultParagraphFont" style:family="text">
      <style:text-properties fo:font-style="italic" style:font-style-asian="italic" style:font-style-complex="italic" fo:language="en" fo:country="US"/>
    </style:style>
    <style:style style:name="T337" style:parent-style-name="DefaultParagraphFont" style:family="text">
      <style:text-properties fo:font-style="italic" style:font-style-asian="italic" style:font-style-complex="italic" fo:language="en" fo:country="US"/>
    </style:style>
    <style:style style:name="P33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4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4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6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7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39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0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1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2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3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4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6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7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48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0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2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3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3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1" style:parent-style-name="Normal" style:family="paragraph">
      <style:paragraph-properties fo:margin-bottom="0in"/>
    </style:style>
    <style:style style:name="T54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43" style:parent-style-name="DefaultParagraphFont" style:family="text">
      <style:text-properties fo:language="en" fo:country="US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4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1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7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76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7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9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85" style:parent-style-name="Normal" style:family="paragraph">
      <style:paragraph-properties fo:margin-bottom="0in"/>
    </style:style>
    <style:style style:name="T586" style:parent-style-name="DefaultParagraphFont" style:family="text">
      <style:text-properties fo:font-style="italic" style:font-style-asian="italic" style:font-style-complex="italic"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font-style="italic" style:font-style-asian="italic" style:font-style-complex="italic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font-style="italic" style:font-style-asian="italic" style:font-style-complex="italic" fo:language="en" fo:country="US"/>
    </style:style>
    <style:style style:name="P59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59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0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0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0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03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04" style:parent-style-name="Normal" style:family="paragraph">
      <style:paragraph-properties fo:margin-bottom="0in"/>
    </style:style>
    <style:style style:name="T60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06" style:parent-style-name="DefaultParagraphFont" style:family="text">
      <style:text-properties fo:font-style="italic" style:font-style-asian="italic" style:font-style-complex="italic" fo:language="en" fo:country="US"/>
    </style:style>
    <style:style style:name="T60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08" style:parent-style-name="Normal" style:family="paragraph">
      <style:paragraph-properties fo:margin-bottom="0in"/>
    </style:style>
    <style:style style:name="T60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10" style:parent-style-name="DefaultParagraphFont" style:family="text">
      <style:text-properties fo:font-style="italic" style:font-style-asian="italic" style:font-style-complex="italic" fo:language="en" fo:country="US"/>
    </style:style>
    <style:style style:name="P6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28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29" style:parent-style-name="Normal" style:family="paragraph">
      <style:paragraph-properties fo:margin-bottom="0in"/>
    </style:style>
    <style:style style:name="T63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31" style:parent-style-name="DefaultParagraphFont" style:family="text">
      <style:text-properties fo:font-style="italic" style:font-style-asian="italic" style:font-style-complex="italic" fo:language="en" fo:country="US"/>
    </style:style>
    <style:style style:name="T63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33" style:parent-style-name="Normal" style:family="paragraph">
      <style:paragraph-properties fo:margin-bottom="0in"/>
    </style:style>
    <style:style style:name="T6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5" style:parent-style-name="DefaultParagraphFont" style:family="text">
      <style:text-properties fo:font-style="italic" style:font-style-asian="italic" style:font-style-complex="italic"/>
    </style:style>
    <style:style style:name="T63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37" style:parent-style-name="Normal" style:family="paragraph">
      <style:paragraph-properties fo:margin-bottom="0in"/>
    </style:style>
    <style:style style:name="T6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9" style:parent-style-name="DefaultParagraphFont" style:family="text">
      <style:text-properties fo:font-style="italic" style:font-style-asian="italic" style:font-style-complex="italic"/>
    </style:style>
    <style:style style:name="P640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41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42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43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44" style:parent-style-name="Normal" style:family="paragraph">
      <style:paragraph-properties fo:margin-bottom="0in"/>
    </style:style>
    <style:style style:name="T645" style:parent-style-name="DefaultParagraphFont" style:family="text">
      <style:text-properties fo:font-style="italic" style:font-style-asian="italic" style:font-style-complex="italic"/>
    </style:style>
    <style:style style:name="T646" style:parent-style-name="DefaultParagraphFont" style:family="text">
      <style:text-properties fo:font-style="italic" style:font-style-asian="italic" style:font-style-complex="italic" fo:language="en" fo:country="US"/>
    </style:style>
    <style:style style:name="P6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4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6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63" style:parent-style-name="Normal" style:family="paragraph">
      <style:paragraph-properties fo:margin-bottom="0in"/>
    </style:style>
    <style:style style:name="T66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65" style:parent-style-name="DefaultParagraphFont" style:family="text">
      <style:text-properties fo:font-style="italic" style:font-style-asian="italic" style:font-style-complex="italic" fo:language="en" fo:country="US"/>
    </style:style>
    <style:style style:name="T66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67" style:parent-style-name="Normal" style:family="paragraph">
      <style:paragraph-properties fo:margin-bottom="0in"/>
    </style:style>
    <style:style style:name="T66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9" style:parent-style-name="DefaultParagraphFont" style:family="text">
      <style:text-properties fo:font-style="italic" style:font-style-asian="italic" style:font-style-complex="italic"/>
    </style:style>
    <style:style style:name="T6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71" style:parent-style-name="Normal" style:family="paragraph">
      <style:paragraph-properties fo:margin-bottom="0in"/>
    </style:style>
    <style:style style:name="T6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73" style:parent-style-name="DefaultParagraphFont" style:family="text">
      <style:text-properties fo:font-style="italic" style:font-style-asian="italic" style:font-style-complex="italic"/>
    </style:style>
    <style:style style:name="P674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75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76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77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678" style:parent-style-name="Normal" style:family="paragraph">
      <style:paragraph-properties fo:margin-bottom="0in"/>
    </style:style>
    <style:style style:name="T679" style:parent-style-name="DefaultParagraphFont" style:family="text">
      <style:text-properties fo:font-style="italic" style:font-style-asian="italic" style:font-style-complex="italic"/>
    </style:style>
    <style:style style:name="T680" style:parent-style-name="DefaultParagraphFont" style:family="text">
      <style:text-properties fo:font-style="italic" style:font-style-asian="italic" style:font-style-complex="italic" fo:language="en" fo:country="US"/>
    </style:style>
    <style:style style:name="P68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1" style:parent-style-name="Normal" style:family="paragraph">
      <style:paragraph-properties fo:margin-bottom="0in"/>
    </style:style>
    <style:style style:name="T692" style:parent-style-name="DefaultParagraphFont" style:family="text">
      <style:text-properties fo:font-style="italic" style:font-style-asian="italic" style:font-style-complex="italic" fo:language="en" fo:country="US"/>
    </style:style>
    <style:style style:name="P6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69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00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01" style:parent-style-name="Normal" style:family="paragraph">
      <style:paragraph-properties fo:margin-bottom="0in"/>
    </style:style>
    <style:style style:name="T70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03" style:parent-style-name="DefaultParagraphFont" style:family="text">
      <style:text-properties fo:font-style="italic" style:font-style-asian="italic" style:font-style-complex="italic" fo:language="en" fo:country="US"/>
    </style:style>
    <style:style style:name="T70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05" style:parent-style-name="Normal" style:family="paragraph">
      <style:paragraph-properties fo:margin-bottom="0in"/>
    </style:style>
    <style:style style:name="T70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7" style:parent-style-name="DefaultParagraphFont" style:family="text">
      <style:text-properties fo:font-style="italic" style:font-style-asian="italic" style:font-style-complex="italic"/>
    </style:style>
    <style:style style:name="T70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09" style:parent-style-name="Normal" style:family="paragraph">
      <style:paragraph-properties fo:margin-bottom="0in"/>
    </style:style>
    <style:style style:name="T7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1" style:parent-style-name="DefaultParagraphFont" style:family="text">
      <style:text-properties fo:font-style="italic" style:font-style-asian="italic" style:font-style-complex="italic"/>
    </style:style>
    <style:style style:name="P712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713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714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715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716" style:parent-style-name="Normal" style:family="paragraph">
      <style:paragraph-properties fo:margin-bottom="0in"/>
    </style:style>
    <style:style style:name="T717" style:parent-style-name="DefaultParagraphFont" style:family="text">
      <style:text-properties fo:font-style="italic" style:font-style-asian="italic" style:font-style-complex="italic"/>
    </style:style>
    <style:style style:name="T718" style:parent-style-name="DefaultParagraphFont" style:family="text">
      <style:text-properties fo:font-style="italic" style:font-style-asian="italic" style:font-style-complex="italic" fo:language="en" fo:country="US"/>
    </style:style>
    <style:style style:name="P7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29" style:parent-style-name="Normal" style:family="paragraph">
      <style:paragraph-properties fo:margin-bottom="0in"/>
    </style:style>
    <style:style style:name="T730" style:parent-style-name="DefaultParagraphFont" style:family="text">
      <style:text-properties fo:font-style="italic" style:font-style-asian="italic" style:font-style-complex="italic" fo:language="en" fo:country="US"/>
    </style:style>
    <style:style style:name="P73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32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33" style:parent-style-name="Normal" style:family="paragraph">
      <style:paragraph-properties fo:margin-bottom="0in"/>
    </style:style>
    <style:style style:name="T73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35" style:parent-style-name="DefaultParagraphFont" style:family="text">
      <style:text-properties fo:font-style="italic" style:font-style-asian="italic" style:font-style-complex="italic" fo:language="en" fo:country="US"/>
    </style:style>
    <style:style style:name="T73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37" style:parent-style-name="Normal" style:family="paragraph">
      <style:paragraph-properties fo:margin-bottom="0in"/>
    </style:style>
    <style:style style:name="T73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39" style:parent-style-name="DefaultParagraphFont" style:family="text">
      <style:text-properties fo:font-style="italic" style:font-style-asian="italic" style:font-style-complex="italic" fo:language="en" fo:country="US"/>
    </style:style>
    <style:style style:name="T74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41" style:parent-style-name="Normal" style:family="paragraph">
      <style:paragraph-properties fo:margin-bottom="0in"/>
    </style:style>
    <style:style style:name="T74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43" style:parent-style-name="DefaultParagraphFont" style:family="text">
      <style:text-properties fo:font-style="italic" style:font-style-asian="italic" style:font-style-complex="italic" fo:language="en" fo:country="US"/>
    </style:style>
    <style:style style:name="P74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4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5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64" style:parent-style-name="Normal" style:family="paragraph">
      <style:paragraph-properties fo:margin-bottom="0in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65" style:parent-style-name="Normal" style:family="paragraph">
      <style:paragraph-properties fo:margin-bottom="0in"/>
    </style:style>
    <style:style style:name="T76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67" style:parent-style-name="DefaultParagraphFont" style:family="text">
      <style:text-properties fo:font-style="italic" style:font-style-asian="italic" style:font-style-complex="italic" fo:language="en" fo:country="US"/>
    </style:style>
    <style:style style:name="T76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69" style:parent-style-name="Normal" style:family="paragraph">
      <style:paragraph-properties fo:margin-bottom="0in"/>
    </style:style>
    <style:style style:name="T77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71" style:parent-style-name="DefaultParagraphFont" style:family="text">
      <style:text-properties fo:font-style="italic" style:font-style-asian="italic" style:font-style-complex="italic" fo:language="en" fo:country="US"/>
    </style:style>
    <style:style style:name="T77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73" style:parent-style-name="Normal" style:family="paragraph">
      <style:paragraph-properties fo:margin-bottom="0in"/>
    </style:style>
    <style:style style:name="T77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75" style:parent-style-name="DefaultParagraphFont" style:family="text">
      <style:text-properties fo:font-style="italic" style:font-style-asian="italic" style:font-style-complex="italic" fo:language="en" fo:country="US"/>
    </style:style>
    <style:style style:name="P77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7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7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7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0" style:parent-style-name="Normal" style:family="paragraph">
      <style:paragraph-properties fo:margin-bottom="0in"/>
    </style:style>
    <style:style style:name="T781" style:parent-style-name="DefaultParagraphFont" style:family="text">
      <style:text-properties fo:font-style="italic" style:font-style-asian="italic" style:font-style-complex="italic" fo:language="en" fo:country="US"/>
    </style:style>
    <style:style style:name="P78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8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9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9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9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9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794" style:parent-style-name="Normal" style:family="paragraph">
      <style:paragraph-properties fo:margin-bottom="0in"/>
    </style:style>
    <style:style style:name="T79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96" style:parent-style-name="DefaultParagraphFont" style:family="text">
      <style:text-properties fo:font-style="italic" style:font-style-asian="italic" style:font-style-complex="italic" fo:language="en" fo:country="US"/>
    </style:style>
    <style:style style:name="P797" style:parent-style-name="Normal" style:family="paragraph">
      <style:paragraph-properties fo:margin-bottom="0in"/>
    </style:style>
    <style:style style:name="T79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99" style:parent-style-name="DefaultParagraphFont" style:family="text">
      <style:text-properties fo:font-style="italic" style:font-style-asian="italic" style:font-style-complex="italic" fo:language="en" fo:country="US"/>
    </style:style>
    <style:style style:name="T80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01" style:parent-style-name="Normal" style:family="paragraph">
      <style:paragraph-properties fo:margin-bottom="0in"/>
    </style:style>
    <style:style style:name="T80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03" style:parent-style-name="DefaultParagraphFont" style:family="text">
      <style:text-properties fo:font-style="italic" style:font-style-asian="italic" style:font-style-complex="italic" fo:language="en" fo:country="US"/>
    </style:style>
    <style:style style:name="T80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05" style:parent-style-name="Normal" style:family="paragraph">
      <style:paragraph-properties fo:margin-bottom="0in"/>
    </style:style>
    <style:style style:name="T80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07" style:parent-style-name="DefaultParagraphFont" style:family="text">
      <style:text-properties fo:font-style="italic" style:font-style-asian="italic" style:font-style-complex="italic" fo:language="en" fo:country="US"/>
    </style:style>
    <style:style style:name="P80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0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3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4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5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6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7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8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1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2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21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22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23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4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5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6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7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8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29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30" style:parent-style-name="Normal" style:family="paragraph">
      <style:paragraph-properties fo:margin-bottom="0in"/>
      <style:text-properties fo:font-style="italic" style:font-style-asian="italic" style:font-style-complex="italic"/>
    </style:style>
    <style:style style:name="P831" style:parent-style-name="Normal" style:family="paragraph">
      <style:paragraph-properties fo:margin-bottom="0in"/>
    </style:style>
    <style:style style:name="P832" style:parent-style-name="Normal" style:family="paragraph">
      <style:paragraph-properties fo:margin-bottom="0in"/>
    </style:style>
    <style:style style:name="P833" style:parent-style-name="Normal" style:family="paragraph">
      <style:paragraph-properties fo:margin-bottom="0in"/>
    </style:style>
    <style:style style:name="P834" style:parent-style-name="Normal" style:family="paragraph">
      <style:paragraph-properties fo:margin-bottom="0in"/>
    </style:style>
    <style:style style:name="T835" style:parent-style-name="DefaultParagraphFont" style:family="text">
      <style:text-properties fo:language="en" fo:country="US"/>
    </style:style>
    <style:style style:name="P836" style:parent-style-name="Normal" style:family="paragraph">
      <style:paragraph-properties fo:margin-bottom="0in"/>
      <style:text-properties fo:language="en" fo:country="US"/>
    </style:style>
    <style:style style:name="P837" style:parent-style-name="Normal" style:family="paragraph">
      <style:paragraph-properties fo:margin-bottom="0in"/>
      <style:text-properties fo:language="en" fo:country="US"/>
    </style:style>
    <style:style style:name="P838" style:parent-style-name="Normal" style:family="paragraph">
      <style:paragraph-properties fo:margin-bottom="0in"/>
      <style:text-properties fo:language="en" fo:country="US"/>
    </style:style>
    <style:style style:name="P839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40" style:parent-style-name="Normal" style:family="paragraph">
      <style:paragraph-properties fo:margin-bottom="0in"/>
      <style:text-properties fo:font-style="italic" style:font-style-asian="italic" style:font-style-complex="italic" fo:language="en" fo:country="US"/>
    </style:style>
    <style:style style:name="P841" style:parent-style-name="Normal" style:family="paragraph">
      <style:paragraph-properties fo:margin-bottom="0in"/>
      <style:text-properties fo:language="en" fo:country="US"/>
    </style:style>
    <style:style style:name="P842" style:parent-style-name="Normal" style:family="paragraph">
      <style:paragraph-properties fo:margin-bottom="0in"/>
      <style:text-properties fo:language="en" fo:country="US"/>
    </style:style>
    <style:style style:name="P843" style:parent-style-name="Normal" style:family="paragraph">
      <style:paragraph-properties fo:margin-bottom="0in"/>
      <style:text-properties fo:language="en" fo:country="US"/>
    </style:style>
    <style:style style:name="P844" style:parent-style-name="Normal" style:family="paragraph">
      <style:paragraph-properties fo:margin-bottom="0in"/>
      <style:text-properties fo:language="en" fo:country="US"/>
    </style:style>
    <style:style style:name="P845" style:parent-style-name="Normal" style:family="paragraph">
      <style:paragraph-properties fo:margin-bottom="0in"/>
      <style:text-properties fo:language="en" fo:country="US"/>
    </style:style>
    <style:style style:name="P846" style:parent-style-name="Normal" style:family="paragraph">
      <style:paragraph-properties fo:margin-bottom="0in"/>
    </style:style>
    <style:style style:name="P847" style:parent-style-name="Normal" style:family="paragraph">
      <style:paragraph-properties fo:margin-bottom="0in"/>
    </style:style>
    <style:style style:name="P848" style:parent-style-name="Normal" style:family="paragraph">
      <style:paragraph-properties fo:margin-bottom="0in"/>
    </style:style>
    <style:style style:name="P849" style:parent-style-name="Normal" style:family="paragraph">
      <style:paragraph-properties fo:margin-bottom="0in"/>
    </style:style>
    <style:style style:name="P850" style:parent-style-name="Normal" style:family="paragraph">
      <style:paragraph-properties fo:margin-bottom="0in"/>
    </style:style>
    <style:style style:name="P851" style:parent-style-name="Normal" style:family="paragraph">
      <style:paragraph-properties fo:margin-bottom="0in"/>
    </style:style>
    <style:style style:name="P852" style:parent-style-name="Normal" style:family="paragraph">
      <style:paragraph-properties fo:margin-bottom="0in"/>
    </style:style>
    <style:style style:name="P853" style:parent-style-name="Normal" style:family="paragraph">
      <style:paragraph-properties fo:margin-bottom="0in"/>
    </style:style>
    <style:style style:name="P8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8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8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857" style:parent-style-name="DefaultParagraphFont" style:family="text">
      <style:text-properties fo:language="en" fo:country="US"/>
    </style:style>
    <style:style style:name="P8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869" style:parent-style-name="Normal" style:family="paragraph">
      <style:paragraph-properties fo:margin-bottom="0in"/>
    </style:style>
    <style:style style:name="P870" style:parent-style-name="Normal" style:family="paragraph">
      <style:paragraph-properties fo:margin-bottom="0in"/>
    </style:style>
    <style:style style:name="P871" style:parent-style-name="Normal" style:family="paragraph">
      <style:paragraph-properties fo:margin-bottom="0in"/>
    </style:style>
    <style:style style:name="P872" style:parent-style-name="Normal" style:family="paragraph">
      <style:paragraph-properties fo:margin-bottom="0in"/>
    </style:style>
    <style:style style:name="P8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/>
    </style:style>
    <style:style style:name="P8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/>
    </style:style>
    <style:style style:name="P8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876" style:parent-style-name="DefaultParagraphFont" style:family="text">
      <style:text-properties fo:font-weight="bold" style:font-weight-asian="bold" style:font-weight-complex="bold"/>
    </style:style>
    <style:style style:name="T877" style:parent-style-name="DefaultParagraphFont" style:family="text">
      <style:text-properties fo:font-weight="bold" style:font-weight-asian="bold" style:font-weight-complex="bold" fo:language="en" fo:country="US"/>
    </style:style>
    <style:style style:name="P8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language="en" fo:country="US"/>
    </style:style>
    <style:style style:name="P8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90" style:parent-style-name="Normal" style:family="paragraph">
      <style:paragraph-properties fo:margin-bottom="0in"/>
      <style:text-properties fo:language="en" fo:country="US"/>
    </style:style>
    <style:style style:name="P891" style:parent-style-name="Normal" style:family="paragraph">
      <style:paragraph-properties fo:margin-bottom="0in"/>
      <style:text-properties fo:language="en" fo:country="US"/>
    </style:style>
    <style:style style:name="P892" style:parent-style-name="Normal" style:family="paragraph">
      <style:paragraph-properties fo:margin-bottom="0in"/>
      <style:text-properties fo:language="en" fo:country="US"/>
    </style:style>
    <style:style style:name="P893" style:parent-style-name="Normal" style:family="paragraph">
      <style:paragraph-properties fo:margin-bottom="0in"/>
      <style:text-properties fo:language="en" fo:country="US"/>
    </style:style>
    <style:style style:name="P894" style:parent-style-name="Normal" style:family="paragraph">
      <style:paragraph-properties fo:margin-bottom="0in"/>
      <style:text-properties fo:language="en" fo:country="US"/>
    </style:style>
    <style:style style:name="P8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8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09" style:parent-style-name="Normal" style:family="paragraph">
      <style:paragraph-properties fo:margin-bottom="0in"/>
      <style:text-properties fo:language="en" fo:country="US"/>
    </style:style>
    <style:style style:name="P910" style:parent-style-name="Normal" style:family="paragraph">
      <style:paragraph-properties fo:margin-bottom="0in"/>
      <style:text-properties fo:language="en" fo:country="US"/>
    </style:style>
    <style:style style:name="P9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2" style:parent-style-name="Normal" style:family="paragraph">
      <style:paragraph-properties fo:margin-bottom="0in"/>
      <style:text-properties fo:language="en" fo:country="US"/>
    </style:style>
    <style:style style:name="P9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937" style:parent-style-name="DefaultParagraphFont" style:family="text">
      <style:text-properties fo:language="en" fo:country="US"/>
    </style:style>
    <style:style style:name="P9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981" style:parent-style-name="DefaultParagraphFont" style:family="text">
      <style:text-properties fo:language="en" fo:country="US"/>
    </style:style>
    <style:style style:name="P9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9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9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004" style:parent-style-name="DefaultParagraphFont" style:family="text">
      <style:text-properties fo:language="en" fo:country="US"/>
    </style:style>
    <style:style style:name="P10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0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071" style:parent-style-name="DefaultParagraphFont" style:family="text">
      <style:text-properties fo:language="en" fo:country="US"/>
    </style:style>
    <style:style style:name="P10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0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147" style:parent-style-name="DefaultParagraphFont" style:family="text">
      <style:text-properties fo:language="en" fo:country="US"/>
    </style:style>
    <style:style style:name="P11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07" style:parent-style-name="DefaultParagraphFont" style:family="text">
      <style:text-properties fo:language="en" fo:country="US"/>
    </style:style>
    <style:style style:name="P12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28" style:parent-style-name="DefaultParagraphFont" style:family="text">
      <style:text-properties fo:language="en" fo:country="US"/>
    </style:style>
    <style:style style:name="P12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73" style:parent-style-name="DefaultParagraphFont" style:family="text">
      <style:text-properties fo:language="en" fo:country="US"/>
    </style:style>
    <style:style style:name="P12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93" style:parent-style-name="DefaultParagraphFont" style:family="text">
      <style:text-properties fo:language="en" fo:country="US"/>
    </style:style>
    <style:style style:name="P12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314" style:parent-style-name="DefaultParagraphFont" style:family="text">
      <style:text-properties fo:language="en" fo:country="US"/>
    </style:style>
    <style:style style:name="P13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335" style:parent-style-name="DefaultParagraphFont" style:family="text">
      <style:text-properties fo:language="en" fo:country="US"/>
    </style:style>
    <style:style style:name="P13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354" style:parent-style-name="DefaultParagraphFont" style:family="text">
      <style:text-properties fo:language="en" fo:country="US"/>
    </style:style>
    <style:style style:name="P13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373" style:parent-style-name="DefaultParagraphFont" style:family="text">
      <style:text-properties fo:language="en" fo:country="US"/>
    </style:style>
    <style:style style:name="P13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3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393" style:parent-style-name="DefaultParagraphFont" style:family="text">
      <style:text-properties fo:language="en" fo:country="US"/>
    </style:style>
    <style:style style:name="P13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3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461" style:parent-style-name="DefaultParagraphFont" style:family="text">
      <style:text-properties fo:language="en" fo:country="US"/>
    </style:style>
    <style:style style:name="P14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482" style:parent-style-name="DefaultParagraphFont" style:family="text">
      <style:text-properties fo:language="en" fo:country="US"/>
    </style:style>
    <style:style style:name="P14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4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4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505" style:parent-style-name="DefaultParagraphFont" style:family="text">
      <style:text-properties fo:language="en" fo:country="US"/>
    </style:style>
    <style:style style:name="P15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527" style:parent-style-name="DefaultParagraphFont" style:family="text">
      <style:text-properties fo:language="en" fo:country="US"/>
    </style:style>
    <style:style style:name="P15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551" style:parent-style-name="DefaultParagraphFont" style:family="text">
      <style:text-properties fo:language="en" fo:country="US"/>
    </style:style>
    <style:style style:name="P15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572" style:parent-style-name="DefaultParagraphFont" style:family="text">
      <style:text-properties fo:language="en" fo:country="US"/>
    </style:style>
    <style:style style:name="P15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5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594" style:parent-style-name="DefaultParagraphFont" style:family="text">
      <style:text-properties fo:language="en" fo:country="US"/>
    </style:style>
    <style:style style:name="P15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5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618" style:parent-style-name="DefaultParagraphFont" style:family="text">
      <style:text-properties fo:language="en" fo:country="US"/>
    </style:style>
    <style:style style:name="P16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6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6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748" style:parent-style-name="DefaultParagraphFont" style:family="text">
      <style:text-properties fo:language="en" fo:country="US"/>
    </style:style>
    <style:style style:name="P17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779" style:parent-style-name="DefaultParagraphFont" style:family="text">
      <style:text-properties fo:language="en" fo:country="US"/>
    </style:style>
    <style:style style:name="P17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7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7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801" style:parent-style-name="DefaultParagraphFont" style:family="text">
      <style:text-properties fo:language="en" fo:country="US"/>
    </style:style>
    <style:style style:name="P18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822" style:parent-style-name="DefaultParagraphFont" style:family="text">
      <style:text-properties fo:language="en" fo:country="US"/>
    </style:style>
    <style:style style:name="P18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832" style:parent-style-name="DefaultParagraphFont" style:family="text">
      <style:text-properties fo:language="en" fo:country="US"/>
    </style:style>
    <style:style style:name="P18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8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8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</office:automatic-styles>
  <office:body>
    <office:text text:use-soft-page-breaks="true">
      <text:p text:style-name="P1">Service Detail:</text:p>
      <text:p text:style-name="P2"/>
      <text:p text:style-name="P3"/>
      <text:p text:style-name="P4">List All Service <text:s/>Request:in</text:p>
      <text:p text:style-name="P5"/>
      <text:p text:style-name="P6">{</text:p>
      <text:p text:style-name="P7"><text:s text:c="2"/>"dburl": "http://131.116.44.144:1316/services/DB2ServiceDiscover",</text:p>
      <text:p text:style-name="P8"><text:s text:c="2"/>"username": "a472inb",</text:p>
      <text:p text:style-name="P9"><text:s text:c="2"/>"password": "INblatS2",</text:p>
      <text:p text:style-name="P10"><text:s text:c="2"/>"response": ""</text:p>
      <text:p text:style-name="P11">}</text:p>
      <text:p text:style-name="P12"/>
      <text:p text:style-name="P13">Drop Service API Sample Request:</text:p>
      <text:p text:style-name="P14">{</text:p>
      <text:p text:style-name="P15"><text:s text:c="2"/>"dburl": "http://131.116.44.144:1316/services/DB2ServiceManager",</text:p>
      <text:p text:style-name="P16"><text:s text:c="2"/>"username": " a472inb ",</text:p>
      <text:p text:style-name="P17"><text:s text:c="2"/>"password": " INblatS2",</text:p>
      <text:p text:style-name="P18"><text:s text:c="2"/>"collectionID": "SYSIBMSERVICE",</text:p>
      <text:p text:style-name="P19"><text:s text:c="2"/>"serviceName": "sos025",</text:p>
      <text:p text:style-name="P20"><text:s text:c="2"/>"requestType": "dropService",</text:p>
      <text:p text:style-name="P21"><text:s text:c="2"/>"version": "V1",</text:p>
      <text:p text:style-name="P22"><text:s text:c="2"/>"response": ""</text:p>
      <text:p text:style-name="P23">}</text:p>
      <text:p text:style-name="P24"/>
      <text:p text:style-name="P25">/************************************************ **************/</text:p>
      <text:p text:style-name="P26">/*mdifrmSearch.dfOrgPersnr */</text:p>
      <text:p text:style-name="P27">/*On SAM_Validate */</text:p>
      <text:p text:style-name="P28">/************************************************ **************/</text:p>
      <text:p text:style-name="P29">SOS02: Service creation Request</text:p>
      <text:p text:style-name="P30"/>
      <text:p text:style-name="P31">{</text:p>
      <text:p text:style-name="P32"><text:s text:c="2"/>"dburl": "http://131.116.44.144:1316/services/DB2ServiceManager",</text:p>
      <text:p text:style-name="P33"><text:s text:c="2"/>"username": "a472inb",</text:p>
      <text:p text:style-name="P34"><text:s text:c="2"/>"password": "INblatS2",</text:p>
      <text:p text:style-name="P35"><text:s text:c="2"/>"sqlStmt": "SELECT CUST_PARTN_ID,CUST_OID,CURR_CUST_ID,CAST(PRSON_ORG_NM AS VARCHAR(10) FOR SBCS DATA) AS PRSON_ORG_NM FROM STHDSN6.TENGRA2.CUSTOMER_DATA <text:s/>WHERE <text:s/>CAST(PRSON_ORG_NM AS VARCHAR(10) FOR SBCS DATA) = :PRSON_ORG_NM",</text:p>
      <text:p text:style-name="P36"><text:s text:c="2"/>"collectionID": "SYSIBMSERVICE",</text:p>
      <text:p text:style-name="P37"><text:s text:c="2"/>"owner": "COMINAT5",</text:p>
      <text:p text:style-name="P38"><text:s text:c="2"/>"validate": "BIND",</text:p>
      <text:p text:style-name="P39"><text:s text:c="2"/>"serviceName": "sos02",</text:p>
      <text:p text:style-name="P40"><text:s text:c="2"/>"description": "sos02 with PRSON_ORG_NM",</text:p>
      <text:p text:style-name="P41"><text:s text:c="2"/>"requestType": "createService",</text:p>
      <text:p text:style-name="P42"><text:s text:c="2"/>"version": "V1",</text:p>
      <text:p text:style-name="P43"><text:s text:c="2"/>"response": ""</text:p>
      <text:p text:style-name="P44">}</text:p>
      <text:p text:style-name="P45"/>
      <text:soft-page-break/>
      <text:p text:style-name="P46">curl -X POST <text:s/>http://131.116.44.144:1316/services/SYSIBMSERVICE/ sos02/V1 <text:s text:c="5"/>-H "Content-Type: application/json" <text:s text:c="5"/>-u a472inb:INblatS2</text:p>
      <text:p text:style-name="P47"/>
      <text:p text:style-name="P48">Query SOS02 Request:</text:p>
      <text:p text:style-name="P49"/>
      <text:p text:style-name="P50">{</text:p>
      <text:p text:style-name="P51"><text:s text:c="2"/>"dburl": "http://131.116.44.144:1316/services/SYSIBMSERVICE/sos02/V1 ",</text:p>
      <text:p text:style-name="P52"><text:span text:style-name="T53"><text:s text:c="2"/>"username": "a472inb",</text:span></text:p>
      <text:p text:style-name="P54"><text:s text:c="2"/>"password": "INblatS2",</text:p>
      <text:p text:style-name="P55"><text:s text:c="2"/>"params": {</text:p>
      <text:p text:style-name="P56"><text:s text:c="4"/>"PRSON_ORG_NM": "87VWXW6797"</text:p>
      <text:p text:style-name="P57"><text:s text:c="2"/>},</text:p>
      <text:p text:style-name="P58"><text:s text:c="2"/>"response": ""</text:p>
      <text:p text:style-name="P59">}</text:p>
      <text:p text:style-name="P60"/>
      <text:p text:style-name="P61"/>
      <text:p text:style-name="P62"/>
      <text:p text:style-name="P63">SOS021 service query Request:</text:p>
      <text:p text:style-name="P64"/>
      <text:p text:style-name="P65">{</text:p>
      <text:p text:style-name="P66"><text:s text:c="2"/>"dburl": "http://131.116.44.144:1316/services/SYSIBMSERVICE/sos021/V1 ",</text:p>
      <text:p text:style-name="P67"><text:span text:style-name="T68"><text:s text:c="2"/></text:span><text:span text:style-name="T69">"username": "a472inb",</text:span></text:p>
      <text:p text:style-name="P70"><text:s text:c="2"/>"password": "INblatS2",</text:p>
      <text:p text:style-name="P71"><text:s text:c="2"/>"params": {</text:p>
      <text:p text:style-name="P72"><text:s text:c="4"/>"PRSON_ORG_NM": "87VWXW6797"</text:p>
      <text:p text:style-name="P73"><text:s text:c="2"/>},</text:p>
      <text:p text:style-name="P74"><text:s text:c="2"/>"response": ""</text:p>
      <text:p text:style-name="P75">}</text:p>
      <text:p text:style-name="P76"/>
      <text:p text:style-name="P77"/>
      <text:p text:style-name="P78">/************************************************ **************/</text:p>
      <text:p text:style-name="P79">/*Function: fSetCustomerIDFakSearch terms */</text:p>
      <text:p text:style-name="P80">/* Description: Assigns customer ID based on invoice account */</text:p>
      <text:p text:style-name="P81">/*as search term. */</text:p>
      <text:p text:style-name="P82">/************************************************ **************/</text:p>
      <text:p text:style-name="P83">/* 2004-01-16 HAN0304-Be1 Several custoids */</text:p>
      <text:p text:style-name="P84"/>
      <text:p text:style-name="P85">SOS015 service creation request:</text:p>
      <text:p text:style-name="P86"/>
      <text:p text:style-name="P87">{</text:p>
      <text:p text:style-name="P88"><text:s text:c="2"/>"dburl": "http://131.116.44.144:1316/services/DB2ServiceManager",</text:p>
      <text:p text:style-name="P89"><text:s text:c="2"/>"username": "a472inb",</text:p>
      <text:p text:style-name="P90"><text:s text:c="2"/>"password": "INblatS2",</text:p>
      <text:p text:style-name="P91"><text:s text:c="2"/>"sqlStmt": "SELECT DISTINCT <text:s/>CAST(B.CUST_ID AS VARCHAR(14) FOR SBCS DATA) AS CUST_ID , CAST(B.CUST_OID AS VARCHAR(14) FOR SBCS DATA) AS CUST_OID <text:s/>FROM STHDSN6.TENGRA2.CUSTOMER_DATA A, STHDSN6.TENGRA2.CUST_ID_HIST_DATA B, STHDSN6.TENGRA2.BACCT_HIST_DATA C,STHDSN6.TENGRA2.BACCT_ID_HIST_DATA D WHERE <text:s/>CAST(D.BACCT_ID AS VARCHAR(15) FOR SBCS DATA) =:BACCT_ID AND D.INTVL_START_DATE=(SELECT MAX(INTVL_START_DATE) FROM STHDSN6.TENGRA2.BACCT_ID_HIST_DATA WHERE BACCT_ID=D.BACCT_ID) AND C.BACCT_PARTN_ID=D.BACCT_PARTN_ID AND C.BACCT_OID=D.BACCT_OID AND C.INTVL_START_DATE= (SELECT MAX(INTVL_START_DATE) FROM STHDSN6.TENGRA2.BACCT_HIST_DATA WHERE <text:s text:c="2"/>BACCT_PARTN_ID=C.BACCT_PARTN_ID AND <text:s/><text:soft-page-break/>BACCT_OID=C.BACCT_OID) <text:s/>AND C.CUST_OID=A.CUST_OID AND B.CUST_PARTN_ID=A.CUST_PARTN_ID AND B.CUST_OID=A.CUST_OID AND <text:s/>B.INTVL_START_DATE=(SELECT MAX(INTVL_START_DATE) FROM STHDSN6.TENGRA2.CUST_ID_HIST_DATA WHERE CUST_PARTN_ID=A.CUST_PARTN_ID AND CUST_OID=A.CUST_OID) ORDER BY 1 ASC",</text:p>
      <text:p text:style-name="P92"><text:s text:c="2"/>"collectionID": "SYSIBMSERVICE",</text:p>
      <text:p text:style-name="P93"><text:s text:c="2"/>"owner": "COMINAT5",</text:p>
      <text:p text:style-name="P94"><text:s text:c="2"/>"validate": "BIND",</text:p>
      <text:p text:style-name="P95"><text:s text:c="2"/>"serviceName": "sos015",</text:p>
      <text:p text:style-name="P96"><text:s text:c="2"/>"description": "sos015 with BACCT_ID",</text:p>
      <text:p text:style-name="P97"><text:s text:c="2"/>"requestType": "createService",</text:p>
      <text:p text:style-name="P98"><text:s text:c="2"/>"version": "V1",</text:p>
      <text:p text:style-name="P99"><text:s text:c="2"/>"response": ""</text:p>
      <text:p text:style-name="P100">}</text:p>
      <text:p text:style-name="P101"/>
      <text:p text:style-name="P102"/>
      <text:p text:style-name="P103">/************************************************ **************/</text:p>
      <text:p text:style-name="P104">/* Function: fSearchWithItemKund */</text:p>
      <text:p text:style-name="P105">/* Description: Sets Select statement with selected customer number as search term*/</text:p>
      <text:p text:style-name="P106">/* BIS1205-B2: TS_CUST_ID added */</text:p>
      <text:p text:style-name="P107">/************************************************ **************/</text:p>
      <text:p text:style-name="P108"/>
      <text:p text:style-name="P109">SOS016 service creation request:</text:p>
      <text:p text:style-name="P110"/>
      <text:p text:style-name="P111">{</text:p>
      <text:p text:style-name="P112"><text:s text:c="2"/>"dburl": "http://131.116.44.144:1316/services/DB2ServiceManager",</text:p>
      <text:p text:style-name="P113"><text:s text:c="2"/>"username": "a472inb",</text:p>
      <text:p text:style-name="P114"><text:s text:c="2"/>"password": "INblatS2",</text:p>
      <text:p text:style-name="P115"><text:span text:style-name="T116"><text:s text:c="2"/>"sqlStmt": "</text:span><text:span text:style-name="T117"><text:s/></text:span><text:span text:style-name="T118">SELECT <text:s/>A.CUST_PARTN_ID, A.CUST_OID, A.INTVL_START_DATE, B.PRSON_FULL_NAME, B.BUS_NAME, CAST(B.CUST_TYPCD AS VARCHAR(10) FOR SBCS DATA) AS CUST_TYPCD, CAST(C.PRSON_ORG_NM AS VARCHAR(15) FOR SBCS DATA) AS PRSON_ORG_NM, C.TS_CUST_ID FROM STHDSN6.TENGRA2.CUST_ID_HIST_DATA A, STHDSN6.TENGRA2.CUST_HIST_DATA B, STHDSN6.TENGRA2.CUSTOMER_DATA C WHERE <text:s text:c="9"/>CAST(A.CUST_ID AS VARCHAR(15) FOR SBCS DATA) =:CUST_ID AND B.CUST_PARTN_ID = A.CUST_PARTN_ID AND B.CUST_OID = A.CUST_OID AND B.INTVL_START_DATE = (SELECT MAX(INTVL_START_DATE) FROM STHDSN6.TENGRA2.CUST_HIST_DATA WHERE CUST_PARTN_ID = B.CUST_PARTN_ID AND CUST_OID = B.CUST_OID) AND C.CUST_PARTN_ID = A.CUST_PARTN_ID AND <text:s/>C.CUST_OID = A.CUST_OID",</text:span></text:p>
      <text:p text:style-name="P119"><text:s text:c="2"/>"collectionID": "SYSIBMSERVICE",</text:p>
      <text:p text:style-name="P120"><text:s text:c="2"/>"owner": "COMINAT5",</text:p>
      <text:p text:style-name="P121"><text:s text:c="2"/>"validate": "BIND",</text:p>
      <text:p text:style-name="P122"><text:s text:c="2"/>"serviceName": "sos016",</text:p>
      <text:p text:style-name="P123"><text:s text:c="2"/>"description": "sos016 with CUST_ID",</text:p>
      <text:p text:style-name="P124"><text:s text:c="2"/>"requestType": "createService",</text:p>
      <text:p text:style-name="P125"><text:s text:c="2"/>"version": "V1",</text:p>
      <text:p text:style-name="P126"><text:s text:c="2"/>"response": ""</text:p>
      <text:p text:style-name="P127"><text:span text:style-name="T128">}</text:span></text:p>
      <text:p text:style-name="P129"/>
      <text:p text:style-name="P130">/************************************************ **************/</text:p>
      <text:p text:style-name="P131">/*Function: fSearchWithItemAccount */</text:p>
      <text:p text:style-name="P132">/* Description: Gets customer and customer name data in database, */</text:p>
      <text:p text:style-name="P133">/* using selected invoice number as search term. */</text:p>
      <text:soft-page-break/>
      <text:p text:style-name="P134">/* BIS1205-Be2, get the TS_CUST_ID column as well. */</text:p>
      <text:p text:style-name="P135">/************************************************ **************/</text:p>
      <text:p text:style-name="P136"/>
      <text:p text:style-name="P137">SOS017 service creation request:</text:p>
      <text:p text:style-name="P138"/>
      <text:p text:style-name="P139">{</text:p>
      <text:p text:style-name="P140"><text:s text:c="2"/>"dburl": "http://131.116.44.144:1316/services/DB2ServiceManager",</text:p>
      <text:p text:style-name="P141"><text:s text:c="2"/>"username": "a472inb",</text:p>
      <text:p text:style-name="P142"><text:s text:c="2"/>"password": "INblatS2",</text:p>
      <text:p text:style-name="P143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6.TENGRA2.CUSTOMER_DATA A, STHDSN6.TENGRA2.CUST_HIST_DATA B, STHDSN6.TENGRA2.BACCT_DATA C, STHDSN6.TENGRA2.CUST_ID_HIST_DATA D, STHDSN6.TENGRA2.BACCT_ID_HIST_DATA E WHERE (CAST(D.CUST_ID AS VARCHAR(44) FOR SBCS DATA) =:CUST_ID AND D.INTVL_START_DATE = (SELECT MAX(INTVL_START_DATE) FROM <text:s text:c="3"/>STHDSN6.TENGRA2.CUST_ID_HIST_DATA WHERE CAST(CUST_ID AS 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6.TENGRA2.CUST_HIST_DATA WHERE CUST_PARTN_ID = B.CUST_PARTN_ID AND CUST_OID=B.CUST_OID)) AND <text:s/>(CAST(E.BACCT_ID AS VARCHAR(44) FOR SBCS DATA) = :BACCT_ID AND <text:s/>E.INTVL_START_DATE = (SELECT MAX(INTVL_START_DATE) FROM <text:s/>STHDSN6.TENGRA2.BACCT_ID_HIST_DATA WHERE CAST(BACCT_ID AS VARCHAR(44) FOR SBCS DATA) =: BACCT_ID)) AND (C.BACCT_PARTN_ID = E.BACCT_PARTN_ID AND C.BACCT_OID = E.BACCT_OID)",</text:p>
      <text:p text:style-name="P144"><text:s text:c="2"/>"collectionID": "SYSIBMSERVICE",</text:p>
      <text:p text:style-name="P145"><text:s text:c="2"/>"owner": "COMINAT5",</text:p>
      <text:p text:style-name="P146"><text:s text:c="2"/>"validate": "BIND",</text:p>
      <text:p text:style-name="P147"><text:s text:c="2"/>"serviceName": "sos017",</text:p>
      <text:p text:style-name="P148"><text:s text:c="2"/>"description": "sos017 with CUST_ID and BACCT_ID",</text:p>
      <text:p text:style-name="P149"><text:s text:c="2"/>"requestType": "createService",</text:p>
      <text:p text:style-name="P150"><text:s text:c="2"/>"version": "V1",</text:p>
      <text:p text:style-name="P151"><text:s text:c="2"/>"response": ""</text:p>
      <text:p text:style-name="P152">}</text:p>
      <text:p text:style-name="P153">Additional:</text:p>
      <text:p text:style-name="P154"/>
      <text:p text:style-name="P155">{</text:p>
      <text:p text:style-name="P156"><text:s text:c="2"/>"dburl": "http://131.116.44.144:1316/services/DB2ServiceManager",</text:p>
      <text:p text:style-name="P157"><text:s text:c="2"/>"username": "a472inb",</text:p>
      <text:p text:style-name="P158"><text:s text:c="2"/>"password": "INblatS2",</text:p>
      <text:p text:style-name="P159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6.TENGRA2.CUSTOMER_DATA A, STHDSN6.TENGRA2.CUST_HIST_DATA B, STHDSN6.TENGRA2.BACCT_DATA C, STHDSN6.TENGRA2.CUST_ID_HIST_DATA D, STHDSN6.TENGRA2.BACCT_ID_HIST_DATA E WHERE (CAST(D.CUST_ID AS VARCHAR(44) FOR SBCS DATA) =:CUST_ID AND D.INTVL_START_DATE = (SELECT MAX(INTVL_START_DATE) FROM <text:s text:c="3"/>STHDSN6.TENGRA2.CUST_ID_HIST_DATA WHERE CAST(CUST_ID AS 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6.TENGRA2.CUST_HIST_DATA WHERE CUST_PARTN_ID = B.CUST_PARTN_ID AND<text:s/><text:soft-page-break/>CUST_OID=B.CUST_OID)) AND <text:s/>(CAST(E.BACCT_ID AS VARCHAR(44) FOR SBCS DATA) = :BACCT_ID AND <text:s/>E.INTVL_START_DATE = (SELECT MAX(INTVL_START_DATE) FROM <text:s/>STHDSN6.TENGRA2.BACCT_ID_HIST_DATA WHERE CAST(BACCT_ID AS VARCHAR(44) FOR SBCS DATA) =: BACCT_ID)) AND (C.BACCT_PARTN_ID = E.BACCT_PARTN_ID AND C.BACCT_OID = E.BACCT_OID)",</text:p>
      <text:p text:style-name="P160"><text:s text:c="2"/>"collectionID": "SYSIBMSERVICE",</text:p>
      <text:p text:style-name="P161"><text:s text:c="2"/>"owner": "COMINAT5",</text:p>
      <text:p text:style-name="P162"><text:s text:c="2"/>"validate": "BIND",</text:p>
      <text:p text:style-name="P163"><text:s text:c="2"/>"serviceName": "sos017x",</text:p>
      <text:p text:style-name="P164"><text:s text:c="2"/>"description": "sos017x with CUST_ID and BACCT_ID",</text:p>
      <text:p text:style-name="P165"><text:s text:c="2"/>"requestType": "createService",</text:p>
      <text:p text:style-name="P166"><text:s text:c="2"/>"version": "V1",</text:p>
      <text:p text:style-name="P167"><text:s text:c="2"/>"response": ""</text:p>
      <text:p text:style-name="P168">}</text:p>
      <text:p text:style-name="P169"/>
      <text:p text:style-name="P170"/>
      <text:p text:style-name="P171">/************************************************ **************/</text:p>
      <text:p text:style-name="P172">/*mdifrmSearch.dfTSCid */</text:p>
      <text:p text:style-name="P173">/*On SAM_Validate */</text:p>
      <text:p text:style-name="P174">/*BIS1205-Be2 New Label, get customer ID with TSCID */</text:p>
      <text:p text:style-name="P175">/************************************************ **************/</text:p>
      <text:p text:style-name="P176">SOS025 service creation request</text:p>
      <text:p text:style-name="P177"/>
      <text:p text:style-name="P178">{</text:p>
      <text:p text:style-name="P179"><text:s text:c="2"/>"dburl": "http://131.116.44.144:1316/services/DB2ServiceManager",</text:p>
      <text:p text:style-name="P180"><text:s text:c="2"/>"username": "a472inb",</text:p>
      <text:p text:style-name="P181"><text:s text:c="2"/>"password": "INblatS2",</text:p>
      <text:p text:style-name="P182"><text:s text:c="2"/>"sqlStmt": "SELECT CUST_PARTN_ID,CUST_OID,CURR_CUST_ID,CAST(PRSON_ORG_NM AS VARCHAR(10) FOR SBCS DATA) AS PRSON_ORG_NM <text:s/>FROM STHDSN6.TENGRA2.CUSTOMER_DATA <text:s/>WHERE TS_CUST_ID = :TS_CUST_ID",</text:p>
      <text:p text:style-name="P183"><text:s text:c="2"/>"collectionID": "SYSIBMSERVICE",</text:p>
      <text:p text:style-name="P184"><text:s text:c="2"/>"owner": "COMINAT5",</text:p>
      <text:p text:style-name="P185"><text:s text:c="2"/>"validate": "BIND",</text:p>
      <text:p text:style-name="P186"><text:s text:c="2"/>"serviceName": "sos025",</text:p>
      <text:p text:style-name="P187"><text:s text:c="2"/>"description": "sos025 with TS_CUST_ID",</text:p>
      <text:p text:style-name="P188"><text:s text:c="2"/>"requestType": "createService",</text:p>
      <text:p text:style-name="P189"><text:s text:c="2"/>"version": "V1",</text:p>
      <text:p text:style-name="P190"><text:s text:c="2"/>"response": ""</text:p>
      <text:p text:style-name="P191">}</text:p>
      <text:p text:style-name="P192">SOS025 <text:s/>query Service example:</text:p>
      <text:p text:style-name="P193">{</text:p>
      <text:p text:style-name="P194"><text:s text:c="2"/>"dburl": "http://131.116.44.144:1316/services/SYSIBMSERVICE/sos025/V1 ",</text:p>
      <text:p text:style-name="P195"><text:span text:style-name="T196"><text:s text:c="2"/>"username": "a472inb",</text:span></text:p>
      <text:p text:style-name="P197"><text:s text:c="2"/>"password": "INblatS2",</text:p>
      <text:p text:style-name="P198"><text:s text:c="2"/>"params": {</text:p>
      <text:p text:style-name="P199"><text:s text:c="4"/>"TS_CUST_ID": "70ABCD7566"</text:p>
      <text:p text:style-name="P200"><text:s text:c="2"/>},</text:p>
      <text:p text:style-name="P201"><text:s text:c="2"/>"response": ""</text:p>
      <text:p text:style-name="P202">}<text:tab/></text:p>
      <text:p text:style-name="P203"/>
      <text:p text:style-name="P204">/************************************************ **************/</text:p>
      <text:p text:style-name="P205">/*mdifrmSearch.dfTSCid */</text:p>
      <text:p text:style-name="P206">/*On SAM_Validate */</text:p>
      <text:soft-page-break/>
      <text:p text:style-name="P207">/*BIS1205-Be2 New Label, Check hidden with TSCID */</text:p>
      <text:p text:style-name="P208">/************************************************ **************/</text:p>
      <text:p text:style-name="P209">SOS26 Service creation Request</text:p>
      <text:p text:style-name="P210"/>
      <text:p text:style-name="P211">{</text:p>
      <text:p text:style-name="P212"><text:s text:c="2"/>"dburl": "http://131.116.44.144:1316/services/DB2ServiceManager",</text:p>
      <text:p text:style-name="P213"><text:s text:c="2"/>"username": "a472inb",</text:p>
      <text:p text:style-name="P214"><text:s text:c="2"/>"password": "INblatS2",</text:p>
      <text:p text:style-name="P215"><text:s text:c="2"/>"sqlStmt": "SELECT * FROM <text:s/>STHDSN6.TENGRA2.CUSTOMER_DATA A,STHDSN6.TENGRA2.CUST_HIST_DATA B WHERE A.TS_CUST_ID=:TS_CUST_ID AND B.CUST_PARTN_ID = A.CUST_PARTN_ID AND B.CUST_OID = A.CUST_OID AND B.INTVL_START_DATE = (SELECT MAX(INTVL_START_DATE) FROM <text:s/>STHDSN6.TENGRA2.CUST_HIST_DATA <text:s/>WHERE CUST_PARTN_ID = B.CUST_PARTN_ID AND CUST_OID = B.CUST_OID) AND B.CUST_CATLG_COD ='D'",</text:p>
      <text:p text:style-name="P216"><text:s text:c="2"/>"collectionID": "SYSIBMSERVICE",</text:p>
      <text:p text:style-name="P217"><text:s text:c="2"/>"owner": "COMINAT5",</text:p>
      <text:p text:style-name="P218"><text:s text:c="2"/>"validate": "BIND",</text:p>
      <text:p text:style-name="P219"><text:s text:c="2"/>"serviceName": "sos026",</text:p>
      <text:p text:style-name="P220"><text:s text:c="2"/>"description": "sos026 based on TS_CUST_ID.",</text:p>
      <text:p text:style-name="P221"><text:s text:c="2"/>"requestType": "createService",</text:p>
      <text:p text:style-name="P222"><text:s text:c="2"/>"version": "V1",</text:p>
      <text:p text:style-name="P223"><text:s text:c="2"/>"response": ""</text:p>
      <text:p text:style-name="P224">}</text:p>
      <text:p text:style-name="P225"/>
      <text:p text:style-name="P226">SOS26 Query Service Request</text:p>
      <text:p text:style-name="P227"/>
      <text:p text:style-name="P228">{</text:p>
      <text:p text:style-name="P229"><text:s text:c="2"/>"dburl": "http://131.116.44.144:1316/services/SYSIBMSERVICE/sos026/V1",</text:p>
      <text:p text:style-name="P230"><text:span text:style-name="T231"><text:s text:c="2"/>"username": "a472inb",</text:span></text:p>
      <text:p text:style-name="P232"><text:s text:c="2"/>"password": "INblatS2",</text:p>
      <text:p text:style-name="P233"><text:s text:c="2"/>"params": {</text:p>
      <text:p text:style-name="P234"><text:s text:c="4"/>"TS_CUST_ID": "70ABCD7566"</text:p>
      <text:p text:style-name="P235"><text:s text:c="2"/>},</text:p>
      <text:p text:style-name="P236"><text:s text:c="2"/>"response": ""</text:p>
      <text:p text:style-name="P237">}</text:p>
      <text:p text:style-name="P238"/>
      <text:p text:style-name="P239">/***************************************************************/ <text:s text:c="14"/></text:p>
      <text:p text:style-name="P240">/*mdifrmSearch.dfOrgPersnr <text:s text:c="36"/>*/ <text:s text:c="14"/></text:p>
      <text:p text:style-name="P241">/*On SAM_Validate <text:s text:c="45"/>*/ <text:s text:c="14"/></text:p>
      <text:p text:style-name="P242">/***************************************************************/ <text:s text:c="4"/></text:p>
      <text:p text:style-name="P243"/>
      <text:p text:style-name="P244">SOS022 Service creation request</text:p>
      <text:p text:style-name="P245"/>
      <text:p text:style-name="P246">{</text:p>
      <text:p text:style-name="P247"><text:s text:c="2"/>"dburl": "http://131.116.44.144:1316/services/DB2ServiceManager",</text:p>
      <text:p text:style-name="P248"><text:s text:c="2"/>"username": "a472inb",</text:p>
      <text:p text:style-name="P249"><text:s text:c="2"/>"password": "INblatS2",</text:p>
      <text:p text:style-name="P250"><text:s text:c="2"/>"sqlStmt": "SELECT 1 FROM STHDSN6.TENGRA2.TXTKVIT WHERE FILID =:FILID AND FILURSPR='INB'",</text:p>
      <text:p text:style-name="P251"><text:s text:c="2"/>"collectionID": "SYSIBMSERVICE",</text:p>
      <text:p text:style-name="P252"><text:s text:c="2"/>"serviceName": "sos022",</text:p>
      <text:p text:style-name="P253"><text:s text:c="2"/>"description": "sos022 based on FILID or gsuser",</text:p>
      <text:p text:style-name="P254"><text:s text:c="2"/>"requestType": "createService",</text:p>
      <text:p text:style-name="P255"><text:s text:c="2"/>"version": "V1",</text:p>
      <text:soft-page-break/>
      <text:p text:style-name="P256"><text:s text:c="2"/>"response": ""</text:p>
      <text:p text:style-name="P257">} <text:s/></text:p>
      <text:p text:style-name="P258"/>
      <text:p text:style-name="P259"/>
      <text:p text:style-name="P260">/************************************************ ********************/</text:p>
      <text:p text:style-name="P261">/*Function: fFillComboboxInvoiceAccount */</text:p>
      <text:p text:style-name="P262"/>
      <text:p text:style-name="P263">/* Description: Fills in the invoice account in the existing combo box */</text:p>
      <text:p text:style-name="P264">/* stored in the database, either invoice account for selected customer or */</text:p>
      <text:p text:style-name="P265">/* billing accounts for all customers. Checking if the active field has */</text:p>
      <text:p text:style-name="P266">/* any value assigned and if so save the value in a */</text:p>
      <text:p text:style-name="P267">/* temporary variable. */</text:p>
      <text:p text:style-name="P268"/>
      <text:p text:style-name="P269">/* Assigns the variable sBillableAccount if necessary. selected invoice account */</text:p>
      <text:p text:style-name="P270">/* Check if any customer_id has been specified. */</text:p>
      <text:p text:style-name="P271">/************************************************ ********************/</text:p>
      <text:p text:style-name="P272"/>
      <text:p text:style-name="P273">SOS13 Create Service Request</text:p>
      <text:p text:style-name="P274"/>
      <text:p text:style-name="P275">{</text:p>
      <text:p text:style-name="P276"><text:s text:c="2"/>"dburl": "http://131.116.44.144:1316/services/DB2ServiceManager",</text:p>
      <text:p text:style-name="P277"><text:s text:c="2"/>"username": "a472inb",</text:p>
      <text:p text:style-name="P278"><text:s text:c="2"/>"password": "INblatS2",</text:p>
      <text:p text:style-name="P279"><text:s text:c="2"/>"sqlStmt": "SELECT <text:s text:c="6"/>C.CURR_BACCT_ID, CASE WHEN CHAR(C.EFFEC_STOP_DATE,ISO)&lt;'9999-12-31' THEN 'AVSLUTAD' END AS C2, <text:s/>CHAR(C.EFFEC_STOP_DATE,ISO), C.CURR_CUST_OID, C.CURR_CUST_OID FROM <text:s text:c="7"/>STHDSN6.TENGRA2.CUST_ID_HIST_DATA B, STHDSN6.TENGRA2.BACCT_DATA C, STHDSN6.TENGRA2.BACCT_HIST_DATA A WHERE <text:s text:c="5"/>CAST(B.CUST_ID AS VARCHAR(15) FOR SBCS DATA) <text:s text:c="3"/>=:CUST_ID AND <text:s text:c="9"/>A.CUST_OID = B.CUST_OID AND <text:s text:c="9"/>C.BACCT_PARTN_ID <text:s/>= A.BACCT_PARTN_ID AND <text:s text:c="9"/>C.BACCT_OID = A.BACCT_OID ORDER BY 2 DESC, 3 DESC, 1 ",</text:p>
      <text:p text:style-name="P280"><text:s text:c="2"/>"serviceName": "sos13",</text:p>
      <text:p text:style-name="P281"><text:s text:c="2"/>"description": "sos13 scustomerid",</text:p>
      <text:p text:style-name="P282"><text:s text:c="2"/>"collectionID": "SYSIBMSERVICE",</text:p>
      <text:p text:style-name="P283"><text:s text:c="2"/>"owner": "COMINAT5",</text:p>
      <text:p text:style-name="P284"><text:s text:c="2"/>"validate": "BIND",</text:p>
      <text:p text:style-name="P285"><text:s text:c="2"/>"version": "V1",</text:p>
      <text:p text:style-name="P286"><text:s text:c="2"/>"response": ""</text:p>
      <text:p text:style-name="P287">} <text:s/></text:p>
      <text:p text:style-name="P288"/>
      <text:p text:style-name="P289"/>
      <text:p text:style-name="P290"/>
      <text:p text:style-name="P291">/***************************************************************/ <text:s text:c="14"/></text:p>
      <text:p text:style-name="P292">/*Function: fHämtaCHRNfrånINST <text:s text:c="32"/>*/ <text:s text:c="14"/></text:p>
      <text:p text:style-name="P293">/* Description: Get this number's customer. Keep a count of how*/ <text:s text:c="14"/></text:p>
      <text:p text:style-name="P294">/* many customers in case &gt; 1. <text:s text:c="32"/>*/ <text:s text:c="14"/></text:p>
      <text:p text:style-name="P295"><text:span text:style-name="T296">/***************************************************************/ <text:s/></text:span><text:span text:style-name="T297"><text:s text:c="5"/></text:span></text:p>
      <text:p text:style-name="P298"/>
      <text:p text:style-name="P299">SOS20 service Request</text:p>
      <text:p text:style-name="P300">{</text:p>
      <text:p text:style-name="P301"><text:s text:c="2"/>"dburl": "http://131.116.44.144:1316/services/DB2ServiceManager",</text:p>
      <text:p text:style-name="P302"><text:s text:c="2"/>"username": "a472inb",</text:p>
      <text:p text:style-name="P303"><text:s text:c="2"/>"password": "INblatS2",</text:p>
      <text:soft-page-break/>
      <text:p text:style-name="P304"><text:s text:c="2"/>"sqlStmt": "<text:bookmark-start text:name="_Hlk177060891"/>WITH LATEST_INSTN_DATA AS ( SELECT INSTN_OID, MAX(INTVL_START_DATE) AS MAX_START_DATE FROM STHDSN6.TENGRA2.INSTN_ID_HIST_DATA WHERE CAST(A.INSTN_ID AS VARCHAR(32) FOR SBCS DATA) = :INSTN_ID GROUP BY INSTN_OID ) SELECT DISTINCT E.CURR_CNUM_ID, E.CNUM_OID, E.CURR_CUST_OID FROM LATEST_INSTN_DATA A JOIN STHDSN6.TENGRA2.INSTN_ID_HIST_DATA B ON A.INSTN_OID = B.INSTN_OID AND A.MAX_START_DATE = B.INTVL_START_DATE JOIN STHDSN6.TENGRA2.CNUM_HIST_DATA D ON D.INSTN_OID = B.INSTN_OID AND (D.OWN_CNUM_OID = 0 OR D.CNUM_OID = D.OWN_CNUM_OID) JOIN STHDSN6.TENGRA2.CNUM_DATA E ON E.CURR_CUST_PARTN_ID = D.CURR_CUST_PARTN_ID AND E.CNUM_OID = D.CNUM_OID ORDER BY E.CURR_CNUM_ID, E.CNUM_OID<text:bookmark-end text:name="_Hlk177060891"/>",</text:p>
      <text:p text:style-name="P305"><text:s text:c="2"/>"collectionID": "SYSIBMSERVICE",</text:p>
      <text:p text:style-name="P306"><text:s text:c="2"/>"owner": "COMINAT5",</text:p>
      <text:p text:style-name="P307"><text:s text:c="2"/>"validate": "BIND",</text:p>
      <text:p text:style-name="P308"><text:s text:c="2"/>"serviceName": "sos20",</text:p>
      <text:p text:style-name="P309"><text:s text:c="2"/>"description": "sos20 with INSTN_ID",</text:p>
      <text:p text:style-name="P310"><text:s text:c="2"/>"requestType": "createService",</text:p>
      <text:p text:style-name="P311"><text:s text:c="2"/>"version": "V1",</text:p>
      <text:p text:style-name="P312"><text:s text:c="2"/>"response": ""</text:p>
      <text:p text:style-name="P313">}</text:p>
      <text:p text:style-name="P314">/********************************************************************/ <text:s text:c="9"/></text:p>
      <text:p text:style-name="P315">/*Function: fHämtaTidigareSenareKund <text:s text:c="31"/>*/ <text:s text:c="9"/></text:p>
      <text:p text:style-name="P316">/* Description: Get this number's customer. Keep a count of how many*/ <text:s text:c="9"/></text:p>
      <text:p text:style-name="P317">/* customers in case &gt; 1 <text:s text:c="43"/>*/ <text:s text:c="9"/></text:p>
      <text:p text:style-name="P318">/********************************************************************/ <text:s/></text:p>
      <text:p text:style-name="P319"/>
      <text:p text:style-name="P320">SOS19 service Request</text:p>
      <text:p text:style-name="P321"/>
      <text:p text:style-name="P322">{</text:p>
      <text:p text:style-name="P323"><text:s text:c="2"/>"dburl": "http://131.116.44.144:1316/services/DB2ServiceManager",</text:p>
      <text:p text:style-name="P324"><text:s text:c="2"/>"username": "a472inb",</text:p>
      <text:p text:style-name="P325"><text:s text:c="2"/>"password": "INblatS2",</text:p>
      <text:p text:style-name="P326"><text:s text:c="2"/>"sqlStmt": "SELECT <text:s/>A.CNUM_OID, A.CURR_CUST_OID, A.CURR_INSTN_OID, A.CURR_CUST_PARTN_ID, A.INTVL_START_DATE, A.INTVL_STOP_DATE FROM <text:s text:c="2"/>STHDSN6.TENGRA2.CNUM_ID_HIST_DATA A WHERE <text:s/>CAST(A.CNUM_ID AS VARCHAR(14) FOR SBCS DATA) =: CNUM_ID ORDER BY A.INTVL_START_DATE",</text:p>
      <text:p text:style-name="P327"><text:s text:c="2"/>"collectionID": "SYSIBMSERVICE",</text:p>
      <text:p text:style-name="P328"><text:s text:c="2"/>"owner": "COMINAT5",</text:p>
      <text:p text:style-name="P329"><text:s text:c="2"/>"validate": "BIND",</text:p>
      <text:p text:style-name="P330"><text:s text:c="2"/>"serviceName": "sos19",</text:p>
      <text:p text:style-name="P331"><text:s text:c="2"/>"description": "sos19 with CNUM_ID",</text:p>
      <text:p text:style-name="P332"><text:s text:c="2"/>"requestType": "createService",</text:p>
      <text:p text:style-name="P333"><text:s text:c="2"/>"version": "V1",</text:p>
      <text:p text:style-name="P334"><text:s text:c="2"/>"response": ""</text:p>
      <text:p text:style-name="P335"><text:span text:style-name="T336">}</text:span><text:span text:style-name="T337"><text:tab/></text:span></text:p>
      <text:p text:style-name="P338">/********************************************************************/ <text:s text:c="9"/></text:p>
      <text:p text:style-name="P339">/*Function: fSearchWithItemChargeablenumber*/ <text:s text:c="34"/></text:p>
      <text:p text:style-name="P340">/* BIS1205-Be2: Get the TS_CUST_ID column as well */ <text:s text:c="29"/></text:p>
      <text:p text:style-name="P341">/********************************************************************/ <text:s/></text:p>
      <text:p text:style-name="P342"/>
      <text:p text:style-name="P343">SOS181 service Request</text:p>
      <text:p text:style-name="P344"/>
      <text:p text:style-name="P345"/>
      <text:p text:style-name="P346">{</text:p>
      <text:soft-page-break/>
      <text:p text:style-name="P347"><text:s text:c="2"/>"dburl": "http://131.116.44.144:1316/services/DB2ServiceManager",</text:p>
      <text:p text:style-name="P348"><text:s text:c="2"/>"username": "a472inb",</text:p>
      <text:p text:style-name="P349"><text:s text:c="2"/>"password": "INblatS2",</text:p>
      <text:p text:style-name="P350"><text:s text:c="2"/>"sqlStmt": " SELECT A.CURR_CUST_ID, B.CUST_OID,CAST(B.CUST_TYPCD AS VARCHAR(10) FOR SBCS DATA) AS CUST_TYPCD , B.BUS_NAME, B.PRSON_FULL_NAME, H.CURR_CNUM_ID, F.INSTN_OID, CAST(A.PRSON_ORG_NM AS VARCHAR(10) FOR SBCS DATA) AS PRSON_ORG_NM, A.CUST_PARTN_ID, A.TS_CUST_ID FROM STHDSN6.TENGRA2.CUSTOMER_DATA A, STHDSN6.TENGRA2.CUST_HIST_DATA B, STHDSN6.TENGRA2.CNUM_HIST_DATA F, STHDSN6.TENGRA2.CNUM_DATA H, STHDSN6.TENGRA2.CUST_ID_HIST_DATA I WHERE F.CURR_CUST_PARTN_ID =:CURR_CUST_PARTN_ID AND F.CNUM_OID =:CNUM_OID AND F.INTVL_START_DATE = (SELECT MAX(INTVL_START_DATE) FROM STHDSN6.TENGRA2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 A.CUST_OID = I.CUST_OID AND B.CUST_PARTN_ID = I.CUST_PARTN_ID AND B.CUST_OID = I.CUST_OID AND B.INTVL_START_DATE = (SELECT MAX(INTVL_START_DATE) FROM STHDSN6.TENGRA2.CUST_HIST_DATA WHERE CUST_PARTN_ID = B.CUST_PARTN_ID AND CUST_OID = B.CUST_OID)",</text:p>
      <text:p text:style-name="P351"><text:s text:c="2"/>"collectionID": "SYSIBMSERVICE",</text:p>
      <text:p text:style-name="P352"><text:s text:c="2"/>"owner": "COMINAT5",</text:p>
      <text:p text:style-name="P353"><text:s text:c="2"/>"validate": "BIND",</text:p>
      <text:p text:style-name="P354"><text:s text:c="2"/>"serviceName": "sos181",</text:p>
      <text:p text:style-name="P355"><text:s text:c="2"/>"description": "sos181 with CURR_CUST_PARTN_ID, CNUM_OID, CUST_ID",</text:p>
      <text:p text:style-name="P356"><text:s text:c="2"/>"requestType": "createService",</text:p>
      <text:p text:style-name="P357"><text:s text:c="2"/>"version": "V1",</text:p>
      <text:p text:style-name="P358"><text:s text:c="2"/>"response": ""</text:p>
      <text:p text:style-name="P359">}<text:tab/></text:p>
      <text:p text:style-name="P360"/>
      <text:p text:style-name="P361">Additional</text:p>
      <text:p text:style-name="P362"/>
      <text:p text:style-name="P363">{</text:p>
      <text:p text:style-name="P364"><text:s text:c="2"/>"dburl": "http://131.116.44.144:1316/services/DB2ServiceManager",</text:p>
      <text:p text:style-name="P365"><text:s text:c="2"/>"username": "a472inb",</text:p>
      <text:p text:style-name="P366"><text:s text:c="2"/>"password": "INblatS2",</text:p>
      <text:p text:style-name="P367"><text:s text:c="2"/>"sqlStmt": “SELECT A.CURR_CUST_ID, B.CUST_OID,CAST(B.CUST_TYPCD AS VARCHAR(10) FOR SBCS DATA) AS CUST_TYPCD , B.BUS_NAME, B.PRSON_FULL_NAME, H.CURR_CNUM_ID, F.INSTN_OID, CAST(A.PRSON_ORG_NM AS VARCHAR(10) FOR SBCS DATA) AS PRSON_ORG_NM, A.CUST_PARTN_ID, A.TS_CUST_ID FROM STHDSN6.TENGRA2.CUSTOMER_DATA A, STHDSN6.TENGRA2.CUST_HIST_DATA B, STHDSN6.TENGRA2.CNUM_HIST_DATA F, STHDSN6.TENGRA2.CNUM_DATA H, STHDSN6.TENGRA2.CUST_ID_HIST_DATA I WHERE F.CURR_CUST_PARTN_ID =:CURR_CUST_PARTN_ID AND F.CNUM_OID =:CNUM_OID AND F.INTVL_START_DATE = (SELECT MAX(INTVL_START_DATE) FROM STHDSN6.TENGRA2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 A.CUST_OID = I.CUST_OID AND B.CUST_PARTN_ID = I.CUST_PARTN_ID AND B.CUST_OID = I.CUST_OID AND B.INTVL_START_DATE = (SELECT MAX(INTVL_START_DATE) FROM STHDSN6.TENGRA2.CUST_HIST_DATA WHERE CUST_PARTN_ID = B.CUST_PARTN_ID AND CUST_OID = B.CUST_OID)",</text:p>
      <text:p text:style-name="P368"><text:s text:c="2"/>"collectionID": "SYSIBMSERVICE",</text:p>
      <text:p text:style-name="P369"><text:s text:c="2"/>"owner": "COMINAT5",</text:p>
      <text:p text:style-name="P370"><text:s text:c="2"/>"validate": "BIND",</text:p>
      <text:soft-page-break/>
      <text:p text:style-name="P371"><text:s text:c="2"/>"serviceName": "sos181x",</text:p>
      <text:p text:style-name="P372"><text:s text:c="2"/>"description": "sos181x with CURR_CUST_PARTN_ID, CNUM_OID, CUST_ID",</text:p>
      <text:p text:style-name="P373"><text:s text:c="2"/>"requestType": "createService",</text:p>
      <text:p text:style-name="P374"><text:s text:c="2"/>"version": "V1",</text:p>
      <text:p text:style-name="P375"><text:s text:c="2"/>"response": ""</text:p>
      <text:p text:style-name="P376">}<text:tab/></text:p>
      <text:p text:style-name="P377"/>
      <text:p text:style-name="P378">/********************************************************************/ <text:s text:c="9"/></text:p>
      <text:p text:style-name="P379">/*Function: fSearchWithItemChargeablenumber*/ <text:s text:c="34"/></text:p>
      <text:p text:style-name="P380">/* BIS1205-Be2: Hämta kolumnen TS_CUST_ID också */ <text:s text:c="29"/></text:p>
      <text:p text:style-name="P381">/********************************************************************/ <text:s text:c="9"/></text:p>
      <text:p text:style-name="P382">{</text:p>
      <text:p text:style-name="P383"><text:s text:c="2"/>"dburl": "http://131.116.44.144:1316/services/DB2ServiceManager",</text:p>
      <text:p text:style-name="P384"><text:s text:c="2"/>"username": "a472inb",</text:p>
      <text:p text:style-name="P385"><text:s text:c="2"/>"password": "INblatS2",</text:p>
      <text:p text:style-name="P386"><text:s text:c="2"/>"sqlStmt": "SELECT A.CURR_CUST_ID,B.CUST_OID, CAST(B.CUST_TYPCD AS VARCHAR(4) FOR SBCS DATA) AS CUST_TYPCD, B.BUS_NAME, B.PRSON_FULL_NAME, C.CURR_BACCT_ID,C.BACCT_OID, H.CURR_CNUM_ID, F.INSTN_OID, CAST(A.PRSON_ORG_NM AS VARCHAR(14) FOR SBCS DATA) AS PRSON_ORG_NM, A.CUST_PARTN_ID, C.BACCT_PARTN_ID, A.TS_CUST_ID FROM <text:s/>STHDSN6.TENGRA2.CUSTOMER_DATA A, STHDSN6.TENGRA2.CUST_HIST_DATA B, STHDSN6.TENGRA2.BACCT_DATA C, STHDSN6.TENGRA2.CNUM_HIST_DATA F, STHDSN6.TENGRA2.CNUM_DATA H, STHDSN6.TENGRA2.CUST_ID_HIST_DATA I, STHDSN6.TENGRA2.BACCT_HIST_DATA J WHERE F.CURR_CUST_PARTN_ID=:CURR_CUST_PARTN_ID AND F.CNUM_OID=:CNUM_OID AND <text:s/>F.INTVL_START_DATE = (SELECT MAX(INTVL_START_DATE) FROM <text:s text:c="3"/>STHDSN6.TENGRA2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6.TENGRA2.CUST_ID_HIST_DATA WHERE CUST_ID = I.CUST_ID) AND A.CUST_PARTN_ID = I.CUST_PARTN_ID AND A.CUST_OID = I.CUST_OID AND <text:s/>B.CUST_PARTN_ID = I.CUST_PARTN_ID AND <text:s text:c="7"/>B.CUST_OID=I.CUST_OID AND <text:s/>B.INTVL_START_DATE= (SELECT MAX(INTVL_START_DATE) FROM <text:s text:c="3"/>STHDSN6.TENGRA2.CUST_HIST_DATA WHERE <text:s text:c="3"/>CUST_PARTN_ID = B.CUST_PARTN_ID AND <text:s text:c="5"/>CUST_OID=B.CUST_OID) AND J.CUST_OID = I.CUST_OID AND J.INTVL_START_DATE = (SELECT MAX (INTVL_START_DATE) FROM <text:s text:c="3"/>STHDSN6.TENGRA2.BACCT_HIST_DATA WHERE <text:s text:c="3"/>CUST_OID = J.CUST_OID AND <text:s text:c="5"/>BACCT_OID = J.BACCT_OID) AND C.BACCT_PARTN_ID = J.BACCT_PARTN_ID AND C.BACCT_OID = J.BACCT_OID AND C.CURR_BACCT_ID =:CURR_BACCT_ID",</text:p>
      <text:p text:style-name="P387"><text:s text:c="2"/>"collectionID": "SYSIBMSERVICE",</text:p>
      <text:p text:style-name="P388"><text:s text:c="2"/>"owner": "COMINAT5",</text:p>
      <text:p text:style-name="P389"><text:s text:c="2"/>"validate": "BIND",</text:p>
      <text:p text:style-name="P390"><text:s text:c="2"/>"serviceName": "sos182",</text:p>
      <text:p text:style-name="P391"><text:s text:c="2"/>"description": "sos182 with CURR_CUST_PARTN_ID, CNUM_OID, CUST_ID, CURR_BACCT_ID",</text:p>
      <text:p text:style-name="P392"><text:s text:c="2"/>"requestType": "createService",</text:p>
      <text:p text:style-name="P393"><text:s text:c="2"/>"version": "V1",</text:p>
      <text:p text:style-name="P394"><text:s text:c="2"/>"response": ""</text:p>
      <text:p text:style-name="P395">}<text:tab/></text:p>
      <text:p text:style-name="P396"/>
      <text:p text:style-name="P397"/>
      <text:p text:style-name="P398"/>
      <text:p text:style-name="P399"/>
      <text:p text:style-name="P400">{</text:p>
      <text:p text:style-name="P401"><text:s text:c="2"/>"dburl": "http://131.116.44.144:1316/services/DB2ServiceManager",</text:p>
      <text:soft-page-break/>
      <text:p text:style-name="P402"><text:s text:c="2"/>"username": "a472inb",</text:p>
      <text:p text:style-name="P403"><text:s text:c="2"/>"password": "INblatS2",</text:p>
      <text:p text:style-name="P404"><text:s text:c="2"/>"sqlStmt": "SELECT A.CURR_CUST_ID,B.CUST_OID, CAST(B.CUST_TYPCD AS VARCHAR(4) FOR SBCS DATA) AS CUST_TYPCD, B.BUS_NAME, B.PRSON_FULL_NAME, C.CURR_BACCT_ID,C.BACCT_OID, H.CURR_CNUM_ID, F.INSTN_OID, CAST(A.PRSON_ORG_NM AS VARCHAR(14) FOR SBCS DATA) AS PRSON_ORG_NM, A.CUST_PARTN_ID, C.BACCT_PARTN_ID, A.TS_CUST_ID FROM <text:s/>STHDSN6.TENGRA2.CUSTOMER_DATA A, STHDSN6.TENGRA2.CUST_HIST_DATA B, STHDSN6.TENGRA2.BACCT_DATA C, STHDSN6.TENGRA2.CNUM_HIST_DATA F, STHDSN6.TENGRA2.CNUM_DATA H, STHDSN6.TENGRA2.CUST_ID_HIST_DATA I, STHDSN6.TENGRA2.BACCT_HIST_DATA J WHERE F.CURR_CUST_PARTN_ID=:CURR_CUST_PARTN_ID AND F.CNUM_OID=:CNUM_OID AND <text:s/>F.INTVL_START_DATE = (SELECT MAX(INTVL_START_DATE) FROM <text:s text:c="3"/>STHDSN6.TENGRA2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6.TENGRA2.CUST_ID_HIST_DATA WHERE CUST_ID = I.CUST_ID) AND A.CUST_PARTN_ID = I.CUST_PARTN_ID AND A.CUST_OID = I.CUST_OID AND <text:s/>B.CUST_PARTN_ID = I.CUST_PARTN_ID AND <text:s text:c="7"/>B.CUST_OID=I.CUST_OID AND <text:s/>B.INTVL_START_DATE= (SELECT MAX(INTVL_START_DATE) FROM <text:s text:c="3"/>STHDSN6.TENGRA2.CUST_HIST_DATA WHERE <text:s text:c="3"/>CUST_PARTN_ID = B.CUST_PARTN_ID AND <text:s text:c="5"/>CUST_OID=B.CUST_OID) AND J.CUST_OID = I.CUST_OID AND J.INTVL_START_DATE = (SELECT MAX (INTVL_START_DATE) FROM <text:s text:c="3"/>STHDSN6.TENGRA2.BACCT_HIST_DATA WHERE <text:s text:c="3"/>CUST_OID = J.CUST_OID AND <text:s text:c="5"/>BACCT_OID = J.BACCT_OID) AND C.BACCT_PARTN_ID = J.BACCT_PARTN_ID AND C.BACCT_OID = J.BACCT_OID AND C.CURR_BACCT_ID =:CURR_BACCT_ID",</text:p>
      <text:p text:style-name="P405"><text:s text:c="2"/>"collectionID": "SYSIBMSERVICE",</text:p>
      <text:p text:style-name="P406"><text:s text:c="2"/>"owner": "COMINAT5",</text:p>
      <text:p text:style-name="P407"><text:s text:c="2"/>"validate": "BIND",</text:p>
      <text:p text:style-name="P408"><text:s text:c="2"/>"serviceName": "sos182x",</text:p>
      <text:p text:style-name="P409"><text:s text:c="2"/>"description": "sos182x with CURR_CUST_PARTN_ID, CNUM_OID, CUST_ID, CURR_BACCT_ID",</text:p>
      <text:p text:style-name="P410"><text:s text:c="2"/>"requestType": "createService",</text:p>
      <text:p text:style-name="P411"><text:s text:c="2"/>"version": "V1",</text:p>
      <text:p text:style-name="P412"><text:s text:c="2"/>"response": ""</text:p>
      <text:p text:style-name="P413">}</text:p>
      <text:p text:style-name="P414"/>
      <text:p text:style-name="P415"/>
      <text:p text:style-name="P416">/*********************************************************************/ <text:s text:c="8"/></text:p>
      <text:p text:style-name="P417">/*Function: fSearchWithItemChargeablenumber <text:s text:c="25"/>*/ <text:s text:c="8"/></text:p>
      <text:p text:style-name="P418">/*Description: Retrieves customer and customer name as well as invoice account */</text:p>
      <text:p text:style-name="P419">/* data in database, using selected Installation as search term */ <text:s text:c="8"/></text:p>
      <text:p text:style-name="P420">/*********************************************************************/ <text:s text:c="3"/></text:p>
      <text:p text:style-name="P421"/>
      <text:p text:style-name="P422">SOS18 service Request</text:p>
      <text:p text:style-name="P423"/>
      <text:p text:style-name="P424">{</text:p>
      <text:p text:style-name="P425"><text:s text:c="2"/>"dburl": "http://131.116.44.144:1316/services/DB2ServiceManager",</text:p>
      <text:p text:style-name="P426"><text:s text:c="2"/>"username": "a472inb",</text:p>
      <text:p text:style-name="P427"><text:s text:c="2"/>"password": "INblatS2",</text:p>
      <text:p text:style-name="P428"><text:s text:c="2"/>"sqlStmt": "SELECT A.CURR_CUST_ID, B.CUST_OID,CAST(B.CUST_TYPCD AS VARCHAR(10) FOR SBCS DATA) AS CUST_TYPCD, B.BUS_NAME, B.PRSON_FULL_NAME, C.CURR_BACCT_ID, C.BACCT_OID, H.CURR_CNUM_ID, F.INSTN_OID,CAST(A.PRSON_ORG_NM AS VARCHAR(10) FOR SBCS DATA) AS PRSON_ORG_NM, A.CUST_PARTN_ID, C.BACCT_PARTN_ID FROM STHDSN6.TENGRA2.CUSTOMER_DATA A, STHDSN6.TENGRA2.CUST_HIST_DATA B,<text:s/><text:soft-page-break/>STHDSN6.TENGRA2.BACCT_DATA C, STHDSN6.TENGRA2.CNUM_HIST_DATA F, STHDSN6.TENGRA2.CNUM_DATA H, STHDSN6.TENGRA2.CUST_ID_HIST_DATA I, STHDSN6.TENGRA2.BACCT_HIST_DATA J WHERE F.CNUM_OID != :CNUM_OID AND <text:s text:c="2"/>F.INTVL_START_DATE= (SELECT MAX(INTVL_START_DATE) FROM <text:s text:c="2"/>STHDSN6.TENGRA2.CNUM_HIST_DATA WHERE <text:s text:c="2"/>CURR_CUST_PARTN_ID = F.CURR_CUST_PARTN_ID AND <text:s text:c="4"/>CNUM_OID = F.CNUM_OID) AND <text:s/>(H.CNUM_OID=F.OWN_CNUM_OID OR <text:s text:c="2"/>(H.CNUM_OID = F.CNUM_OID AND <text:s/>F.OWN_CNUM_OID = 0)) AND <text:s/>I.CUST_ID = :CUST_ID AND <text:s/>I.INTVL_START_DATE = (SELECT MAX(INTVL_START_DATE) FROM <text:s text:c="2"/>STHDSN6.TENGRA2.CUST_ID_HIST_DATA WHERE <text:s text:c="2"/>CUST_ID = I.CUST_ID) AND <text:s text:c="2"/>A.CUST_PARTN_ID = I.CUST_PARTN_ID AND <text:s text:c="2"/>A.CUST_OID = I.CUST_OID AND <text:s text:c="2"/>B.CUST_PARTN_ID = I.CUST_PARTN_ID AND <text:s text:c="2"/>B.CUST_OID=I.CUST_OID AND <text:s text:c="2"/>B.INTVL_START_DATE= (SELECT MAX(INTVL_START_DATE) FROM <text:s text:c="2"/>STHDSN6.TENGRA2.CUST_HIST_DATA WHERE <text:s text:c="2"/>CUST_PARTN_ID = B.CUST_PARTN_ID AND <text:s text:c="4"/>CUST_OID=B.CUST_OID) AND <text:s/>J.CUST_OID = I.CUST_OID AND <text:s/>J.INTVL_START_DATE = (SELECT MAX (INTVL_START_DATE) FROM <text:s text:c="2"/>STHDSN6.TENGRA2.BACCT_HIST_DATA WHERE <text:s text:c="2"/>CUST_OID = J.CUST_OID AND <text:s/>BACCT_OID = J.BACCT_OID) AND <text:s/>C.BACCT_PARTN_ID = J.BACCT_PARTN_ID AND <text:s/>C.BACCT_OID = J.BACCT_OID AND <text:s/>C.CURR_BACCT_ID = :CURR_BACCT_ID ",</text:p>
      <text:p text:style-name="P429"><text:s text:c="2"/>"collectionID": "SYSIBMSERVICE",</text:p>
      <text:p text:style-name="P430"><text:s text:c="2"/>"owner": "COMINAT5",</text:p>
      <text:p text:style-name="P431"><text:s text:c="2"/>"validate": "BIND",</text:p>
      <text:p text:style-name="P432"><text:s text:c="2"/>"serviceName": "sos18",</text:p>
      <text:p text:style-name="P433"><text:s text:c="2"/>"description": "sos18 with CNUM_OID,CUST_ID,CURR_BACCT_ID",</text:p>
      <text:p text:style-name="P434"><text:s text:c="2"/>"requestType": "createService",</text:p>
      <text:p text:style-name="P435"><text:s text:c="2"/>"version": "V1",</text:p>
      <text:p text:style-name="P436"><text:s text:c="2"/>"response": ""</text:p>
      <text:p text:style-name="P437">}</text:p>
      <text:p text:style-name="P438"/>
      <text:p text:style-name="P439">/*Function: fFillComboboxInvoiceAccount*/</text:p>
      <text:p text:style-name="P440">/* sos131 */</text:p>
      <text:p text:style-name="P441">/* Description: Fills in the invoice account in the existing combo box */</text:p>
      <text:p text:style-name="P442">/* stored in the database, either invoice account for selected customer or */</text:p>
      <text:p text:style-name="P443">/* billing accounts for all customers. Checking if the active field has */</text:p>
      <text:p text:style-name="P444">/* any value assigned and if so save the value in a*/</text:p>
      <text:p text:style-name="P445">/* temporary variable. */</text:p>
      <text:p text:style-name="P446">/* Assigns the variable sBillableAccount if necessary. selected invoice account */</text:p>
      <text:p text:style-name="P447">/* Check if any customer_id has been specified.*/</text:p>
      <text:p text:style-name="P448"/>
      <text:p text:style-name="P449"/>
      <text:p text:style-name="P450"/>
      <text:p text:style-name="P451"/>
      <text:p text:style-name="P452">SOS131 service Request</text:p>
      <text:p text:style-name="P453"/>
      <text:p text:style-name="P454"/>
      <text:p text:style-name="P455">{</text:p>
      <text:p text:style-name="P456"><text:s text:c="2"/>"dburl": "http://131.116.44.144:1316/services/DB2ServiceManager",</text:p>
      <text:p text:style-name="P457"><text:s text:c="2"/>"username": "a472inb",</text:p>
      <text:p text:style-name="P458"><text:s text:c="2"/>"password": "INblatS2",</text:p>
      <text:p text:style-name="P459"><text:s text:c="2"/>"sqlStmt": "SELECT E.CURR_BACCT_ID,CHAR(E.EFFEC_STOP_DATE,ISO), E.CURR_CUST_OID AS ECURR_CUST_OID ,A.CURR_CUST_OID AS ACURR_CUST_OID,E.CURR_CUST_PARTN_ID AS ECURR_CUST_PARTN_ID, A.CURR_CUST_PARTN_ID AS ACURR_CUST_PARTN_ID FROM <text:s/>STHDSN6.TENGRA2.CNUM_ID_HIST_DATA A, STHDSN6.TENGRA2.GUIDE_RULE_DATA B, STHDSN6.TENGRA2.BACCT_DATA E WHERE <text:s/>CAST(A.CNUM_ID AS VARCHAR(14) FOR SBCS DATA) =:CNUM_ID AND A.CURR_CUST_OID=:CURR_CUST_OID AND B.GDRL_ENT_OID = A.CNUM_OID AND<text:s/><text:soft-page-break/>B.GDRL_LVL_USE_IND = 'H' AND E.BACCT_PARTN_ID = B.BACCT_PARTN_ID AND E.BACCT_OID = B.BACCT_OID UNION SELECT E.CURR_BACCT_ID,CHAR(E.EFFEC_STOP_DATE,ISO), E.CURR_CUST_OID AS ECURR_CUST_OID ,A.CURR_CUST_OID AS ACURR_CUST_OID,E.CURR_CUST_PARTN_ID AS ECURR_CUST_PARTN_ID, A.CURR_CUST_PARTN_ID AS ACURR_CUST_PARTN_ID FROM <text:s text:c="2"/>STHDSN6.TENGRA2.CNUM_ID_HIST_DATA A, STHDSN6.TENGRA2.RECUR_ITEM_DATA C,STHDSN6.TENGRA2.BACCT_DATA E WHERE CAST(A.CNUM_ID AS VARCHAR(14) FOR SBCS DATA)=:CNUM_ID AND A.CURR_CUST_OID =:CURR_CUST_OID AND C.RLTD_CUST_OID = A.CURR_CUST_OID AND C.RLTD_INSTN_OID = A.CURR_INSTN_OID AND C.RLTD_INSLC_OID = A.CURR_INSLC_OID AND C.RLTD_CNUM_OID = A.CNUM_OID AND C.RLTD_ENT_IND = 'H' AND E.BACCT_PARTN_ID = C.BACCT_PARTN_ID AND E.BACCT_OID = C.CURR_BACCT_OID UNION SELECT E.CURR_BACCT_ID ,CHAR(E.EFFEC_STOP_DATE,ISO), E.CURR_CUST_OID AS ECURR_CUST_OID ,A.CURR_CUST_OID AS ACURR_CUST_OID,E.CURR_CUST_PARTN_ID AS ECURR_CUST_PARTN_ID, A.CURR_CUST_PARTN_ID AS ACURR_CUST_PARTN_ID FROM STHDSN6.TENGRA2.CNUM_ID_HIST_DATA A, STHDSN6.TENGRA2.MISC_BLLITM_DATA D,STHDSN6.TENGRA2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60"><text:s text:c="2"/>"collectionID": "SYSIBMSERVICE",</text:p>
      <text:p text:style-name="P461"><text:s text:c="2"/>"owner": "COMINAT5",</text:p>
      <text:p text:style-name="P462"><text:s text:c="2"/>"validate": "BIND",</text:p>
      <text:p text:style-name="P463"><text:s text:c="2"/>"serviceName": "sos131",</text:p>
      <text:p text:style-name="P464"><text:s text:c="2"/>"description": "sos131 with CNUM_ID, CURR_CUST_OID",</text:p>
      <text:p text:style-name="P465"><text:s text:c="2"/>"requestType": "createService",</text:p>
      <text:p text:style-name="P466"><text:s text:c="2"/>"version": "V1",</text:p>
      <text:p text:style-name="P467"><text:s text:c="2"/>"response": ""</text:p>
      <text:p text:style-name="P468">}</text:p>
      <text:p text:style-name="P469"/>
      <text:p text:style-name="P470"/>
      <text:p text:style-name="P471"/>
      <text:p text:style-name="P472">Additional:</text:p>
      <text:p text:style-name="P473"/>
      <text:p text:style-name="P474">{</text:p>
      <text:p text:style-name="P475"><text:s text:c="2"/>"dburl": "http://131.116.44.144:1316/services/DB2ServiceManager",</text:p>
      <text:p text:style-name="P476"><text:s text:c="2"/>"username": "a472inb",</text:p>
      <text:p text:style-name="P477"><text:s text:c="2"/>"password": "INblatS2",</text:p>
      <text:p text:style-name="P478"><text:s text:c="2"/>"sqlStmt": " SELECT E.CURR_BACCT_ID,CHAR(E.EFFEC_STOP_DATE,ISO), E.CURR_CUST_OID AS ECURR_CUST_OID ,A.CURR_CUST_OID AS ACURR_CUST_OID,E.CURR_CUST_PARTN_ID AS ECURR_CUST_PARTN_ID, A.CURR_CUST_PARTN_ID AS ACURR_CUST_PARTN_ID FROM <text:s/>STHDSN6.TENGRA2.CNUM_ID_HIST_DATA A, STHDSN6.TENGRA2.GUIDE_RULE_DATA B, STHDSN6.TENGRA2.BACCT_DATA E WHERE <text:s/>CAST(A.CNUM_ID AS VARCHAR(14) FOR SBCS DATA) =:CNUM_ID AND A.CURR_CUST_OID=:CURR_CUST_OID AND B.GDRL_ENT_OID = A.CNUM_OID AND B.GDRL_LVL_USE_IND = 'H' AND E.BACCT_PARTN_ID = B.BACCT_PARTN_ID AND E.BACCT_OID = B.BACCT_OID UNION SELECT E.CURR_BACCT_ID,CHAR(E.EFFEC_STOP_DATE,ISO), E.CURR_CUST_OID AS ECURR_CUST_OID ,A.CURR_CUST_OID AS ACURR_CUST_OID,E.CURR_CUST_PARTN_ID AS ECURR_CUST_PARTN_ID, A.CURR_CUST_PARTN_ID AS ACURR_CUST_PARTN_ID FROM <text:s text:c="2"/>STHDSN6.TENGRA2.CNUM_ID_HIST_DATA A, STHDSN6.TENGRA2.RECUR_ITEM_DATA C,STHDSN6.TENGRA2.BACCT_DATA E WHERE CAST(A.CNUM_ID AS VARCHAR(14) FOR SBCS DATA)=:CNUM_ID AND A.CURR_CUST_OID =:CURR_CUST_OID AND C.RLTD_CUST_OID = A.CURR_CUST_OID AND C.RLTD_INSTN_OID = A.CURR_INSTN_OID AND C.RLTD_INSLC_OID = A.CURR_INSLC_OID AND C.RLTD_CNUM_OID = A.CNUM_OID AND C.RLTD_ENT_IND = 'H' AND<text:s/><text:soft-page-break/>E.BACCT_PARTN_ID = C.BACCT_PARTN_ID AND E.BACCT_OID = C.CURR_BACCT_OID UNION SELECT E.CURR_BACCT_ID ,CHAR(E.EFFEC_STOP_DATE,ISO), E.CURR_CUST_OID AS ECURR_CUST_OID ,A.CURR_CUST_OID AS ACURR_CUST_OID,E.CURR_CUST_PARTN_ID AS ECURR_CUST_PARTN_ID, A.CURR_CUST_PARTN_ID AS ACURR_CUST_PARTN_ID FROM STHDSN6.TENGRA2.CNUM_ID_HIST_DATA A, STHDSN6.TENGRA2.MISC_BLLITM_DATA D,STHDSN6.TENGRA2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79"><text:s text:c="2"/>"collectionID": "SYSIBMSERVICE",</text:p>
      <text:p text:style-name="P480"><text:s text:c="2"/>"owner": "COMINAT5",</text:p>
      <text:p text:style-name="P481"><text:s text:c="2"/>"validate": "BIND",</text:p>
      <text:p text:style-name="P482"><text:s text:c="2"/>"serviceName": "sos131x",</text:p>
      <text:p text:style-name="P483"><text:s text:c="2"/>"description": "sos131x with CNUM_ID, CURR_CUST_OID",</text:p>
      <text:p text:style-name="P484"><text:s text:c="2"/>"requestType": "createService",</text:p>
      <text:p text:style-name="P485"><text:s text:c="2"/>"version": "V1",</text:p>
      <text:p text:style-name="P486"><text:s text:c="2"/>"response": ""</text:p>
      <text:p text:style-name="P487">}</text:p>
      <text:p text:style-name="P488"/>
      <text:p text:style-name="P489">/************************************************ **********************/</text:p>
      <text:p text:style-name="P490">/*Data Field: dfChargeableNumber */</text:p>
      <text:p text:style-name="P491">/*On SAM_Validate */</text:p>
      <text:p text:style-name="P492">/* Format for letters or numbers, as modified for teleconferencing*/</text:p>
      <text:p text:style-name="P493">/*Conversion to uppercase via SalStrUpperX. NOTE all searches */</text:p>
      <text:p text:style-name="P494">/*against database is done with uppercase letters */</text:p>
      <text:p text:style-name="P495">/*Change of specification for Alpha ADSL- Privat HAN9104-Be1 */</text:p>
      <text:p text:style-name="P496">/*Alphanumeric character as "Chargeable Number" for Called */</text:p>
      <text:p text:style-name="P497">/*Internet connection, Requirement 5.1:17 */</text:p>
      <text:p text:style-name="P498">/*Ordered by Lars Petterson 2003-03-03 */</text:p>
      <text:p text:style-name="P499">/************************************************ **********************/</text:p>
      <text:p text:style-name="P500"/>
      <text:p text:style-name="P501">SOS05 service Request</text:p>
      <text:p text:style-name="P502"/>
      <text:p text:style-name="P503"/>
      <text:p text:style-name="P504">{</text:p>
      <text:p text:style-name="P505"><text:s text:c="2"/>"dburl": "http://131.116.44.144:1316/services/DB2ServiceManager",</text:p>
      <text:p text:style-name="P506"><text:s text:c="2"/>"username": "a472inb",</text:p>
      <text:p text:style-name="P507"><text:s text:c="2"/>"password": "INblatS2",</text:p>
      <text:p text:style-name="P508"><text:s text:c="2"/>"sqlStmt": " SELECT <text:s text:c="4"/>A.CURR_CUST_ID, CAST(A.PRSON_ORG_NM <text:s/>AS VARCHAR(10) FOR SBCS DATA) AS PRSON_ORG_NM,CAST(B.CUST_CATLG_COD <text:s/>AS VARCHAR(10) FOR SBCS DATA) AS CUST_CATLG_COD <text:s/>FROM <text:s text:c="5"/>STHDSN6.TENGRA2.CUSTOMER_DATA A, STHDSN6.TENGRA2.CUST_HIST_DATA B WHERE <text:s text:c="5"/>A.CUST_OID = :CUST_OID AND <text:s text:c="7"/>B.CUST_PARTN_ID = A.CUST_PARTN_ID AND <text:s text:c="7"/>B.CUST_OID = A.CUST_OID AND <text:s text:c="7"/>B.INTVL_START_DATE = (SELECT MAX(INTVL_START_DATE) FROM <text:s text:c="2"/>STHDSN6.TENGRA2.CUST_HIST_DATA WHERE <text:s text:c="2"/>CUST_PARTN_ID = B.CUST_PARTN_ID AND <text:s text:c="4"/>CUST_OID = B.CUST_OID)",</text:p>
      <text:p text:style-name="P509"><text:s text:c="2"/>"collectionID": "SYSIBMSERVICE",</text:p>
      <text:p text:style-name="P510"><text:s text:c="2"/>"owner": "COMINAT5",</text:p>
      <text:p text:style-name="P511"><text:s text:c="2"/>"validate": "BIND",</text:p>
      <text:p text:style-name="P512"><text:s text:c="2"/>"serviceName": "sos05",</text:p>
      <text:p text:style-name="P513"><text:s text:c="2"/>"description": "sos05 with CUST_OID",</text:p>
      <text:soft-page-break/>
      <text:p text:style-name="P514"><text:s text:c="2"/>"requestType": "createService",</text:p>
      <text:p text:style-name="P515"><text:s text:c="2"/>"version": "V1",</text:p>
      <text:p text:style-name="P516"><text:s text:c="2"/>"response": ""</text:p>
      <text:p text:style-name="P517">}</text:p>
      <text:p text:style-name="P518"/>
      <text:p text:style-name="P519">{</text:p>
      <text:p text:style-name="P520"><text:s text:c="2"/>"dburl": "http://131.116.44.144:1316/services/DB2ServiceManager",</text:p>
      <text:p text:style-name="P521"><text:s text:c="2"/>"username": "a472inb",</text:p>
      <text:p text:style-name="P522"><text:s text:c="2"/>"password": "INblatS2",</text:p>
      <text:p text:style-name="P523"><text:s text:c="2"/>"sqlStmt": " SELECT <text:s text:c="4"/>A.CURR_CUST_ID, CAST(A.PRSON_ORG_NM <text:s/>AS VARCHAR(10) FOR SBCS DATA) AS PRSON_ORG_NM,CAST(B.CUST_CATLG_COD <text:s/>AS VARCHAR(10) FOR SBCS DATA) AS CUST_CATLG_COD <text:s/>FROM <text:s text:c="5"/>STHDSN6.TENGRA2.CUSTOMER_DATA A, STHDSN6.TENGRA2.CUST_HIST_DATA B WHERE <text:s text:c="5"/>A.CUST_OID = :CUST_OID AND <text:s text:c="7"/>B.CUST_PARTN_ID = A.CUST_PARTN_ID AND <text:s text:c="7"/>B.CUST_OID = A.CUST_OID AND <text:s text:c="7"/>B.INTVL_START_DATE = (SELECT MAX(INTVL_START_DATE) FROM <text:s text:c="2"/>STHDSN6.TENGRA2.CUST_HIST_DATA WHERE <text:s text:c="2"/>CUST_PARTN_ID = B.CUST_PARTN_ID AND <text:s text:c="4"/>CUST_OID = B.CUST_OID)",</text:p>
      <text:p text:style-name="P524"><text:s text:c="2"/>"collectionID": "SYSIBMSERVICE",</text:p>
      <text:p text:style-name="P525"><text:s text:c="2"/>"owner": "COMINAT5",</text:p>
      <text:p text:style-name="P526"><text:s text:c="2"/>"validate": "BIND",</text:p>
      <text:p text:style-name="P527"><text:s text:c="2"/>"serviceName": "sos05x",</text:p>
      <text:p text:style-name="P528"><text:s text:c="2"/>"description": "sos05x with CUST_OID",</text:p>
      <text:p text:style-name="P529"><text:s text:c="2"/>"requestType": "createService",</text:p>
      <text:p text:style-name="P530"><text:s text:c="2"/>"version": "V1",</text:p>
      <text:p text:style-name="P531"><text:s text:c="2"/>"response": ""</text:p>
      <text:p text:style-name="P532">}</text:p>
      <text:p text:style-name="P533"/>
      <text:p text:style-name="P534"/>
      <text:p text:style-name="P535">/************************************/</text:p>
      <text:p text:style-name="P536">Sos10- Search page</text:p>
      <text:p text:style-name="P537">/***********************************/</text:p>
      <text:p text:style-name="P538"/>
      <text:p text:style-name="P539"/>
      <text:p text:style-name="P540"/>
      <text:p text:style-name="P541"><text:span text:style-name="T542">{</text:span><text:span text:style-name="T543"><text:s/></text:span></text:p>
      <text:p text:style-name="P544"><text:s text:c="2"/>"dburl": "http://131.116.44.144:1316/services/DB2ServiceManager",</text:p>
      <text:p text:style-name="P545"><text:s text:c="2"/>"username": "a472inb",</text:p>
      <text:p text:style-name="P546"><text:s text:c="2"/>"password": "INblatS2",</text:p>
      <text:p text:style-name="P547"><text:s text:c="2"/>"sqlStmt": "SELECT <text:s/>A.CURR_CUST_ID,CAST(A.PRSON_ORG_NM <text:s/>AS VARCHAR(15) FOR SBCS DATA) AS PRSON_ORG_NM , CAST(B.CUST_CATLG_COD <text:s/>AS VARCHAR(10) FOR SBCS DATA) AS CUST_CATLG_COD FROM <text:s/>STHDSN6.TENGRA2.CUSTOMER_DATA A, STHDSN6.TENGRA2.CUST_HIST_DATA B WHERE <text:s text:c="2"/>A.CUST_OID =:CUST_OID AND <text:s/>B.CUST_PARTN_ID = A.CUST_PARTN_ID AND <text:s/>B.CUST_OID = A.CUST_OID",</text:p>
      <text:p text:style-name="P548"><text:s text:c="2"/>"collectionID": "SYSIBMSERVICE",</text:p>
      <text:p text:style-name="P549"><text:s text:c="2"/>"owner": "COMINAT5",</text:p>
      <text:p text:style-name="P550"><text:s text:c="2"/>"validate": "BIND",</text:p>
      <text:p text:style-name="P551"><text:s text:c="2"/>"serviceName": "sos10",</text:p>
      <text:p text:style-name="P552"><text:s text:c="2"/>"description": "sos10 with CUST_OID",</text:p>
      <text:p text:style-name="P553"><text:s text:c="2"/>"requestType": "createService",</text:p>
      <text:p text:style-name="P554"><text:s text:c="2"/>"version": "V1",</text:p>
      <text:p text:style-name="P555"><text:s text:c="2"/>"response": ""</text:p>
      <text:p text:style-name="P556">}</text:p>
      <text:p text:style-name="P557"/>
      <text:p text:style-name="P558">Additional</text:p>
      <text:p text:style-name="P559"/>
      <text:p text:style-name="P560">{</text:p>
      <text:p text:style-name="P561"><text:s text:c="2"/>"dburl": "http://131.116.44.144:1316/services/DB2ServiceManager",</text:p>
      <text:p text:style-name="P562"><text:s text:c="2"/>"username": "a472inb",</text:p>
      <text:p text:style-name="P563"><text:s text:c="2"/>"password": "INblatS2",</text:p>
      <text:p text:style-name="P564"><text:s text:c="2"/>"sqlStmt": "SELECT <text:s/>A.CURR_CUST_ID,CAST(A.PRSON_ORG_NM <text:s/>AS VARCHAR(15) FOR SBCS DATA) AS PRSON_ORG_NM , CAST(B.CUST_CATLG_COD <text:s/>AS VARCHAR(10) FOR SBCS DATA) AS CUST_CATLG_COD FROM <text:s/>STHDSN6.TENGRA2.CUSTOMER_DATA A, STHDSN6.TENGRA2.CUST_HIST_DATA B WHERE <text:s text:c="2"/>A.CUST_OID =:CUST_OID AND <text:s/>B.CUST_PARTN_ID = A.CUST_PARTN_ID AND <text:s/>B.CUST_OID = A.CUST_OID",</text:p>
      <text:p text:style-name="P565"><text:s text:c="2"/>"collectionID": "SYSIBMSERVICE",</text:p>
      <text:p text:style-name="P566"><text:s text:c="2"/>"owner": "COMINAT5",</text:p>
      <text:p text:style-name="P567"><text:s text:c="2"/>"validate": "BIND",</text:p>
      <text:p text:style-name="P568"><text:s text:c="2"/>"serviceName": "sos10x",</text:p>
      <text:p text:style-name="P569"><text:s text:c="2"/>"description": "sos10x with CUST_OID",</text:p>
      <text:p text:style-name="P570"><text:s text:c="2"/>"requestType": "createService",</text:p>
      <text:p text:style-name="P571"><text:s text:c="2"/>"version": "V1",</text:p>
      <text:p text:style-name="P572"><text:s text:c="2"/>"response": ""</text:p>
      <text:p text:style-name="P573">}</text:p>
      <text:p text:style-name="P574"/>
      <text:p text:style-name="P575"/>
      <text:p text:style-name="P576">/***************************************************************/ <text:s text:c="14"/></text:p>
      <text:p text:style-name="P577">/*Data Field: dfInstallationID <text:s text:c="32"/>*/ <text:s text:c="14"/></text:p>
      <text:p text:style-name="P578">/*On SAM_Validate <text:s text:c="32"/>sos06 <text:s text:c="12"/>*/ <text:s text:c="14"/></text:p>
      <text:p text:style-name="P579">/***************************************************************/ <text:s text:c="3"/></text:p>
      <text:p text:style-name="P580"/>
      <text:p text:style-name="P581">{</text:p>
      <text:p text:style-name="P582"><text:s text:c="2"/>"dburl": "http://131.116.44.144:1316/services/DB2ServiceManager",</text:p>
      <text:p text:style-name="P583"><text:s text:c="2"/>"username": "a472inb",</text:p>
      <text:p text:style-name="P584"><text:s text:c="2"/>"password": "INblatS2",</text:p>
      <text:p text:style-name="P585"><text:span text:style-name="T586"><text:s text:c="2"/>"sqlStmt": "SELECT C.CUST_PARTN_ID,C.CUST_OID, C.CURR_CUST_ID, CAST(C.</text:span><text:span text:style-name="T587"><text:s/></text:span><text:span text:style-name="T588">PRSON_ORG_NM <text:s/>AS VARCHAR(14) FOR SBCS DATA) AS</text:span><text:span text:style-name="T589"><text:s/></text:span><text:span text:style-name="T590">PRSON_ORG_NM FROM <text:s/>STHDSN6.TENGRA2.INSTN_ID_HIST_DATA A, STHDSN6.TENGRA2.CUSTOMER_DATA C WHERE <text:s/>CAST(A.INSTN_ID <text:s/>AS VARCHAR(14) FOR SBCS DATA)=:INSTN_ID AND C.CUST_PARTN_ID = A.CURR_CUST_PARTN_ID AND C.CUST_OID = A.CURR_CUST_OID",</text:span></text:p>
      <text:p text:style-name="P591"><text:s text:c="2"/>"collectionID": "SYSIBMSERVICE",</text:p>
      <text:p text:style-name="P592"><text:s text:c="2"/>"owner": "COMINAT5",</text:p>
      <text:p text:style-name="P593"><text:s text:c="2"/>"validate": "BIND",</text:p>
      <text:p text:style-name="P594"><text:s text:c="2"/>"serviceName": "sos06",</text:p>
      <text:p text:style-name="P595"><text:s text:c="2"/>"description": "sos06 with INSTN_ID",</text:p>
      <text:p text:style-name="P596"><text:s text:c="2"/>"requestType": "createService",</text:p>
      <text:p text:style-name="P597"><text:s text:c="2"/>"version": "V1",</text:p>
      <text:p text:style-name="P598"><text:s text:c="2"/>"response": ""</text:p>
      <text:p text:style-name="P599">}</text:p>
      <text:p text:style-name="P600"/>
      <text:p text:style-name="P601"/>
      <text:p text:style-name="P602">/***************************************************************/ <text:s text:c="14"/></text:p>
      <text:p text:style-name="P603">/*Data Field: dfInstallationID <text:s text:c="32"/>*/ <text:s text:c="14"/></text:p>
      <text:p text:style-name="P604"><text:span text:style-name="T605">/*On SAM_Validate <text:s text:c="33"/></text:span><text:span text:style-name="T606">sos063</text:span><text:span text:style-name="T607"><text:s text:c="12"/>*/ <text:s text:c="14"/></text:span></text:p>
      <text:p text:style-name="P608"><text:span text:style-name="T609">/***************************************************************/</text:span><text:span text:style-name="T610"><text:s text:c="4"/></text:span></text:p>
      <text:p text:style-name="P611"/>
      <text:p text:style-name="P612"/>
      <text:p text:style-name="P613">{</text:p>
      <text:p text:style-name="P614"><text:s text:c="2"/>"dburl": "http://131.116.44.144:1316/services/DB2ServiceManager",</text:p>
      <text:p text:style-name="P615"><text:s text:c="2"/>"username": "a472inb",</text:p>
      <text:p text:style-name="P616"><text:s text:c="2"/>"password": "INblatS2",</text:p>
      <text:p text:style-name="P617"><text:s text:c="2"/>"sqlStmt": "SELECT A.CURR_CUST_ID, CAST(A.PRSON_ORG_NM <text:s/>AS VARCHAR(10) FOR SBCS DATA) AS PRSON_ORG_NM FROM <text:s/>STHDSN6.TENGRA2.CUSTOMER_DATA A <text:s/>WHERE <text:s/>A.CUST_OID =:CUST_OID",</text:p>
      <text:p text:style-name="P618"><text:s text:c="2"/>"collectionID": "SYSIBMSERVICE",</text:p>
      <text:p text:style-name="P619"><text:s text:c="2"/>"owner": "COMINAT5",</text:p>
      <text:p text:style-name="P620"><text:s text:c="2"/>"validate": "BIND",</text:p>
      <text:p text:style-name="P621"><text:s text:c="2"/>"serviceName": "sos063",</text:p>
      <text:p text:style-name="P622"><text:s text:c="2"/>"description": "sos063 with CUST_OID",</text:p>
      <text:p text:style-name="P623"><text:s text:c="2"/>"requestType": "createService",</text:p>
      <text:p text:style-name="P624"><text:s text:c="2"/>"version": "V1",</text:p>
      <text:p text:style-name="P625"><text:s text:c="2"/>"response": ""</text:p>
      <text:p text:style-name="P626">}</text:p>
      <text:p text:style-name="P627"/>
      <text:p text:style-name="P628">/***************************************************************/ <text:s text:c="14"/></text:p>
      <text:p text:style-name="P629"><text:span text:style-name="T630">/*Data Field:<text:s/></text:span><text:span text:style-name="T631">DFACTN_OBJ_OID</text:span><text:span text:style-name="T632"><text:s text:c="7"/>*/ <text:s text:c="14"/></text:span></text:p>
      <text:p text:style-name="P633"><text:span text:style-name="T634">/* <text:s text:c="28"/></text:span><text:span text:style-name="T635">sos071</text:span><text:span text:style-name="T636"><text:s text:c="12"/>*/ <text:s text:c="14"/></text:span></text:p>
      <text:p text:style-name="P637"><text:span text:style-name="T638">/***************************************************************/</text:span><text:span text:style-name="T639"><text:s text:c="2"/></text:span></text:p>
      <text:p text:style-name="P640"/>
      <text:p text:style-name="P641"/>
      <text:p text:style-name="P642">{</text:p>
      <text:p text:style-name="P643"><text:s text:c="2"/>"dburl": "http://131.116.44.144:1316/services/DB2ServiceManager",</text:p>
      <text:p text:style-name="P644"><text:span text:style-name="T645"><text:s text:c="2"/></text:span><text:span text:style-name="T646">"username": "a472inb",</text:span></text:p>
      <text:p text:style-name="P647"><text:s text:c="2"/>"password": "INblatS2",</text:p>
      <text:p text:style-name="P648"><text:s text:c="2"/>"requestType": "createService",</text:p>
      <text:p text:style-name="P649"><text:s text:c="2"/>"sqlStmt": "SELECT DFACTN_OBJ_OID FROM STHDSN6.TENGRA2.DEFER_ACTN_DATA WHERE <text:s/>DFACTN_OBJ_TYP_IND ='C' AND <text:s/>DFACTN_OBJ_ID =:DFACTN_OBJ_ID",</text:p>
      <text:p text:style-name="P650"><text:s text:c="2"/>"collectionID": "SYSIBMSERVICE",</text:p>
      <text:p text:style-name="P651"><text:s text:c="2"/>"serviceName": "sos071",</text:p>
      <text:p text:style-name="P652"><text:s text:c="2"/>"description": "sos071 with DFACTN_OBJ_ID",</text:p>
      <text:p text:style-name="P653"><text:s text:c="2"/>"owner": "COMINAT5",</text:p>
      <text:p text:style-name="P654"><text:s text:c="2"/>"validate": "BIND",</text:p>
      <text:p text:style-name="P655"><text:s text:c="2"/>"version": "V1",</text:p>
      <text:p text:style-name="P656"><text:s text:c="2"/>"response": ""</text:p>
      <text:p text:style-name="P657">}</text:p>
      <text:p text:style-name="P658"/>
      <text:p text:style-name="P659"/>
      <text:p text:style-name="P660"/>
      <text:p text:style-name="P661"/>
      <text:p text:style-name="P662">/***************************************************************/ <text:s text:c="14"/></text:p>
      <text:p text:style-name="P663"><text:span text:style-name="T664">/*Data Field:<text:s/></text:span><text:span text:style-name="T665">DFACTN_OBJ_OID</text:span><text:span text:style-name="T666"><text:s text:c="7"/>*/ <text:s text:c="14"/></text:span></text:p>
      <text:p text:style-name="P667"><text:span text:style-name="T668">/* <text:s text:c="28"/></text:span><text:span text:style-name="T669">sos072</text:span><text:span text:style-name="T670"><text:s text:c="11"/>*/ <text:s text:c="14"/></text:span></text:p>
      <text:p text:style-name="P671"><text:span text:style-name="T672">/***************************************************************/</text:span><text:span text:style-name="T673"><text:s text:c="2"/></text:span></text:p>
      <text:p text:style-name="P674"/>
      <text:p text:style-name="P675"/>
      <text:p text:style-name="P676">{</text:p>
      <text:p text:style-name="P677"><text:s text:c="2"/>"dburl": "http://131.116.44.144:1316/services/DB2ServiceManager",</text:p>
      <text:p text:style-name="P678"><text:span text:style-name="T679"><text:s text:c="2"/></text:span><text:span text:style-name="T680">"username": "a472inb",</text:span></text:p>
      <text:soft-page-break/>
      <text:p text:style-name="P681"><text:s text:c="2"/>"password": "INblatS2",</text:p>
      <text:p text:style-name="P682"><text:s text:c="2"/>"requestType": "createService",</text:p>
      <text:p text:style-name="P683"><text:s text:c="2"/>"sqlStmt": "SELECT DFACTN_OBJ_OID FROM STHDSN6.TENGRA2.DEFER_ACTN_DATA WHERE DFACTN_OBJ_TYP_IND ='B' AND <text:s/>DFACTN_OBJ_ID =:DFACTN_OBJ_ID",</text:p>
      <text:p text:style-name="P684"><text:s text:c="2"/>"collectionID": "SYSIBMSERVICE",</text:p>
      <text:p text:style-name="P685"><text:s text:c="2"/>"serviceName": "sos072",</text:p>
      <text:p text:style-name="P686"><text:s text:c="2"/>"description": "sos072 with DFACTN_OBJ_OID",</text:p>
      <text:p text:style-name="P687"><text:s text:c="2"/>"owner": "COMINAT5",</text:p>
      <text:p text:style-name="P688"><text:s text:c="2"/>"validate": "BIND",</text:p>
      <text:p text:style-name="P689"><text:s text:c="2"/>"version": "V1",</text:p>
      <text:p text:style-name="P690"><text:s text:c="2"/>"response": ""</text:p>
      <text:p text:style-name="P691"><text:span text:style-name="T692">}</text:span></text:p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>/***************************************************************/ <text:s text:c="14"/></text:p>
      <text:p text:style-name="P701"><text:span text:style-name="T702">/*Data Field:<text:s/></text:span><text:span text:style-name="T703">DFACTN_OBJ_OID</text:span><text:span text:style-name="T704"><text:s text:c="7"/>*/ <text:s text:c="14"/></text:span></text:p>
      <text:p text:style-name="P705"><text:span text:style-name="T706">/* <text:s text:c="28"/></text:span><text:span text:style-name="T707">sos073</text:span><text:span text:style-name="T708"><text:s text:c="11"/>*/ <text:s text:c="14"/></text:span></text:p>
      <text:p text:style-name="P709"><text:span text:style-name="T710">/***************************************************************/</text:span><text:span text:style-name="T711"><text:s text:c="2"/></text:span></text:p>
      <text:p text:style-name="P712"/>
      <text:p text:style-name="P713"/>
      <text:p text:style-name="P714">{</text:p>
      <text:p text:style-name="P715"><text:s text:c="2"/>"dburl": "http://131.116.44.144:1316/services/DB2ServiceManager",</text:p>
      <text:p text:style-name="P716"><text:span text:style-name="T717"><text:s text:c="2"/></text:span><text:span text:style-name="T718">"username": "a472inb",</text:span></text:p>
      <text:p text:style-name="P719"><text:s text:c="2"/>"password": "INblatS2",</text:p>
      <text:p text:style-name="P720"><text:s text:c="2"/>"requestType": "createService",</text:p>
      <text:p text:style-name="P721"><text:s text:c="2"/>"sqlStmt": "SELECT DFACTN_OBJ_OID FROM STHDSN6.TENGRA2.DEFER_ACTN_DATA WHERE DFACTN_OBJ_TYP_IND ='I' AND <text:s/>DFACTN_OBJ_ID =:DFACTN_OBJ_ID",</text:p>
      <text:p text:style-name="P722"><text:s text:c="2"/>"collectionID": "SYSIBMSERVICE",</text:p>
      <text:p text:style-name="P723"><text:s text:c="2"/>"serviceName": "sos073",</text:p>
      <text:p text:style-name="P724"><text:s text:c="2"/>"description": "sos073 with DFACTN_OBJ_OID",</text:p>
      <text:p text:style-name="P725"><text:s text:c="2"/>"owner": "COMINAT5",</text:p>
      <text:p text:style-name="P726"><text:s text:c="2"/>"validate": "BIND",</text:p>
      <text:p text:style-name="P727"><text:s text:c="2"/>"version": "V1",</text:p>
      <text:p text:style-name="P728"><text:s text:c="2"/>"response": ""</text:p>
      <text:p text:style-name="P729"><text:span text:style-name="T730">}</text:span></text:p>
      <text:p text:style-name="P731"/>
      <text:p text:style-name="P732">/***************************************************************/ <text:s text:c="14"/></text:p>
      <text:p text:style-name="P733"><text:span text:style-name="T734">/*Data Field:<text:s/></text:span><text:span text:style-name="T735">CUST_ID</text:span><text:span text:style-name="T736"><text:s text:c="7"/>*/ <text:s text:c="14"/></text:span></text:p>
      <text:p text:style-name="P737"><text:span text:style-name="T738">/* <text:s text:c="28"/></text:span><text:span text:style-name="T739">sos03</text:span><text:span text:style-name="T740"><text:s text:c="12"/>*/ <text:s text:c="14"/></text:span></text:p>
      <text:p text:style-name="P741"><text:span text:style-name="T742">/***************************************************************/</text:span><text:span text:style-name="T743"><text:s text:c="2"/></text:span></text:p>
      <text:p text:style-name="P744"/>
      <text:p text:style-name="P745">{</text:p>
      <text:p text:style-name="P746"><text:s text:c="2"/>"dburl": "http://131.116.44.144:1316/services/DB2ServiceManager",</text:p>
      <text:p text:style-name="P747"><text:s text:c="2"/>"username": "a472inb",</text:p>
      <text:p text:style-name="P748"><text:s text:c="2"/>"password": "INblatS2",</text:p>
      <text:soft-page-break/>
      <text:p text:style-name="P749"><text:s text:c="2"/>"sqlStmt": "SELECT CAST(CUST_ID AS VARCHAR(14) FOR SBCS DATA) AS CUST_ID <text:s/>FROM <text:s/>STHDSN6.TENGRA2.CUST_ID_HIST_DATA <text:s/>WHERE <text:s text:c="3"/>CAST(CUST_ID AS VARCHAR(14) FOR SBCS DATA) =:CUST_ID",</text:p>
      <text:p text:style-name="P750"><text:s text:c="2"/>"collectionID": "SYSIBMSERVICE",</text:p>
      <text:p text:style-name="P751">"owner": "COMINAT5",</text:p>
      <text:p text:style-name="P752"><text:s text:c="2"/>"validate": "BIND",</text:p>
      <text:p text:style-name="P753"><text:s text:c="2"/>"serviceName": "sos03",</text:p>
      <text:p text:style-name="P754"><text:s text:c="2"/>"description": "sos03 with CUST_ID",</text:p>
      <text:p text:style-name="P755"><text:s text:c="2"/>"requestType": "createService",</text:p>
      <text:p text:style-name="P756"><text:s text:c="2"/>"version": "V1",</text:p>
      <text:p text:style-name="P757"><text:s text:c="2"/>"response": ""</text:p>
      <text:p text:style-name="P758">}</text:p>
      <text:p text:style-name="P759"/>
      <text:p text:style-name="P760"/>
      <text:p text:style-name="P761"/>
      <text:p text:style-name="P762"/>
      <text:p text:style-name="P763"/>
      <text:p text:style-name="P764">/***************************************************************/ <text:s text:c="14"/></text:p>
      <text:p text:style-name="P765"><text:span text:style-name="T766">/*Data Field:<text:s/></text:span><text:span text:style-name="T767">CUST_ID</text:span><text:span text:style-name="T768"><text:s text:c="7"/>*/ <text:s text:c="14"/></text:span></text:p>
      <text:p text:style-name="P769"><text:span text:style-name="T770">/* <text:s text:c="28"/></text:span><text:span text:style-name="T771">sos01</text:span><text:span text:style-name="T772"><text:s text:c="12"/>*/ <text:s text:c="14"/></text:span></text:p>
      <text:p text:style-name="P773"><text:span text:style-name="T774">/***************************************************************/</text:span><text:span text:style-name="T775"><text:s text:c="2"/></text:span></text:p>
      <text:p text:style-name="P776"/>
      <text:p text:style-name="P777"/>
      <text:p text:style-name="P778">{</text:p>
      <text:p text:style-name="P779"><text:s text:c="2"/>"dburl": "http://131.116.44.144:1316/services/DB2ServiceManager",</text:p>
      <text:p text:style-name="P780"><text:span text:style-name="T781"><text:s text:c="2"/>"username": "a472inb",</text:span></text:p>
      <text:p text:style-name="P782"><text:s text:c="2"/>"password": "INblatS2",</text:p>
      <text:p text:style-name="P783"><text:s text:c="2"/>"sqlStmt": "SELECT CAST(C.PRSON_ORG_NM <text:s/>AS VARCHAR(10) FOR SBCS DATA) AS PRSON_ORG_NM, C.CUST_PARTN_ID, C.CUST_OID FROM <text:s/>STHDSN6.TENGRA2.CUST_ID_HIST_DATA A, STHDSN6.TENGRA2.CUSTOMER_DATA C WHERE <text:s/>( <text:s/>CAST(A.CUST_ID <text:s/>AS VARCHAR(14) FOR SBCS DATA) = :CUST_ID and <text:s/>A.INTVL_START_DATE = (SELECT MAX(INTVL_START_DATE) FROM STHDSN6.TENGRA2.CUST_ID_HIST_DATA WHERE <text:s/>CUST_ID = A.CUST_ID)) AND <text:s/>A.CUST_PARTN_ID = C.CUST_PARTN_ID AND <text:s/>A.CUST_OID = C.CUST_OID",</text:p>
      <text:p text:style-name="P784"><text:s text:c="2"/>"collectionID": "SYSIBMSERVICE",</text:p>
      <text:p text:style-name="P785">"owner": "COMINAT5",</text:p>
      <text:p text:style-name="P786"><text:s text:c="2"/>"validate": "BIND",</text:p>
      <text:p text:style-name="P787"><text:s text:c="2"/>"serviceName": "sos01",</text:p>
      <text:p text:style-name="P788"><text:s text:c="2"/>"description": "sos01 with CUST_ID",</text:p>
      <text:p text:style-name="P789"><text:s text:c="2"/>"requestType": "createService",</text:p>
      <text:p text:style-name="P790"><text:s text:c="2"/>"version": "V1",</text:p>
      <text:p text:style-name="P791"><text:s text:c="2"/>"response": ""</text:p>
      <text:p text:style-name="P792">}<text:tab/><text:s text:c="3"/></text:p>
      <text:p text:style-name="P793"/>
      <text:p text:style-name="P794"><text:span text:style-name="T795">/***************************************************************/</text:span><text:span text:style-name="T796"><text:s text:c="2"/></text:span></text:p>
      <text:p text:style-name="P797"><text:span text:style-name="T798">/*Data Field:<text:s/></text:span><text:span text:style-name="T799">CUST_ID</text:span><text:span text:style-name="T800"><text:s text:c="7"/>*/ <text:s text:c="14"/></text:span></text:p>
      <text:p text:style-name="P801"><text:span text:style-name="T802">/* <text:s text:c="28"/></text:span><text:span text:style-name="T803">sos04</text:span><text:span text:style-name="T804"><text:s text:c="12"/>*/ <text:s text:c="14"/></text:span></text:p>
      <text:p text:style-name="P805"><text:span text:style-name="T806">/***************************************************************/</text:span><text:span text:style-name="T807"><text:s text:c="2"/></text:span></text:p>
      <text:p text:style-name="P808"/>
      <text:p text:style-name="P809"/>
      <text:p text:style-name="P810">{</text:p>
      <text:p text:style-name="P811"><text:s text:c="2"/>"dburl": "http://131.116.44.144:1316/services/DB2ServiceManager",</text:p>
      <text:p text:style-name="P812"><text:s text:c="2"/>"username": "a472inb",</text:p>
      <text:soft-page-break/>
      <text:p text:style-name="P813"><text:s text:c="2"/>"password": "INblatS2",</text:p>
      <text:p text:style-name="P814"><text:s text:c="2"/>"sqlStmt": "SELECT <text:s/>DISTINCT CAST(BACCT_ID AS VARCHAR(15) FOR SBCS DATA) AS BACCT_ID FROM <text:s/>STHDSN6.TENGRA2.BACCT_ID_HIST_DATA WHERE CAST(BACCT_ID <text:s/>AS VARCHAR(15) FOR SBCS DATA) =:BACCT_ID",</text:p>
      <text:p text:style-name="P815"><text:s text:c="2"/>"collectionID": "SYSIBMSERVICE",</text:p>
      <text:p text:style-name="P816">"owner": "COMINAT5",</text:p>
      <text:p text:style-name="P817"><text:s text:c="2"/>"validate": "BIND",</text:p>
      <text:p text:style-name="P818"><text:s text:c="2"/>"serviceName": "sos04",</text:p>
      <text:p text:style-name="P819"><text:s text:c="2"/>"description": "sos04 with BACCT_ID",</text:p>
      <text:p text:style-name="P820"><text:s text:c="2"/>"requestType": "createService",</text:p>
      <text:p text:style-name="P821"><text:s text:c="2"/>"version": "V1",</text:p>
      <text:p text:style-name="P822"><text:s text:c="2"/>"response": ""</text:p>
      <text:p text:style-name="P823">}</text:p>
      <text:p text:style-name="P824"/>
      <text:p text:style-name="P825">/***************************************************************/ <text:s text:c="13"/></text:p>
      <text:p text:style-name="P826">/*Function: fSättKundIDFakSökbegrepp <text:s text:c="26"/>*/ <text:s text:c="14"/></text:p>
      <text:p text:style-name="P827">/* Description: Tilldellar kundID utifrån <text:s/>fakturakonto <text:s text:c="7"/>*/ <text:s text:c="14"/></text:p>
      <text:p text:style-name="P828">/*som sökbegrepp. <text:s text:c="45"/>*/ <text:s text:c="14"/></text:p>
      <text:p text:style-name="P829">/***************************************************************/ <text:s text:c="14"/></text:p>
      <text:p text:style-name="P830"/>
      <text:p text:style-name="P831"/>
      <text:p text:style-name="P832">{</text:p>
      <text:p text:style-name="P833"><text:s text:c="2"/>"dburl": "http://131.116.44.144:1316/services/DB2ServiceManager",</text:p>
      <text:p text:style-name="P834"><text:s text:c="2"/><text:span text:style-name="T835">"username": "a472inb",</text:span></text:p>
      <text:p text:style-name="P836"><text:s text:c="2"/>"password": "INblatS2",</text:p>
      <text:p text:style-name="P837"><text:s text:c="2"/>"sqlStmt": "SELECT INTVL_START_DATE <text:s/>FROM <text:s/>STHDSN6.TENGRA2.CUSTOMER_DATA A,STHDSN6.TENGRA2.CUST_HIST_DATA B WHERE A.CUST_PARTN_ID =:CUST_PARTN_ID AND A.CUST_OID =:CUST_OID AND B.CUST_PARTN_ID =A.CUST_PARTN_ID AND B.CUST_OID = A.CUST_OID ORDER BY INTVL_START_DATE DESC",</text:p>
      <text:p text:style-name="P838"><text:s text:c="2"/>"collectionID": "SYSIBMSERVICE",</text:p>
      <text:p text:style-name="P839"><text:s/>"owner": "COMINAT5",</text:p>
      <text:p text:style-name="P840"><text:s text:c="2"/>"validate": "BIND",</text:p>
      <text:p text:style-name="P841"><text:s text:c="2"/>"serviceName": "kus03",</text:p>
      <text:p text:style-name="P842"><text:s text:c="2"/>"description": "kus03 with CUST_PARTN_ID,CUST_OID",</text:p>
      <text:p text:style-name="P843"><text:s text:c="2"/>"requestType": "createService",</text:p>
      <text:p text:style-name="P844"><text:s text:c="2"/>"version": "V1",</text:p>
      <text:p text:style-name="P845"><text:s text:c="2"/>"response": ""</text:p>
      <text:p text:style-name="P846">}<text:tab/><text:tab/></text:p>
      <text:p text:style-name="P847"/>
      <text:p text:style-name="P848"/>
      <text:p text:style-name="P849">============================================================</text:p>
      <text:p text:style-name="P850">KUND page <text:s text:c="2"/>::: <text:s text:c="2"/>kus01</text:p>
      <text:p text:style-name="P851"/>
      <text:p text:style-name="P852">==========================================================</text:p>
      <text:p text:style-name="P853"/>
      <text:p text:style-name="P854">{</text:p>
      <text:p text:style-name="P855"><text:s text:c="2"/>"dburl": "http://131.116.44.144:1316/services/DB2ServiceManager",</text:p>
      <text:p text:style-name="P856"><text:s text:c="2"/><text:span text:style-name="T857">"username": "a472inb",</text:span></text:p>
      <text:p text:style-name="P858"><text:s text:c="2"/>"password": "INblatS2",</text:p>
      <text:p text:style-name="P859"><text:s text:c="2"/>"sqlStmt": "SELECT <text:s/>CAST(PROJ_NM AS VARCHAR(10) FOR SBCS DATA) AS PROJ_NM ,CAST(SNI_COD AS VARCHAR(6) FOR SBCS DATA) AS SNI_COD,CAST(TCOMM_ORG_ID AS VARCHAR(30) FOR SBCS DATA) AS TCOMM_ORG_ID ,CAST(TCOMM_CTACT_ID AS VARCHAR(14) FOR SBCS DATA) AS<text:s/><text:soft-page-break/>TCOMM_CTACT_ID , CAST(CRED_CLS_COD AS VARCHAR(4) FOR SBCS DATA) AS CRED_CLS_COD, CAST(CUST_TYPCD AS VARCHAR(4) FOR SBCS DATA) AS CUST_TYPCD, CAST(VAT_PAY_GOVT_IND AS VARCHAR(4) FOR SBCS DATA) AS VAT_PAY_GOVT_IND, CAST(SLPRSN_NM AS VARCHAR(14) FOR SBCS DATA) AS SLPRSN_NM, CAST(ELIM_COD AS VARCHAR(4) FOR SBCS DATA) AS ELIM_COD, CAST(MRKT_SEG_COD AS VARCHAR(4) FOR SBCS DATA) AS MRKT_SEG_COD, CNTRP_COD, CLRG_COD, CUST_EDI_LOC_NM, LEGAL_VAT_ID, CAST(CUST_CATLG_COD AS VARCHAR(4) FOR SBCS DATA) AS CUST_CATLG_COD, TAX_JURIS_ID FROM STHDSN6.TENGRA2.CUST_HIST_DATA A, STHDSN6.TENGRA2.CUST_ID_HIST_DATA C WHERE A.CUST_PARTN_ID =:CUST_PARTN_ID AND <text:s/>A.INTVL_START_DATE =:INTVL_START_DATE AND <text:s/>C.CUST_PARTN_ID = A.CUST_PARTN_ID AND C.CUST_OID = A.CUST_OID AND <text:s/>CAST(C.CUST_ID AS VARCHAR(14) FOR SBCS DATA)=:CUST_ID",</text:p>
      <text:p text:style-name="P860"><text:s text:c="2"/>"collectionID": "SYSIBMSERVICE",</text:p>
      <text:p text:style-name="P861"><text:s text:c="2"/>"owner": "COMINAT5",</text:p>
      <text:p text:style-name="P862"><text:s text:c="2"/>"validate": "BIND",</text:p>
      <text:p text:style-name="P863"><text:s text:c="2"/>"serviceName": "kus01",</text:p>
      <text:p text:style-name="P864"><text:s text:c="2"/>"description": "kus01 with CUST_PARTN_ID,INTVL_START_DATE,CUST_ID",</text:p>
      <text:p text:style-name="P865"><text:s text:c="2"/>"requestType": "createService",</text:p>
      <text:p text:style-name="P866"><text:s text:c="2"/>"version": "V1",</text:p>
      <text:p text:style-name="P867"><text:s text:c="2"/>"response": ""</text:p>
      <text:p text:style-name="P868">}<text:tab/><text:tab/><text:tab/></text:p>
      <text:p text:style-name="P869"/>
      <text:p text:style-name="P870">KUND page <text:s text:c="2"/>::: <text:s text:c="2"/>kus02</text:p>
      <text:p text:style-name="P871"/>
      <text:p text:style-name="P872">==========================================================</text:p>
      <text:p text:style-name="P873">{</text:p>
      <text:p text:style-name="P874"><text:s text:c="2"/>"dburl": "http://131.116.44.144:1316/services/DB2ServiceManager",</text:p>
      <text:p text:style-name="P875"><text:span text:style-name="T876"><text:s text:c="2"/></text:span><text:span text:style-name="T877">"username": "a472inb",</text:span></text:p>
      <text:p text:style-name="P878"><text:s text:c="2"/>"password": "INblatS2",</text:p>
      <text:p text:style-name="P879"><text:s text:c="2"/>"sqlStmt": "SELECT RELTN_EFSTDT, RELTN_EFSPDT, TS_CUST_ID FROM <text:s/>STHDSN6.TENGRA2.CUSTOMER_DATA A WHERE A.CUST_PARTN_ID =:CUST_PARTN_ID AND <text:s/>A.CUST_OID =:CUST_OID AND <text:s/>A.CURR_CUST_ID =:CURR_CUST_ID",</text:p>
      <text:p text:style-name="P880"><text:s text:c="2"/>"collectionID": "SYSIBMSERVICE",</text:p>
      <text:p text:style-name="P881"><text:s text:c="2"/>"owner": "COMINAT5",</text:p>
      <text:p text:style-name="P882"><text:s text:c="2"/>"validate": "BIND",</text:p>
      <text:p text:style-name="P883"><text:s text:c="2"/>"serviceName": "kus02",</text:p>
      <text:p text:style-name="P884"><text:s text:c="2"/>"description": "kus02 with CUST_PARTN_ID,CUST_OID,CURR_CUST_ID",</text:p>
      <text:p text:style-name="P885"><text:s text:c="2"/>"requestType": "createService",</text:p>
      <text:p text:style-name="P886"><text:s text:c="2"/>"version": "V1",</text:p>
      <text:p text:style-name="P887"><text:s text:c="2"/>"response": ""</text:p>
      <text:p text:style-name="P888">}</text:p>
      <text:p text:style-name="P889"><text:tab/></text:p>
      <text:p text:style-name="P890"/>
      <text:p text:style-name="P891">KUND page <text:s text:c="2"/>::: <text:s text:c="2"/>ads01</text:p>
      <text:p text:style-name="P892"/>
      <text:p text:style-name="P893">=============================================================================</text:p>
      <text:p text:style-name="P894"/>
      <text:p text:style-name="P895">{</text:p>
      <text:p text:style-name="P896"><text:s text:c="2"/>"dburl": "http://131.116.44.144:1316/services/DB2ServiceManager",</text:p>
      <text:p text:style-name="P897"><text:s text:c="2"/>"username": "a472inb",</text:p>
      <text:p text:style-name="P898"><text:s text:c="2"/>"password": "INblatS2",</text:p>
      <text:p text:style-name="P899"><text:s text:c="2"/>"requestType": "createService",</text:p>
      <text:soft-page-break/>
      <text:p text:style-name="P900"><text:s text:c="2"/>"sqlStmt": "SELECT <text:s/>A.INTVL_START_DATE, A.ADDR_ID, CAST(A.CARE_OF_NAME AS VARCHAR(55) FOR SBCS DATA) AS CARE_OF_NAME, A.RCPNT_NAME,CAST(A.LINE_1_ADDR AS VARCHAR(55) FOR SBCS DATA) AS LINE_1_ADDR , CAST(A.LINE_2_ADDR AS VARCHAR(55) FOR SBCS DATA) AS LINE_2_ADDR, CAST(A.LINE_3_ADDR AS VARCHAR(55) FOR SBCS DATA) AS LINE_3_ADDR, CAST(A.LINE_4_ADDR AS VARCHAR(55) FOR SBCS DATA) AS LINE_4_ADDR, A.INTVL_STOP_DATE FROM STHDSN6.TENGRA2.MAIL_DEST_DATA A WHERE <text:s/>A.CUST_PARTN_ID=:CUST_PARTN_ID AND A.CUST_OID=:CUST_OID AND CAST(A.MLDST_TYPCD AS VARCHAR(4) FOR SBCS DATA) =:MLDST_TYPCD AND A.MLDST_ID=:MLDST_ID ORDER BY 1 DESC",</text:p>
      <text:p text:style-name="P901"><text:s text:c="2"/>"collectionID": "SYSIBMSERVICE",</text:p>
      <text:p text:style-name="P902"><text:s text:c="2"/>"serviceName": "ads01",</text:p>
      <text:p text:style-name="P903"><text:s text:c="2"/>"description": "ads01 with CUST_PARTN_ID,CUST_OID,MLDST_TYPCD,MLDST_ID",</text:p>
      <text:p text:style-name="P904"><text:s text:c="2"/>"owner": "COMINAT5",</text:p>
      <text:p text:style-name="P905"><text:s text:c="2"/>"validate": "BIND",</text:p>
      <text:p text:style-name="P906"><text:s text:c="2"/>"version": "V1",</text:p>
      <text:p text:style-name="P907"><text:s text:c="2"/>"response": ""</text:p>
      <text:p text:style-name="P908">}</text:p>
      <text:p text:style-name="P909"/>
      <text:p text:style-name="P910">KUND page <text:s text:c="2"/>::: <text:s text:c="2"/>ads03</text:p>
      <text:p text:style-name="P911"/>
      <text:p text:style-name="P912"/>
      <text:p text:style-name="P913">{</text:p>
      <text:p text:style-name="P914"><text:s text:c="2"/>"dburl": "http://131.116.44.144:1316/services/DB2ServiceManager",</text:p>
      <text:p text:style-name="P915"><text:s text:c="2"/>"username": "a472inb",</text:p>
      <text:p text:style-name="P916"><text:s text:c="2"/>"password": "INblatS2",</text:p>
      <text:p text:style-name="P917"><text:s text:c="2"/>"requestType": "createService",</text:p>
      <text:p text:style-name="P918"><text:s text:c="2"/>"sqlStmt": "SELECT DISTINCT A.MLDST_ID,CAST(A.MLDST_TYPCD AS VARCHAR(4) FOR SBCS DATA) AS MLDST_TYPCD FROM STHDSN6.TENGRA2.MAIL_DEST_DATA A WHERE A.CUST_PARTN_ID =:CUST_PARTN_ID <text:s text:c="2"/>AND <text:s/>A.CUST_OID =:CUST_OID",</text:p>
      <text:p text:style-name="P919"><text:s text:c="2"/>"collectionID": "SYSIBMSERVICE",</text:p>
      <text:p text:style-name="P920"><text:s text:c="2"/>"serviceName": "ads03",</text:p>
      <text:p text:style-name="P921"><text:s text:c="2"/>"description": "ads03 with CUST_PARTN_ID,CUST_OID",</text:p>
      <text:p text:style-name="P922"><text:s text:c="2"/>"owner": "COMINAT5",</text:p>
      <text:p text:style-name="P923"><text:s text:c="2"/>"validate": "BIND",</text:p>
      <text:p text:style-name="P924"><text:s text:c="2"/>"version": "V1",</text:p>
      <text:p text:style-name="P925"><text:s text:c="2"/>"response": ""</text:p>
      <text:p text:style-name="P926">}</text:p>
      <text:p text:style-name="P927"/>
      <text:p text:style-name="P928"/>
      <text:p text:style-name="P929">=====================================================</text:p>
      <text:p text:style-name="P930">histsql01 <text:s text:c="2"/>kund</text:p>
      <text:p text:style-name="P931">======================================================</text:p>
      <text:p text:style-name="P932"/>
      <text:p text:style-name="P933"/>
      <text:p text:style-name="P934">{</text:p>
      <text:p text:style-name="P935"><text:s text:c="2"/>"dburl": "http://131.116.44.144:1316/services/DB2ServiceManager",</text:p>
      <text:p text:style-name="P936"><text:s text:c="2"/><text:span text:style-name="T937">"username": "a472inb",</text:span></text:p>
      <text:p text:style-name="P938"><text:s text:c="2"/>"password": "INblatS2",</text:p>
      <text:p text:style-name="P939"><text:s text:c="2"/>"requestType": "createService",</text:p>
      <text:p text:style-name="P940"><text:s text:c="2"/>"sqlStmt": "SELECT C.CURR_CUST_ID, A.PRSON_FULL_NAME, C.RELTN_EFSTDT, C.RELTN_EFSPDT, A.INTVL_START_DATE,CAST(A.PROJ_NM AS VARCHAR(16) FOR SBCS DATA) AS PROJ_NM , CAST(A.TCOMM_ORG_ID AS VARCHAR(30) FOR SBCS DATA) AS<text:s/><text:soft-page-break/>TCOMM_ORG_ID,CAST(A.TCOMM_CTACT_ID AS VARCHAR(14) FOR SBCS DATA) AS TCOMM_CTACT_ID , CAST(A.SNI_COD AS VARCHAR(6) FOR SBCS DATA) AS SNI_COD, CAST(A.CRED_CLS_COD AS VARCHAR(4) FOR SBCS DATA) AS CRED_CLS_COD,CAST(A.CUST_TYPCD AS VARCHAR(4) FOR SBCS DATA) AS CUST_TYPCD, CAST(A.VAT_PAY_GOVT_IND AS VARCHAR(4) FOR SBCS DATA) AS VAT_PAY_GOVT_IND, CAST(A.SLPRSN_NM AS VARCHAR(4) FOR SBCS DATA) AS SLPRSN_NM,CAST(A.ELIM_COD AS VARCHAR(4) FOR SBCS DATA) AS ELIM_COD, CAST(A.MRKT_SEG_COD AS VARCHAR(4) FOR SBCS DATA) AS MRKT_SEG_COD, A.CNTRP_COD, A.CLRG_COD, A.CUST_EDI_LOC_NM, A.TAX_JURIS_ID FROM STHDSN6.TENGRA2.CUST_HIST_DATA A, STHDSN6.TENGRA2.CUSTOMER_DATA C WHERE C.CUST_PARTN_ID=:CUST_PARTN_ID AND C.CUST_OID =:CUST_OID AND A.CUST_PARTN_ID=C.CUST_PARTN_ID AND A.CUST_OID = C.CUST_OID ORDER BY <text:s/>INTVL_START_DATE DESC",</text:p>
      <text:p text:style-name="P941"><text:s text:c="2"/>"collectionID": "SYSIBMSERVICE",</text:p>
      <text:p text:style-name="P942"><text:s text:c="2"/>"serviceName": "histsql01",</text:p>
      <text:p text:style-name="P943"><text:s text:c="2"/>"description": "histsql01 with CUST_PARTN_ID,CUST_OID",</text:p>
      <text:p text:style-name="P944"><text:s text:c="2"/>"owner": "COMINAT5",</text:p>
      <text:p text:style-name="P945"><text:s text:c="2"/>"validate": "BIND",</text:p>
      <text:p text:style-name="P946"><text:s text:c="2"/>"version": "V1",</text:p>
      <text:p text:style-name="P947"><text:s text:c="2"/>"response": ""</text:p>
      <text:p text:style-name="P948">}<text:tab/></text:p>
      <text:p text:style-name="P949"/>
      <text:p text:style-name="P950"/>
      <text:p text:style-name="P951">======================================================</text:p>
      <text:p text:style-name="P952"/>
      <text:p text:style-name="P953">histsql02 <text:s text:c="4"/>KUND report.</text:p>
      <text:p text:style-name="P954">======================================================</text:p>
      <text:p text:style-name="P955"/>
      <text:p text:style-name="P956">{</text:p>
      <text:p text:style-name="P957"><text:s text:c="2"/>"dburl": "http://131.116.44.144:1316/services/DB2ServiceManager",</text:p>
      <text:p text:style-name="P958"><text:s text:c="2"/>"username": "a472inb",</text:p>
      <text:p text:style-name="P959"><text:s text:c="2"/>"password": "INblatS2",</text:p>
      <text:p text:style-name="P960"><text:s text:c="2"/>"requestType": "createService",</text:p>
      <text:p text:style-name="P961"><text:s text:c="2"/>"sqlStmt": "SELECT C.CURR_CUST_ID, A.BUS_NAME, C.RELTN_EFSTDT, C.RELTN_EFSPDT, A.INTVL_START_DATE, CAST(A.PROJ_NM AS VARCHAR(16) FOR SBCS DATA) AS PROJ_NM, CAST(A.TCOMM_ORG_ID AS VARCHAR(30) FOR SBCS DATA) AS TCOMM_ORG_ID, CAST(A.TCOMM_CTACT_ID AS VARCHAR(14) FOR SBCS DATA) AS TCOMM_CTACT_ID, CAST(A.SNI_COD AS VARCHAR(6) FOR SBCS DATA) AS SNI_COD, CAST(A.CRED_CLS_COD AS VARCHAR(4) FOR SBCS DATA) AS CRED_CLS_COD, CAST(A.CUST_TYPCD AS VARCHAR(4) FOR SBCS DATA) AS CUST_TYPCD, CAST(A.VAT_PAY_GOVT_IND AS VARCHAR(4) FOR SBCS DATA) AS VAT_PAY_GOVT_IND, CAST(A.SLPRSN_NM AS VARCHAR(4) FOR SBCS DATA) AS SLPRSN_NM, CAST(A.ELIM_COD AS VARCHAR(4) FOR SBCS DATA) AS ELIM_COD, CAST(A.MRKT_SEG_COD AS VARCHAR(4) FOR SBCS DATA) AS MRKT_SEG_COD, A.CNTRP_COD, A.CLRG_COD, A.CUST_EDI_LOC_NM, A.TAX_JURIS_ID FROM STHDSN6.TENGRA2.CUST_HIST_DATA A, STHDSN6.TENGRA2.CUSTOMER_DATA C WHERE <text:s text:c="4"/>C.CUST_PARTN_ID=:CUST_PARTN_ID AND C.CUST_OID=:CUST_OID AND A.CUST_PARTN_ID=C.CUST_PARTN_ID AND A.CUST_OID = C.CUST_OID ORDER BY <text:s/>INTVL_START_DATE DESC",</text:p>
      <text:p text:style-name="P962"><text:s text:c="2"/>"collectionID": "SYSIBMSERVICE",</text:p>
      <text:p text:style-name="P963"><text:s text:c="2"/>"serviceName": "histsql02",</text:p>
      <text:p text:style-name="P964"><text:s text:c="2"/>"description": "histsql02 with CUST_PARTN_ID,CUST_OID",</text:p>
      <text:p text:style-name="P965"><text:s text:c="2"/>"owner": "COMINAT5",</text:p>
      <text:p text:style-name="P966"><text:s text:c="2"/>"validate": "BIND",</text:p>
      <text:p text:style-name="P967"><text:s text:c="2"/>"version": "V1",</text:p>
      <text:p text:style-name="P968"><text:s text:c="2"/>"response": ""</text:p>
      <text:soft-page-break/>
      <text:p text:style-name="P969">}</text:p>
      <text:p text:style-name="P970"/>
      <text:p text:style-name="P971"/>
      <text:p text:style-name="P972"/>
      <text:p text:style-name="P973">==========================================</text:p>
      <text:p text:style-name="P974"/>
      <text:p text:style-name="P975">ADS02 <text:s/>-KUND</text:p>
      <text:p text:style-name="P976">=========================================</text:p>
      <text:p text:style-name="P977"/>
      <text:p text:style-name="P978">{</text:p>
      <text:p text:style-name="P979"><text:s text:c="2"/>"dburl": "http://131.116.44.144:1316/services/DB2ServiceManager",</text:p>
      <text:p text:style-name="P980"><text:s text:c="2"/><text:span text:style-name="T981">"username": "a472inb",</text:span></text:p>
      <text:p text:style-name="P982"><text:s text:c="2"/>"password": "INblatS2",</text:p>
      <text:p text:style-name="P983"><text:s text:c="2"/>"requestType": "createService",</text:p>
      <text:p text:style-name="P984"><text:s text:c="2"/>"sqlStmt": "SELECT <text:s/>A.INTVL_START_DATE, B.CURR_CUST_ID, B.RELTN_EFSTDT, B.RELTN_EFSPDT,CAST(A.MLDST_TYPCD AS VARCHAR(4) FOR SBCS DATA) AS MLDST_TYPCD, A.MLDST_ID, A.ADDR_ID, CAST(A.CARE_OF_NAME AS VARCHAR(55) FOR SBCS DATA) AS CARE_OF_NAME, A.RCPNT_NAME, A.INTVL_STOP_DATE,CAST(A.LINE_1_ADDR AS VARCHAR(55) FOR SBCS DATA) AS LINE_1_ADDR , CAST(A.LINE_2_ADDR AS VARCHAR(55) FOR SBCS DATA) AS LINE_2_ADDR, CAST(A.LINE_3_ADDR AS VARCHAR(55) FOR SBCS DATA) AS LINE_3_ADDR, CAST(A.LINE_4_ADDR AS VARCHAR(55) FOR SBCS DATA) AS LINE_4_ADDR FROM STHDSN6.TENGRA2.MAIL_DEST_DATA A, STHDSN6.TENGRA2.CUSTOMER_DATA B WHERE <text:s/>A.CUST_PARTN_ID =:CUST_PARTN_ID AND <text:s/>A.CUST_OID =:CUST_OID AND B.CUST_PARTN_ID = A.CUST_PARTN_ID AND B.CUST_OID = A.CUST_OID ORDER BY <text:s text:c="3"/>A.MLDST_ID, A.MLDST_TYPCD, A.INTVL_START_DATE <text:s/>DESC",</text:p>
      <text:p text:style-name="P985"><text:s text:c="2"/>"collectionID": "SYSIBMSERVICE",</text:p>
      <text:p text:style-name="P986"><text:s text:c="2"/>"serviceName": "ads02",</text:p>
      <text:p text:style-name="P987"><text:s text:c="2"/>"description": "ads02 with CUST_OID,CUST_PARTN_ID",</text:p>
      <text:p text:style-name="P988"><text:s text:c="2"/>"owner": "COMINAT5",</text:p>
      <text:p text:style-name="P989"><text:s text:c="2"/>"validate": "BIND",</text:p>
      <text:p text:style-name="P990"><text:s text:c="2"/>"version": "V1",</text:p>
      <text:p text:style-name="P991"><text:s text:c="2"/>"response": ""</text:p>
      <text:p text:style-name="P992">}</text:p>
      <text:p text:style-name="P993"/>
      <text:p text:style-name="P994"/>
      <text:p text:style-name="P995"/>
      <text:p text:style-name="P996"/>
      <text:p text:style-name="P997">=================================================</text:p>
      <text:p text:style-name="P998">KFS01 <text:s text:c="3"/>-KOST FORDEL</text:p>
      <text:p text:style-name="P999">==============================================</text:p>
      <text:p text:style-name="P1000"/>
      <text:p text:style-name="P1001">{</text:p>
      <text:p text:style-name="P1002"><text:s text:c="2"/>"dburl": "http://131.116.44.144:1316/services/DB2ServiceManager",</text:p>
      <text:p text:style-name="P1003"><text:s text:c="2"/><text:span text:style-name="T1004">"username": "a472inb",</text:span></text:p>
      <text:p text:style-name="P1005"><text:s text:c="2"/>"password": "INblatS2",</text:p>
      <text:p text:style-name="P1006"><text:s text:c="2"/>"requestType": "createService",</text:p>
      <text:p text:style-name="P1007"><text:s/>"sqlStmt":"SELECT A.INTVL_STOP_DATE,CAST(A.USAG_CLSFN_COD AS VARCHAR(8) FOR SBCS DATA) AS USAG_CLSFN_COD,CAST(A.DEST_BEGIN_VL AS VARCHAR(21) FOR SBCS DATA) AS DEST_BEGIN_VL , CAST(A.DEST_END_VL AS VARCHAR(21) FOR SBCS DATA) AS DEST_END_VL, A.DEST_VL_LEN,CAST(A.CUST_REF_NM AS VARCHAR(10) FOR SBCS DATA) AS CUST_REF_NM FROM <text:s/>STHDSN6.TENGRA2.GUIDE_RULE_DATA A WHERE <text:s/>A.BACCT_PARTN_ID =:BACCT_PARTN_ID AND <text:s/>CAST(A.GDRL_LVL_USE_IND AS VARCHAR(8) FOR SBCS DATA)=:GDRL_LVL_USE_IND AND <text:s/><text:soft-page-break/>A.GDRL_ENT_OID =:GDRL_ENT_OID AND <text:s/>A.INTVL_START_DATE =:INTVL_START_DATE AND <text:s/>A.GDRL_CMPNT_SQNM =:GDRL_CMPNT_SQNM AND <text:s text:c="2"/>A.BACCT_OID =:BACCT_OID",</text:p>
      <text:p text:style-name="P1008"><text:s text:c="2"/>"collectionID": "SYSIBMSERVICE",</text:p>
      <text:p text:style-name="P1009"><text:s text:c="2"/>"serviceName": "kfs01",</text:p>
      <text:p text:style-name="P1010"><text:s text:c="2"/>"description": "kfs01 with BACCT_PARTN_ID,GDRL_LVL_USE_IND, GDRL_ENT_OID,INTVL_START_DATE,GDRL_CMPNT_SQNM, BACCT_OID ",</text:p>
      <text:p text:style-name="P1011"><text:s text:c="2"/>"collectionID": "SYSIBMSERVICE",</text:p>
      <text:p text:style-name="P1012"><text:s text:c="2"/>"owner": "COMINAT5",</text:p>
      <text:p text:style-name="P1013"><text:s text:c="2"/>"validate": "BIND",</text:p>
      <text:p text:style-name="P1014"><text:s text:c="2"/>"version": "V1",</text:p>
      <text:p text:style-name="P1015"><text:s text:c="2"/>"response": ""</text:p>
      <text:p text:style-name="P1016">}</text:p>
      <text:p text:style-name="P1017">=========================================</text:p>
      <text:p text:style-name="P1018">KFS03_Count <text:s text:c="5"/>KOST FORDEL <text:s text:c="2"/>Not in Use</text:p>
      <text:p text:style-name="P1019"/>
      <text:p text:style-name="P1020">===========================================</text:p>
      <text:p text:style-name="P1021"/>
      <text:p text:style-name="P1022"/>
      <text:p text:style-name="P1023">{</text:p>
      <text:p text:style-name="P1024"><text:s text:c="2"/>"dburl": "http://131.116.44.144:1316/services/DB2ServiceManager",</text:p>
      <text:p text:style-name="P1025"><text:s text:c="2"/>"username": "a472inb",</text:p>
      <text:p text:style-name="P1026"><text:s text:c="2"/>"password": "INblatS2",</text:p>
      <text:p text:style-name="P1027"><text:s text:c="2"/>"requestType": "createService",</text:p>
      <text:p text:style-name="P1028"><text:s text:c="2"/>"sqlStmt":"SELECT COUNT(*) FROM (SELECT DISTINCT C.CURR_BACCT_ID, C.BACCT_OID, A.INTVL_START_DATE, A.GDRL_ENT_OID, A.GDRL_CMPNT_SQNM, A.GDRL_LVL_USE_IND, B.CURR_CNUM_ID FROM <text:s text:c="6"/>STHDSN6.TENGRA2.GUIDE_RULE_DATA A, STHDSN6.TENGRA2.CNUM_DATA B, STHDSN6.TENGRA2.BACCT_DATA C, STHDSN6.TENGRA2.CNUM_HIST_DATA D WHERE <text:s text:c="5"/>D.CURR_CUST_PARTN_ID = A.RLTD_CUST_PARTN_ID AND <text:s text:c="7"/>D.CNUM_OID = A.RLTD_CNUM_OID AND <text:s text:c="7"/>D.INTVL_START_DATE = (SELECT <text:s/>MAX(INTVL_START_DATE) FROM <text:s text:c="3"/>STHDSN6.TENGRA2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6.TENGRA2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) AS TEMP1",</text:p>
      <text:p text:style-name="P1029"><text:s text:c="2"/>"collectionID": "SYSIBMSERVICE",</text:p>
      <text:p text:style-name="P1030"><text:s text:c="2"/>"serviceName": "kfs03_Count",</text:p>
      <text:p text:style-name="P1031"><text:s text:c="2"/>"description": "kfs03_Count",</text:p>
      <text:p text:style-name="P1032"><text:s text:c="2"/>"collectionID": "SYSIBMSERVICE",</text:p>
      <text:p text:style-name="P1033"><text:s text:c="2"/>"owner": "COMINAT5",</text:p>
      <text:p text:style-name="P1034"><text:s text:c="2"/>"validate": "BIND",</text:p>
      <text:p text:style-name="P1035"><text:s text:c="2"/>"version": "V1",</text:p>
      <text:p text:style-name="P1036"><text:s text:c="2"/>"response": ""</text:p>
      <text:p text:style-name="P1037">}</text:p>
      <text:p text:style-name="P1038"/>
      <text:p text:style-name="P1039"/>
      <text:p text:style-name="P1040">=================================================</text:p>
      <text:p text:style-name="P1041"/>
      <text:p text:style-name="P1042">KSF04_Count <text:s text:c="2"/>KOST FORDEL <text:s/>Not in Use</text:p>
      <text:p text:style-name="P1043">=================================================</text:p>
      <text:p text:style-name="P1044"/>
      <text:p text:style-name="P1045"/>
      <text:p text:style-name="P1046">{</text:p>
      <text:p text:style-name="P1047"><text:s text:c="2"/>"dburl": "http://131.116.44.144:1316/services/DB2ServiceManager",</text:p>
      <text:p text:style-name="P1048"><text:s text:c="2"/>"username": "a472inb",</text:p>
      <text:p text:style-name="P1049"><text:s text:c="2"/>"password": "INblatS2",</text:p>
      <text:p text:style-name="P1050"><text:s text:c="2"/>"requestType": "createService",</text:p>
      <text:p text:style-name="P1051"><text:s text:c="2"/>"sqlStmt":"SELECT COUNT(*) FROM (SELECT DISTINCT <text:s text:c="3"/>C.CURR_BACCT_ID, C.BACCT_OID, A.INTVL_START_DATE, A.GDRL_ENT_OID, A.GDRL_CMPNT_SQNM, A.GDRL_LVL_USE_IND, B.CURR_CNUM_ID FROM <text:s text:c="5"/>STHDSN6.TENGRA2.GUIDE_RULE_DATA A, STHDSN6.TENGRA2.CNUM_DATA B, STHDSN6.TENGRA2.BACCT_DATA C, STHDSN6.TENGRA2.CNUM_HIST_DATA D WHERE <text:s text:c="3"/>( (D.OWN_CNUM_OID &lt;&gt; :OWN_CNUM_OID AND <text:s text:c="3"/>D.CNUM_OID =:CNUM_OID AND <text:s text:c="3"/>D.INTVL_START_DATE = (SELECT MAX(INTVL_START_DATE) FROM <text:s text:c="2"/>STHDSN6.TENGRA2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6.TENGRA2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) AS TEMP1",</text:p>
      <text:p text:style-name="P1052"><text:s text:c="2"/>"collectionID": "SYSIBMSERVICE",</text:p>
      <text:p text:style-name="P1053"><text:s text:c="2"/>"serviceName": "kfs04_Count",</text:p>
      <text:p text:style-name="P1054"><text:s text:c="2"/>"description": "kfs04_Count",</text:p>
      <text:p text:style-name="P1055"><text:s text:c="2"/>"collectionID": "SYSIBMSERVICE",</text:p>
      <text:p text:style-name="P1056"><text:s text:c="2"/>"owner": "COMINAT5",</text:p>
      <text:p text:style-name="P1057"><text:s text:c="2"/>"validate": "BIND",</text:p>
      <text:p text:style-name="P1058"><text:s text:c="2"/>"version": "V1",</text:p>
      <text:p text:style-name="P1059"><text:s text:c="2"/>"response": ""</text:p>
      <text:p text:style-name="P1060">}</text:p>
      <text:p text:style-name="P1061"/>
      <text:p text:style-name="P1062">================================</text:p>
      <text:p text:style-name="P1063"/>
      <text:p text:style-name="P1064">KFS04a <text:s/>KOST FORDEL</text:p>
      <text:p text:style-name="P1065">===============================</text:p>
      <text:p text:style-name="P1066"/>
      <text:p text:style-name="P1067"/>
      <text:p text:style-name="P1068">{</text:p>
      <text:p text:style-name="P1069"><text:s text:c="2"/>"dburl": "http://131.116.44.144:1316/services/DB2ServiceManager",</text:p>
      <text:p text:style-name="P1070"><text:s text:c="2"/><text:span text:style-name="T1071">"username": "a472inb",</text:span></text:p>
      <text:p text:style-name="P1072"><text:s text:c="2"/>"password": "INblatS2",</text:p>
      <text:p text:style-name="P1073"><text:s text:c="2"/>"requestType": "createService",</text:p>
      <text:p text:style-name="P1074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6.TENGRA2.GUIDE_RULE_DATA A, STHDSN6.TENGRA2.CNUM_DATA B, STHDSN6.TENGRA2.BACCT_DATA C, STHDSN6.TENGRA2.CNUM_HIST_DATA D WHERE A.BACCT_OID =:BACCT_OID AND A.BACCT_PARTN_ID =:BACCT_PARTN_ID AND ( (D.OWN_CNUM_OID &lt;&gt;:OWN_CNUM_OID AND <text:s text:c="3"/>D.CNUM_OID =:CNUM_OID AND <text:s text:c="3"/>D.INTVL_START_DATE = (SELECT MAX(INTVL_START_DATE) FROM <text:s text:c="2"/>STHDSN6.TENGRA2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6.TENGRA2.CNUM_HIST_DATA WHERE <text:s/><text:soft-page-break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",</text:p>
      <text:p text:style-name="P1075"><text:s text:c="2"/>"collectionID": "SYSIBMSERVICE",</text:p>
      <text:p text:style-name="P1076"><text:s text:c="2"/>"serviceName": "kfs04a",</text:p>
      <text:p text:style-name="P1077"><text:s text:c="2"/>"description": "kfs04a BACCT_OID,BACCT_PARTN_ID,OWN_CNUM_OID,CNUM_OID ",</text:p>
      <text:p text:style-name="P1078"><text:s text:c="2"/>"collectionID": "SYSIBMSERVICE",</text:p>
      <text:p text:style-name="P1079"><text:s text:c="2"/>"owner": "COMINAT5",</text:p>
      <text:p text:style-name="P1080"><text:s text:c="2"/>"validate": "BIND",</text:p>
      <text:p text:style-name="P1081"><text:s text:c="2"/>"version": "V1",</text:p>
      <text:p text:style-name="P1082"><text:s text:c="2"/>"response": ""</text:p>
      <text:p text:style-name="P1083">}</text:p>
      <text:p text:style-name="P1084"/>
      <text:p text:style-name="P1085">================================</text:p>
      <text:p text:style-name="P1086"/>
      <text:p text:style-name="P1087">KFS04b <text:s/>KOST FORDEL</text:p>
      <text:p text:style-name="P1088">===============================</text:p>
      <text:p text:style-name="P1089"/>
      <text:p text:style-name="P1090"/>
      <text:p text:style-name="P1091">{</text:p>
      <text:p text:style-name="P1092"><text:s text:c="2"/>"dburl": "http://131.116.44.144:1316/services/DB2ServiceManager",</text:p>
      <text:p text:style-name="P1093"><text:s text:c="2"/>"username": "a472inb",</text:p>
      <text:p text:style-name="P1094"><text:s text:c="2"/>"password": "INblatS2",</text:p>
      <text:p text:style-name="P1095"><text:s text:c="2"/>"requestType": "createService",</text:p>
      <text:p text:style-name="P1096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6.TENGRA2.GUIDE_RULE_DATA A, STHDSN6.TENGRA2.CNUM_DATA B, STHDSN6.TENGRA2.BACCT_DATA C, STHDSN6.TENGRA2.CNUM_HIST_DATA D WHERE A.BACCT_OID =:BACCT_OID AND A.BACCT_PARTN_ID =:BACCT_PARTN_ID AND A.RLTD_INSTN_OID =:RLTD_INSTN_OID AND ( (D.OWN_CNUM_OID &lt;&gt;:OWN_CNUM_OID AND <text:s text:c="3"/>D.CNUM_OID =:CNUM_OID AND <text:s text:c="3"/>D.INTVL_START_DATE = (SELECT MAX(INTVL_START_DATE) FROM <text:s text:c="2"/>STHDSN6.TENGRA2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6.TENGRA2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 ",</text:p>
      <text:p text:style-name="P1097"><text:s text:c="2"/>"collectionID": "SYSIBMSERVICE",</text:p>
      <text:p text:style-name="P1098"><text:s text:c="2"/>"serviceName": "kfs04b",</text:p>
      <text:p text:style-name="P1099"><text:s text:c="2"/>"description": "kfs04b BACCT_OID,BACCT_PARTN_ID,RLTD_INSTN_OID,OWN_CNUM_OID,CNUM_OID ",</text:p>
      <text:p text:style-name="P1100"><text:s text:c="2"/>"collectionID": "SYSIBMSERVICE",</text:p>
      <text:p text:style-name="P1101"><text:s text:c="2"/>"owner": "COMINAT5",</text:p>
      <text:p text:style-name="P1102"><text:s text:c="2"/>"validate": "BIND",</text:p>
      <text:p text:style-name="P1103"><text:s text:c="2"/>"version": "V1",</text:p>
      <text:p text:style-name="P1104"><text:s text:c="2"/>"response": ""</text:p>
      <text:p text:style-name="P1105">}</text:p>
      <text:p text:style-name="P1106"/>
      <text:p text:style-name="P1107">================================</text:p>
      <text:p text:style-name="P1108"/>
      <text:p text:style-name="P1109"/>
      <text:p text:style-name="P1110">====================================</text:p>
      <text:p text:style-name="P1111">KFS03a <text:s/>KOST FORDEL</text:p>
      <text:p text:style-name="P1112">================================</text:p>
      <text:p text:style-name="P1113"/>
      <text:p text:style-name="P1114">{</text:p>
      <text:p text:style-name="P1115"><text:s text:c="2"/>"dburl": "http://131.116.44.144:1316/services/DB2ServiceManager",</text:p>
      <text:p text:style-name="P1116"><text:s text:c="2"/>"username": "a472inb",</text:p>
      <text:p text:style-name="P1117"><text:s text:c="2"/>"password": "INblatS2",</text:p>
      <text:p text:style-name="P1118"><text:s text:c="2"/>"requestType": "createService",</text:p>
      <text:p text:style-name="P1119"><text:s text:c="2"/>"sqlStmt":" SELECT <text:s/>C.CURR_BACCT_ID, C.BACCT_OID, A.INTVL_START_DATE, A.GDRL_ENT_OID, A.GDRL_CMPNT_SQNM, CAST(A.GDRL_LVL_USE_IND AS VARCHAR(10) FOR SBCS DATA) AS GDRL_LVL_USE_IND, B.CURR_CNUM_ID, C.BACCT_PARTN_ID FROM <text:s text:c="6"/>STHDSN6.TENGRA2.GUIDE_RULE_DATA A, STHDSN6.TENGRA2.CNUM_DATA B, STHDSN6.TENGRA2.BACCT_DATA C, STHDSN6.TENGRA2.CNUM_HIST_DATA D WHERE <text:s text:c="5"/>A.BACCT_OID =:BACCT_OID AND A.BACCT_PARTN_ID =:BACCT_PARTN_ID AND <text:s text:c="7"/>D.CURR_CUST_PARTN_ID = A.RLTD_CUST_PARTN_ID AND <text:s text:c="7"/>D.CNUM_OID = A.RLTD_CNUM_OID AND <text:s text:c="7"/>D.INTVL_START_DATE = (SELECT <text:s/>MAX(INTVL_START_DATE) FROM <text:s text:c="6"/>STHDSN6.TENGRA2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6.TENGRA2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20"><text:s text:c="2"/>"collectionID": "SYSIBMSERVICE",</text:p>
      <text:p text:style-name="P1121"><text:s text:c="2"/>"serviceName": "kfs03a",</text:p>
      <text:p text:style-name="P1122"><text:s text:c="2"/>"description": "kfs03a BACCT_OID,BACCT_PARTN_ID",</text:p>
      <text:p text:style-name="P1123"><text:s text:c="2"/>"collectionID": "SYSIBMSERVICE",</text:p>
      <text:p text:style-name="P1124"><text:s text:c="2"/>"owner": "COMINAT5",</text:p>
      <text:p text:style-name="P1125"><text:s text:c="2"/>"validate": "BIND",</text:p>
      <text:p text:style-name="P1126"><text:s text:c="2"/>"version": "V1",</text:p>
      <text:p text:style-name="P1127"><text:s text:c="2"/>"response": ""</text:p>
      <text:p text:style-name="P1128">}</text:p>
      <text:p text:style-name="P1129"/>
      <text:p text:style-name="P1130">====================================</text:p>
      <text:p text:style-name="P1131">KFS03b <text:s/>KOST FORDEL</text:p>
      <text:p text:style-name="P1132">================================</text:p>
      <text:p text:style-name="P1133"/>
      <text:p text:style-name="P1134">{</text:p>
      <text:p text:style-name="P1135"><text:s text:c="2"/>"dburl": "http://131.116.44.144:1316/services/DB2ServiceManager",</text:p>
      <text:p text:style-name="P1136"><text:s text:c="2"/>"username": "a472inb",</text:p>
      <text:p text:style-name="P1137"><text:s text:c="2"/>"password": "INblatS2",</text:p>
      <text:p text:style-name="P1138"><text:s text:c="2"/>"requestType": "createService",</text:p>
      <text:p text:style-name="P1139"><text:s text:c="2"/>"sqlStmt":" SELECT <text:s text:c="4"/>C.CURR_BACCT_ID, C.BACCT_OID, A.INTVL_START_DATE, A.GDRL_ENT_OID, A.GDRL_CMPNT_SQNM, CAST(A.GDRL_LVL_USE_IND AS VARCHAR(8) FOR SBCS DATA) AS GDRL_LVL_USE_IND, B.CURR_CNUM_ID, C.BACCT_PARTN_ID FROM <text:s text:c="6"/>STHDSN6.TENGRA2.GUIDE_RULE_DATA A, STHDSN6.TENGRA2.CNUM_DATA B, STHDSN6.TENGRA2.BACCT_DATA C, STHDSN6.TENGRA2.CNUM_HIST_DATA D WHERE <text:s text:c="5"/>A.BACCT_OID =:BACCT_OID AND A.BACCT_PARTN_ID =:BACCT_PARTN_ID AND A.RLTD_INSTN_OID<text:s/><text:soft-page-break/>=:RLTD_INSTN_OID AND <text:s text:c="7"/>D.CURR_CUST_PARTN_ID = A.RLTD_CUST_PARTN_ID AND <text:s text:c="7"/>D.CNUM_OID = A.RLTD_CNUM_OID AND <text:s text:c="7"/>D.INTVL_START_DATE = (SELECT <text:s/>MAX(INTVL_START_DATE) FROM <text:s text:c="6"/>STHDSN6.TENGRA2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6.TENGRA2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40"><text:s text:c="2"/>"collectionID": "SYSIBMSERVICE",</text:p>
      <text:p text:style-name="P1141"><text:s text:c="2"/>"serviceName": "kfs03b",</text:p>
      <text:p text:style-name="P1142"><text:s text:c="2"/>"description": "kfs03b BACCT_OID,BACCT_PARTN_ID,RLTD_INSTN_OID",</text:p>
      <text:p text:style-name="P1143"><text:s text:c="2"/>"collectionID": "SYSIBMSERVICE",</text:p>
      <text:p text:style-name="P1144"><text:s text:c="2"/>"owner": "COMINAT5",</text:p>
      <text:p text:style-name="P1145"><text:s text:c="2"/>"validate": "BIND",</text:p>
      <text:p text:style-name="P1146"><text:span text:style-name="T1147"><text:s text:c="2"/></text:span>"version": "V1",</text:p>
      <text:p text:style-name="P1148"><text:s text:c="2"/>"response": ""</text:p>
      <text:p text:style-name="P1149">}</text:p>
      <text:p text:style-name="P1150"/>
      <text:p text:style-name="P1151">====================================</text:p>
      <text:p text:style-name="P1152">KFS03c <text:s/>KOST FORDEL</text:p>
      <text:p text:style-name="P1153">================================</text:p>
      <text:p text:style-name="P1154"/>
      <text:p text:style-name="P1155">{</text:p>
      <text:p text:style-name="P1156"><text:s text:c="2"/>"dburl": "http://131.116.44.144:1316/services/DB2ServiceManager",</text:p>
      <text:p text:style-name="P1157"><text:s text:c="2"/>"username": "a472inb",</text:p>
      <text:p text:style-name="P1158"><text:s text:c="2"/>"password": "INblatS2",</text:p>
      <text:p text:style-name="P1159"><text:s text:c="2"/>"requestType": "createService",</text:p>
      <text:p text:style-name="P1160"><text:s text:c="2"/>"sqlStmt":" SELECT <text:s/>C.CURR_BACCT_ID, C.BACCT_OID, A.INTVL_START_DATE, A.GDRL_ENT_OID, A.GDRL_CMPNT_SQNM, CAST(A.GDRL_LVL_USE_IND AS VARCHAR(10) FOR SBCS DATA)AS GDRL_LVL_USE_IND, B.CURR_CNUM_ID, C.BACCT_PARTN_ID FROM <text:s text:c="6"/>STHDSN6.TENGRA2.GUIDE_RULE_DATA A, STHDSN6.TENGRA2.CNUM_DATA B, STHDSN6.TENGRA2.BACCT_DATA C, STHDSN6.TENGRA2.CNUM_HIST_DATA D WHERE <text:s text:c="5"/>A.BACCT_OID =:BACCT_OID AND A.BACCT_PARTN_ID =:BACCT_PARTN_ID AND <text:s text:c="7"/>D.CURR_CUST_PARTN_ID = A.RLTD_CUST_PARTN_ID AND <text:s text:c="7"/>D.CNUM_OID =:SUBCNUM_OID AND <text:s text:c="7"/>D.INTVL_START_DATE = (SELECT <text:s/>MAX(INTVL_START_DATE) FROM <text:s text:c="6"/>STHDSN6.TENGRA2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6.TENGRA2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61"><text:s text:c="2"/>"collectionID": "SYSIBMSERVICE",</text:p>
      <text:p text:style-name="P1162"><text:s text:c="2"/>"serviceName": "kfs03c",</text:p>
      <text:p text:style-name="P1163"><text:s text:c="2"/>"description": "kfs03c BACCT_OID,BACCT_PARTN_ID,RLTD_INSTN_OID,SUBCNUM_OID ",</text:p>
      <text:p text:style-name="P1164"><text:s text:c="2"/>"collectionID": "SYSIBMSERVICE",</text:p>
      <text:p text:style-name="P1165"><text:s text:c="2"/>"owner": "COMINAT5",</text:p>
      <text:p text:style-name="P1166"><text:s text:c="2"/>"validate": "BIND",</text:p>
      <text:p text:style-name="P1167"><text:s text:c="2"/>"version": "V1",</text:p>
      <text:p text:style-name="P1168"><text:s text:c="2"/>"response": ""</text:p>
      <text:p text:style-name="P1169">}</text:p>
      <text:p text:style-name="P1170"/>
      <text:soft-page-break/>
      <text:p text:style-name="P1171">====================================</text:p>
      <text:p text:style-name="P1172">KFS10a <text:s/>KOST FORDEL</text:p>
      <text:p text:style-name="P1173">================================</text:p>
      <text:p text:style-name="P1174"/>
      <text:p text:style-name="P1175">{</text:p>
      <text:p text:style-name="P1176"><text:s text:c="2"/>"dburl": "http://131.116.44.144:1316/services/DB2ServiceManager",</text:p>
      <text:p text:style-name="P1177"><text:s text:c="2"/>"username": "a472inb",</text:p>
      <text:p text:style-name="P1178"><text:s text:c="2"/>"password": "INblatS2",</text:p>
      <text:p text:style-name="P1179"><text:s text:c="2"/>"requestType": "createService",</text:p>
      <text:p text:style-name="P1180"><text:s text:c="2"/>"sqlStmt":"SELECT <text:s/>E.CURR_CNUM_ID, D.CURR_CNUM_ID, A.INTVL_START_DATE, A.GDRL_CMPNT_SQNM, C.CURR_BACCT_ID, A.INTVL_STOP_DATE, CAST(A.USAG_CLSFN_COD AS VARCHAR(10) FOR SBCS DATA) AS USAG_CLSFN_COD, A.DEST_BEGIN_VL,CAST(A.DEST_END_VL AS VARCHAR(21) FOR SBCS DATA) AS DEST_END_VL, A.DEST_VL_LEN,CAST(A.CUST_REF_NM AS VARCHAR(10) FOR SBCS DATA) AS CUST_REF_NM FROM STHDSN6.TENGRA2.GUIDE_RULE_DATA A, STHDSN6.TENGRA2.CNUM_HIST_DATA B, STHDSN6.TENGRA2.BACCT_DATA C, STHDSN6.TENGRA2.CNUM_DATA D, STHDSN6.TENGRA2.CNUM_DATA E WHERE A.BACCT_OID=:BACCT_OID AND A.BACCT_PARTN_ID=:BACCT_PARTN_ID AND A.RLTD_INSTN_OID =:RLTD_INSTN_OID AND C.BACCT_PARTN_ID=A.BACCT_PARTN_ID AND C.BACCT_OID=A.BACCT_OID AND B.CURR_CUST_PARTN_ID= A.RLTD_CUST_PARTN_ID AND B.CNUM_OID=A.RLTD_CNUM_OID AND B.INTVL_START_DATE = (SELECT MAX(INTVL_START_DATE) FROM STHDSN6.TENGRA2.CNUM_HIST_DATA WHERE CURR_CUST_PARTN_ID = B.CURR_CUST_PARTN_ID AND CNUM_OID = B.CNUM_OID) AND D.CNUM_OID = B.CNUM_OID AND (E.CNUM_OID = B.OWN_CNUM_OID OR (0 = B.OWN_CNUM_OID AND E.CNUM_OID = B.CNUM_OID)) ORDER BY 1,2,4",</text:p>
      <text:p text:style-name="P1181"><text:s text:c="2"/>"collectionID": "SYSIBMSERVICE",</text:p>
      <text:p text:style-name="P1182"><text:s text:c="2"/>"serviceName": "kfs10a",</text:p>
      <text:p text:style-name="P1183"><text:s text:c="2"/>"description": "kfs10a BACCT_OID,BACCT_PARTN_ID,RLTD_INSTN_OID",</text:p>
      <text:p text:style-name="P1184"><text:s text:c="2"/>"collectionID": "SYSIBMSERVICE",</text:p>
      <text:p text:style-name="P1185"><text:s text:c="2"/>"owner": "COMINAT5",</text:p>
      <text:p text:style-name="P1186"><text:s text:c="2"/>"validate": "BIND",</text:p>
      <text:p text:style-name="P1187"><text:s text:c="2"/>"version": "V1",</text:p>
      <text:p text:style-name="P1188"><text:s text:c="2"/>"response": ""</text:p>
      <text:p text:style-name="P1189">}</text:p>
      <text:p text:style-name="P1190">====================================</text:p>
      <text:p text:style-name="P1191">KFS10b <text:s/>KOST FORDEL</text:p>
      <text:p text:style-name="P1192">================================</text:p>
      <text:p text:style-name="P1193"/>
      <text:p text:style-name="P1194">{</text:p>
      <text:p text:style-name="P1195"><text:s text:c="2"/>"dburl": "http://131.116.44.144:1316/services/DB2ServiceManager",</text:p>
      <text:p text:style-name="P1196"><text:s text:c="2"/>"username": "a472inb",</text:p>
      <text:p text:style-name="P1197"><text:s text:c="2"/>"password": "INblatS2",</text:p>
      <text:p text:style-name="P1198"><text:s text:c="2"/>"requestType": "createService",</text:p>
      <text:p text:style-name="P1199"><text:s text:c="2"/>"sqlStmt":"SELECT <text:s/>E.CURR_CNUM_ID, D.CURR_CNUM_ID, A.INTVL_START_DATE, A.GDRL_CMPNT_SQNM, C.CURR_BACCT_ID, A.INTVL_STOP_DATE, CAST(A.USAG_CLSFN_COD AS VARCHAR(10) FOR SBCS DATA)AS USAG_CLSFN_COD, CAST(A.DEST_BEGIN_VL AS VARCHAR(21) FOR SBCS DATA)AS DEST_BEGIN_VL, CAST(A.DEST_END_VL AS VARCHAR(21) FOR SBCS DATA)AS DEST_END_VL, A.DEST_VL_LEN, CAST(A.CUST_REF_NM AS VARCHAR(10) FOR SBCS DATA)AS CUST_REF_NM FROM <text:s/>STHDSN6.TENGRA2.GUIDE_RULE_DATA A, STHDSN6.TENGRA2.CNUM_HIST_DATA B, STHDSN6.TENGRA2.BACCT_DATA C, STHDSN6.TENGRA2.CNUM_DATA D, STHDSN6.TENGRA2.CNUM_DATA E WHERE <text:s/>A.RLTD_INSTN_OID =:RLTD_INSTN_OID AND <text:s text:c="2"/>C.BACCT_PARTN_ID=A.BACCT_PARTN_ID AND <text:s text:c="3"/>C.BACCT_OID=A.BACCT_OID AND <text:s text:c="3"/>B.CURR_CUST_PARTN_ID= A.RLTD_CUST_PARTN_ID AND <text:s text:c="3"/><text:soft-page-break/>B.CNUM_OID=A.RLTD_CNUM_OID AND <text:s text:c="3"/>B.INTVL_START_DATE = (SELECT MAX(INTVL_START_DATE) FROM STHDSN6.TENGRA2.CNUM_HIST_DATA WHERE CURR_CUST_PARTN_ID = B.CURR_CUST_PARTN_ID AND CNUM_OID = B.CNUM_OID) AND <text:s text:c="3"/>D.CNUM_OID = B.CNUM_OID AND <text:s text:c="3"/>(E.CNUM_OID = B.OWN_CNUM_OID OR (0 =B.OWN_CNUM_OID AND E.CNUM_OID = B.CNUM_OID)) ORDER BY 1,2,4",</text:p>
      <text:p text:style-name="P1200"><text:s text:c="2"/>"collectionID": "SYSIBMSERVICE",</text:p>
      <text:p text:style-name="P1201"><text:s text:c="2"/>"serviceName": "kfs10b",</text:p>
      <text:p text:style-name="P1202"><text:s text:c="2"/>"description": " kfs10b RLTD_INSTN_OID",</text:p>
      <text:p text:style-name="P1203"><text:s text:c="2"/>"collectionID": "SYSIBMSERVICE",</text:p>
      <text:p text:style-name="P1204"><text:s text:c="2"/>"owner": "COMINAT5",</text:p>
      <text:p text:style-name="P1205"><text:s text:c="2"/>"validate": "BIND",</text:p>
      <text:p text:style-name="P1206"><text:span text:style-name="T1207"><text:s text:c="2"/></text:span>"version": "V1",</text:p>
      <text:p text:style-name="P1208"><text:s text:c="2"/>"response": ""</text:p>
      <text:p text:style-name="P1209">}</text:p>
      <text:p text:style-name="P1210"/>
      <text:p text:style-name="P1211">====================================</text:p>
      <text:p text:style-name="P1212">KFS10c <text:s/>KOST FORDEL</text:p>
      <text:p text:style-name="P1213">================================</text:p>
      <text:p text:style-name="P1214"/>
      <text:p text:style-name="P1215">{</text:p>
      <text:p text:style-name="P1216"><text:s text:c="2"/>"dburl": "http://131.116.44.144:1316/services/DB2ServiceManager",</text:p>
      <text:p text:style-name="P1217"><text:s text:c="2"/>"username": "a472inb",</text:p>
      <text:p text:style-name="P1218"><text:s text:c="2"/>"password": "INblatS2",</text:p>
      <text:p text:style-name="P1219"><text:s text:c="2"/>"requestType": "createService",</text:p>
      <text:p text:style-name="P1220"><text:s text:c="2"/>"sqlStmt":"SELECT <text:s/>E.CURR_CNUM_ID, D.CURR_CNUM_ID, A.INTVL_START_DATE, A.GDRL_CMPNT_SQNM, C.CURR_BACCT_ID, A.INTVL_STOP_DATE, CAST(A.USAG_CLSFN_COD AS VARCHAR(10) FOR SBCS DATA) AS USAG_CLSFN_COD, A.DEST_BEGIN_VL,CAST(A.DEST_END_VL AS VARCHAR(21) FOR SBCS DATA) AS DEST_END_VL, A.DEST_VL_LEN,CAST(A.CUST_REF_NM AS VARCHAR(10) FOR SBCS DATA) AS CUST_REF_NM FROM STHDSN6.TENGRA2.GUIDE_RULE_DATA A, STHDSN6.TENGRA2.CNUM_HIST_DATA B, STHDSN6.TENGRA2.BACCT_DATA C, STHDSN6.TENGRA2.CNUM_DATA D, STHDSN6.TENGRA2.CNUM_DATA E WHERE A.BACCT_OID=:BACCT_OID AND A.BACCT_PARTN_ID=:BACCT_PARTN_ID AND C.BACCT_PARTN_ID=A.BACCT_PARTN_ID AND C.BACCT_OID=A.BACCT_OID AND B.CURR_CUST_PARTN_ID= A.RLTD_CUST_PARTN_ID AND B.CNUM_OID=A.RLTD_CNUM_OID AND B.INTVL_START_DATE = (SELECT MAX(INTVL_START_DATE) FROM STHDSN6.TENGRA2.CNUM_HIST_DATA WHERE CURR_CUST_PARTN_ID = B.CURR_CUST_PARTN_ID AND CNUM_OID = B.CNUM_OID) AND D.CNUM_OID = B.CNUM_OID AND (E.CNUM_OID = B.OWN_CNUM_OID OR (0 = B.OWN_CNUM_OID AND E.CNUM_OID = B.CNUM_OID)) ORDER BY 1,2,4",</text:p>
      <text:p text:style-name="P1221"><text:s text:c="2"/>"collectionID": "SYSIBMSERVICE",</text:p>
      <text:p text:style-name="P1222"><text:s text:c="2"/>"serviceName": "<text:bookmark-start text:name="_Hlk179455427"/>kfs10c<text:bookmark-end text:name="_Hlk179455427"/>",</text:p>
      <text:p text:style-name="P1223"><text:s text:c="2"/>"description": "kfs10c BACCT_OID,BACCT_PARTN_ID",</text:p>
      <text:p text:style-name="P1224"><text:s text:c="2"/>"collectionID": "SYSIBMSERVICE",</text:p>
      <text:p text:style-name="P1225"><text:s text:c="2"/>"owner": "COMINAT5",</text:p>
      <text:p text:style-name="P1226"><text:s text:c="2"/>"validate": "BIND",</text:p>
      <text:p text:style-name="P1227"><text:span text:style-name="T1228"><text:s text:c="2"/></text:span>"version": "V1",</text:p>
      <text:p text:style-name="P1229"><text:s text:c="2"/>"response": ""</text:p>
      <text:p text:style-name="P1230">}</text:p>
      <text:p text:style-name="P1231">====================================</text:p>
      <text:p text:style-name="P1232">AVS08 <text:s/>AVGIFTER</text:p>
      <text:p text:style-name="P1233">================================</text:p>
      <text:p text:style-name="P1234"/>
      <text:soft-page-break/>
      <text:p text:style-name="P1235">{</text:p>
      <text:p text:style-name="P1236"><text:s text:c="2"/>"dburl": "http://131.116.44.144:1316/services/DB2ServiceManager",</text:p>
      <text:p text:style-name="P1237"><text:s text:c="2"/>"username": "a472inb",</text:p>
      <text:p text:style-name="P1238"><text:s text:c="2"/>"password": "INblatS2",</text:p>
      <text:p text:style-name="P1239"><text:s text:c="2"/>"requestType": "createService",</text:p>
      <text:p text:style-name="P1240"><text:s text:c="2"/>"sqlStmt":"SELECT <text:s text:c="2"/>BACCT_CYCLE_ID, LAST_BILL_DATE FROM <text:s text:c="2"/>STHDSN6.TENGRA2.BACCT_DATA WHERE <text:s/>BACCT_PARTN_ID =:BACCT_PARTN_ID AND <text:s/>BACCT_OID =:BACCT_OID",</text:p>
      <text:p text:style-name="P1241"><text:s text:c="2"/>"collectionID": "SYSIBMSERVICE",</text:p>
      <text:p text:style-name="P1242"><text:s text:c="2"/>"serviceName": "avs08",</text:p>
      <text:p text:style-name="P1243"><text:s text:c="2"/>"description": " avs08 BACCT_PARTN_ID , BACCT_OID ",</text:p>
      <text:p text:style-name="P1244"><text:s text:c="2"/>"collectionID": "SYSIBMSERVICE",</text:p>
      <text:p text:style-name="P1245"><text:s text:c="2"/>"owner": "COMINAT5",</text:p>
      <text:p text:style-name="P1246"><text:s text:c="2"/>"validate": "BIND",</text:p>
      <text:p text:style-name="P1247"><text:s text:c="2"/>"version": "V1",</text:p>
      <text:p text:style-name="P1248"><text:s text:c="2"/>"response": ""</text:p>
      <text:p text:style-name="P1249">}</text:p>
      <text:p text:style-name="P1250"/>
      <text:p text:style-name="P1251"/>
      <text:p text:style-name="P1252"/>
      <text:p text:style-name="P1253"/>
      <text:p text:style-name="P1254"/>
      <text:p text:style-name="P1255"/>
      <text:p text:style-name="P1256">====================================</text:p>
      <text:p text:style-name="P1257">fkto_union <text:s/>AVGIFTER</text:p>
      <text:p text:style-name="P1258">================================</text:p>
      <text:p text:style-name="P1259"/>
      <text:p text:style-name="P1260">{</text:p>
      <text:p text:style-name="P1261"><text:s text:c="2"/>"dburl": "http://131.116.44.144:1316/services/DB2ServiceManager",</text:p>
      <text:p text:style-name="P1262"><text:s text:c="2"/>"username": "a472inb",</text:p>
      <text:p text:style-name="P1263"><text:s text:c="2"/>"password": "INblatS2",</text:p>
      <text:p text:style-name="P1264"><text:s text:c="2"/>"requestType": "createService",</text:p>
      <text:p text:style-name="P1265"><text:s text:c="2"/>"sqlStmt":"SELECT DISTINCT 'Per', CASE A.BLLITM_STOPDT WHEN '9999-12-31' THEN 'AK' ELSE 'AN' END,CAST(A.TCOMITM_CAT_COD AS VARCHAR(10) FOR SBCS DATA) AS TCOMITM_CAT_COD , C.CURR_BACCT_ID, F.CURR_CNUM_ID, A.BLLITM_OID, C.BACCT_OID, A.ASOC_ID, A.RLTD_INSTN_OID, CHAR(A.BLLITM_STOPDT), CHAR(A.BLLITM_STRTDT), C.BACCT_PARTN_ID, B.RLTD_CNUM_OID, SUBSTR(D.MSG_LINE_TXT,1,250), '', '', '', '', 1, CAST(A.BLLITM_ID AS VARCHAR(32) FOR SBCS DATA) AS BLLITM_ID FROM STHDSN6.TENGRA2.RECUR_ITEM_DATA A, STHDSN6.TENGRA2.RCUR_ITM_AHST_DATA B, STHDSN6.TENGRA2.RECUR_ITM_HST_DATA D, STHDSN6.TENGRA2.BACCT_DATA C, STHDSN6.TENGRA2.CNUM_DATA F WHERE B.BACCT_PARTN_ID=:BACCT_PARTN_ID AND B.BACCT_OID=:BACCT_OID AND A.BACCT_PARTN_ID=B.CURR_BCT_PARTN_ID AND A.BLLITM_OID=B.BLLITM_OID AND A.BACCT_PARTN_ID=D.BACCT_PARTN_ID AND A.BLLITM_OID=D.BLLITM_OID AND D.INTVL_START_DATE= ( SELECT MAX(INTVL_START_DATE) FROM STHDSN6.TENGRA2.RECUR_ITM_HST_DATA WHERE BACCT_PARTN_ID=A.BACCT_PARTN_ID AND BLLITM_OID=A.BLLITM_OID) AND C.BACCT_PARTN_ID=B.CURR_BCT_PARTN_ID AND C.BACCT_OID=B.CURR_BACCT_OID AND F.CURR_CUST_PARTN_ID=A.RLTD_CUST_PARTN_ID AND F.CNUM_OID=A.RLTD_CNUM_OID UNION ALL SELECT DISTINCT 'PerN', CASE A.BLLITM_STOPDT WHEN '9999-12-31' THEN 'AK' ELSE 'AN' END, CAST(A.TCOMITM_CAT_COD AS VARCHAR(10) FOR SBCS DATA) AS TCOMITM_CAT_COD , C.CURR_BACCT_ID, '', A.BLLITM_OID, C.BACCT_OID, A.ASOC_ID, A.RLTD_INSTN_OID, CHAR(A.BLLITM_STOPDT), CHAR(A.BLLITM_STRTDT), C.BACCT_PARTN_ID, 0, SUBSTR(D.MSG_LINE_TXT,1,250), '', '', '', '', 2, CAST(A.BLLITM_ID AS VARCHAR(32) FOR SBCS DATA) AS BLLITM_ID FROM STHDSN6.TENGRA2.RECUR_ITEM_DATA A,<text:s/><text:soft-page-break/>STHDSN6.TENGRA2.RCUR_ITM_AHST_DATA B, STHDSN6.TENGRA2.RECUR_ITM_HST_DATA D, STHDSN6.TENGRA2.BACCT_DATA C WHERE <text:s/>B.BACCT_PARTN_ID=:BACCT_PARTN_ID AND B.BACCT_OID=:BACCT_OID AND B.RLTD_CNUM_OID=0 AND A.BACCT_PARTN_ID=B.CURR_BCT_PARTN_ID AND A.BLLITM_OID=B.BLLITM_OID AND <text:s/>A.BACCT_PARTN_ID=D.BACCT_PARTN_ID AND A.BLLITM_OID=D.BLLITM_OID AND D.INTVL_START_DATE= ( SELECT MAX(INTVL_START_DATE) FROM STHDSN6.TENGRA2.RECUR_ITM_HST_DATA <text:s/>WHERE BACCT_PARTN_ID=A.BACCT_PARTN_ID AND BLLITM_OID=A.BLLITM_OID) AND C.BACCT_PARTN_ID=B.CURR_BCT_PARTN_ID AND C.BACCT_OID=B.CURR_BACCT_OID UNION ALL SELECT <text:s/>DISTINCT 'Resk', CASE A.ACTV_INACTV_IND WHEN 'A' THEN 'AK' ELSE 'AN' END, CAST(A.TCOMITM_CAT_COD AS VARCHAR(10) FOR SBCS DATA) AS TCOMITM_CAT_COD , C.CURR_BACCT_ID, '', A.BLLITM_OID, A.BACCT_OID, A.ASOC_ID, 0, '', '', C.BACCT_PARTN_ID, 0, '', '', '', '','', 3, CAST(A.BLLITM_ID AS VARCHAR(32) FOR SBCS DATA) AS BLLITM_ID FROM STHDSN6.TENGRA2.MISC_BLLITM_DATA A, STHDSN6.TENGRA2.BACCT_DATA C WHERE <text:s/>A.BACCT_PARTN_ID=C.BACCT_PARTN_ID AND A.BACCT_OID=C.BACCT_OID AND C.BACCT_PARTN_ID=:BACCT_PARTN_ID AND C.BACCT_OID=:BACCT_OID AND A.BLLITM_TYP_IND='F' UNION ALL SELECT DISTINCT 'Övr', CASE A.ACTV_INACTV_IND WHEN 'A' THEN 'AK' ELSE 'AN' END, CAST(A.TCOMITM_CAT_COD AS VARCHAR(10) FOR SBCS DATA) AS TCOMITM_CAT_COD, C.CURR_BACCT_ID, B.CURR_CNUM_ID, A.BLLITM_OID, A.BACCT_OID, A.ASOC_ID, A.RLTD_INSTN_OID, '', '', C.BACCT_PARTN_ID, A.RLTD_CNUM_OID, SUBSTR(A.MSG_LINE_TXT,1,250), CHAR(A.OOCYC_DATE), CHAR(A.OOCYC_TYP_IND), CHAR(A.EXTRT_DET_DATE), CHAR(A.BLLITM_DATE), 4, CAST(A.BLLITM_ID AS VARCHAR(32) FOR SBCS DATA) AS BLLITM_ID FROM STHDSN6.TENGRA2.MISC_BLLITM_DATA A, STHDSN6.TENGRA2.BACCT_DATA C, STHDSN6.TENGRA2.CNUM_DATA B WHERE A.BACCT_PARTN_ID=C.BACCT_PARTN_ID AND A.BACCT_OID=C.BACCT_OID AND C.BACCT_PARTN_ID=:BACCT_PARTN_ID AND C.BACCT_OID=:BACCT_OID AND B.CURR_CUST_PARTN_ID=A.RLTD_CUST_PARTN_ID AND B.CNUM_OID=A.RLTD_CNUM_OID AND A.BLLITM_TYP_IND='M' UNION ALL SELECT DISTINCT 'ÖvrN', CASE A.ACTV_INACTV_IND WHEN 'A' THEN 'AK' ELSE 'AN' END, CAST(A.TCOMITM_CAT_COD AS VARCHAR(10) FOR SBCS DATA) AS <text:s/>TCOMITM_CAT_COD, C.CURR_BACCT_ID, '',A.BLLITM_OID,A.BACCT_OID,A.ASOC_ID,A.RLTD_INSTN_OID,'','',C.BACCT_PARTN_ID, 0,SUBSTR(A.MSG_LINE_TXT,1,250), CHAR(A.OOCYC_DATE),CHAR(A.OOCYC_TYP_IND),CHAR(A.EXTRT_DET_DATE),CHAR(A.BLLITM_DATE), 5, CAST(A.BLLITM_ID AS VARCHAR(32) FOR SBCS DATA) AS BLLITM_ID FROM STHDSN6.TENGRA2.MISC_BLLITM_DATA A,STHDSN6.TENGRA2.BACCT_DATA C WHERE A.BACCT_PARTN_ID=C.BACCT_PARTN_ID AND A.BACCT_OID=C.BACCT_OID AND C.BACCT_PARTN_ID=:BACCT_PARTN_ID AND <text:s/>C.BACCT_OID=:BACCT_OID AND A.RLTD_CNUM_OID=0 AND A.BLLITM_TYP_IND='M' ORDER BY 2, 1 DESC, 14, 19, 4, 18 DESC, 5, 3, 8, 10",</text:p>
      <text:p text:style-name="P1266"><text:s text:c="2"/>"collectionID": "SYSIBMSERVICE",</text:p>
      <text:p text:style-name="P1267"><text:s text:c="2"/>"serviceName": "fkto_union",</text:p>
      <text:p text:style-name="P1268"><text:s text:c="2"/>"description": "fkto_union BACCT_PARTN_ID,BACCT_OID",</text:p>
      <text:p text:style-name="P1269"><text:s text:c="2"/>"collectionID": "SYSIBMSERVICE",</text:p>
      <text:p text:style-name="P1270"><text:s text:c="2"/>"owner": "COMINAT5",</text:p>
      <text:p text:style-name="P1271"><text:s text:c="2"/>"validate": "BIND",</text:p>
      <text:p text:style-name="P1272"><text:span text:style-name="T1273"><text:s text:c="2"/></text:span>"version": "V1",</text:p>
      <text:p text:style-name="P1274"><text:s text:c="2"/>"response": ""</text:p>
      <text:p text:style-name="P1275">}</text:p>
      <text:p text:style-name="P1276"/>
      <text:p text:style-name="P1277"/>
      <text:p text:style-name="P1278">===========================</text:p>
      <text:p text:style-name="P1279">AVS021 <text:s text:c="3"/>-AVGIFTER</text:p>
      <text:p text:style-name="P1280">===========================</text:p>
      <text:p text:style-name="P1281">{</text:p>
      <text:p text:style-name="P1282"><text:s text:c="2"/>"dburl": "http://131.116.44.144:1316/services/DB2ServiceManager",</text:p>
      <text:soft-page-break/>
      <text:p text:style-name="P1283"><text:s text:c="2"/>"username": "a472inb",</text:p>
      <text:p text:style-name="P1284"><text:s text:c="2"/>"password": "INblatS2",</text:p>
      <text:p text:style-name="P1285"><text:s text:c="2"/>"requestType": "createService",</text:p>
      <text:p text:style-name="P1286"><text:s text:c="2"/>"sqlStmt":"SELECT DISTINCT SUBSTR(A.MSG_LINE_TXT,1,250) FROM STHDSN6.TENGRA2.RECUR_ITM_HST_DATA A WHERE A.BACCT_PARTN_ID=:BACCT_PARTN_ID AND A.BLLITM_OID=:BLLITM_OID AND A.INTVL_START_DATE=:INTVL_START_DATE",</text:p>
      <text:p text:style-name="P1287"><text:s text:c="2"/>"serviceName": "avs021",</text:p>
      <text:p text:style-name="P1288"><text:s text:c="2"/>"description": "avs021 BACCT_PARTN_ID,BLLITM_OID,INTVL_START_DATE",</text:p>
      <text:p text:style-name="P1289"><text:s text:c="2"/>"collectionID": "SYSIBMSERVICE",</text:p>
      <text:p text:style-name="P1290"><text:s text:c="2"/>"owner": "COMINAT5",</text:p>
      <text:p text:style-name="P1291"><text:s text:c="2"/>"validate": "BIND",</text:p>
      <text:p text:style-name="P1292"><text:span text:style-name="T1293"><text:s text:c="2"/></text:span>"version": "V1",</text:p>
      <text:p text:style-name="P1294"><text:s text:c="2"/>"response": ""</text:p>
      <text:p text:style-name="P1295">}</text:p>
      <text:p text:style-name="P1296"/>
      <text:p text:style-name="P1297"/>
      <text:p text:style-name="P1298">===========================</text:p>
      <text:p text:style-name="P1299">AVS022 <text:s text:c="3"/>-AVGIFTER <text:s text:c="4"/></text:p>
      <text:p text:style-name="P1300">===========================</text:p>
      <text:p text:style-name="P1301"/>
      <text:p text:style-name="P1302">{</text:p>
      <text:p text:style-name="P1303"><text:s text:c="2"/>"dburl": "http://131.116.44.144:1316/services/DB2ServiceManager",</text:p>
      <text:p text:style-name="P1304"><text:s text:c="2"/>"username": "a472inb",</text:p>
      <text:p text:style-name="P1305"><text:s text:c="2"/>"password": "INblatS2",</text:p>
      <text:p text:style-name="P1306"><text:s text:c="2"/>"requestType": "createService",</text:p>
      <text:p text:style-name="P1307"><text:s text:c="2"/>"sqlStmt":"SELECT F.BEORDRIN FROM STHDSN6.TENA2.FPT8200 F WHERE F.PROMIS_ID=:PROMIS_ID AND LEFT(F.BEORDRIN,2) NOT IN ('xy','XY','Xy','xY') ",</text:p>
      <text:p text:style-name="P1308"><text:s text:c="2"/>"serviceName": "avs022",</text:p>
      <text:p text:style-name="P1309"><text:s text:c="2"/>"description": "avs022 PROMIS_ID",</text:p>
      <text:p text:style-name="P1310"><text:s text:c="2"/>"collectionID": "SYSIBMSERVICE",</text:p>
      <text:p text:style-name="P1311"><text:s text:c="2"/>"owner": "COMINAT5",</text:p>
      <text:p text:style-name="P1312"><text:s text:c="2"/>"validate": "BIND",</text:p>
      <text:p text:style-name="P1313"><text:span text:style-name="T1314"><text:s text:c="2"/></text:span>"version": "V1",</text:p>
      <text:p text:style-name="P1315"><text:s text:c="2"/>"response": ""</text:p>
      <text:p text:style-name="P1316">}</text:p>
      <text:p text:style-name="P1317"/>
      <text:p text:style-name="P1318"/>
      <text:p text:style-name="P1319"/>
      <text:p text:style-name="P1320">===========================</text:p>
      <text:p text:style-name="P1321">AVS023 <text:s text:c="3"/>-AVGIFTER</text:p>
      <text:p text:style-name="P1322">===========================</text:p>
      <text:p text:style-name="P1323">{</text:p>
      <text:p text:style-name="P1324"><text:s text:c="2"/>"dburl": "http://131.116.44.144:1316/services/DB2ServiceManager",</text:p>
      <text:p text:style-name="P1325"><text:s text:c="2"/>"username": "a472inb",</text:p>
      <text:p text:style-name="P1326"><text:s text:c="2"/>"password": "INblatS2",</text:p>
      <text:p text:style-name="P1327"><text:s text:c="2"/>"requestType": "createService",</text:p>
      <text:p text:style-name="P1328"><text:s text:c="2"/>"sqlStmt":"SELECT <text:s text:c="2"/>DISTINCT LEFT(A.TRT_VL,30), A.EFFEC_DATE FROM <text:s text:c="12"/>STHDSN6.TENGRA2.ASGND_TRT_TABL A WHERE <text:s text:c="12"/>A.ASOC_ID =:ASOC_ID AND <text:s text:c="14"/>A.TRT_ID = 32120 AND <text:s text:c="14"/>A.EFFEC_DATE &lt;&gt; 9999999 AND <text:s text:c="14"/>A.EFFEC_DATE = (SELECT MAX(AA.EFFEC_DATE) FROM <text:s/>STHDSN6.TENGRA2.ASGND_TRT_TABL AA WHERE AA.ASOC_ID = A.ASOC_ID AND AA.EFFEC_DATE &lt;&gt; 9999999) AND <text:s text:c="3"/>LEFT(A.TRT_VL,2) NOT IN ('xy','XY','Xy','xY') ORDER BY A.EFFEC_DATE DESC",</text:p>
      <text:soft-page-break/>
      <text:p text:style-name="P1329"><text:s text:c="2"/>"serviceName": "avs023",</text:p>
      <text:p text:style-name="P1330"><text:s text:c="2"/>"description": "avs023 ASOC_ID",</text:p>
      <text:p text:style-name="P1331"><text:s text:c="2"/>"collectionID": "SYSIBMSERVICE",</text:p>
      <text:p text:style-name="P1332"><text:s text:c="2"/>"owner": "COMINAT5",</text:p>
      <text:p text:style-name="P1333"><text:s text:c="2"/>"validate": "BIND",</text:p>
      <text:p text:style-name="P1334"><text:span text:style-name="T1335"><text:s text:c="2"/></text:span>"version": "V1",</text:p>
      <text:p text:style-name="P1336"><text:s text:c="2"/>"response": ""</text:p>
      <text:p text:style-name="P1337">}</text:p>
      <text:p text:style-name="P1338"/>
      <text:p text:style-name="P1339">===============================</text:p>
      <text:p text:style-name="P1340">AVS02 <text:s/>- AVGIFTER</text:p>
      <text:p text:style-name="P1341">=============================</text:p>
      <text:p text:style-name="P1342">{</text:p>
      <text:p text:style-name="P1343"><text:s text:c="2"/>"dburl": "http://131.116.44.144:1316/services/DB2ServiceManager",</text:p>
      <text:p text:style-name="P1344"><text:s text:c="2"/>"username": "a472inb",</text:p>
      <text:p text:style-name="P1345"><text:s text:c="2"/>"password": "INblatS2",</text:p>
      <text:p text:style-name="P1346"><text:s text:c="2"/>"requestType": "createService",</text:p>
      <text:p text:style-name="P1347"><text:s text:c="2"/>"sqlStmt":"SELECT SUBSTR(A.MSG_LINE_TXT,1,250) FROM STHDSN6.TENGRA2.MISC_BLLITM_DATA A WHERE <text:s/>A.BACCT_PARTN_ID=:BACCT_PARTN_ID AND A.BLLITM_OID=:BLLITM_OID",</text:p>
      <text:p text:style-name="P1348"><text:s text:c="2"/>"serviceName": "avs02",</text:p>
      <text:p text:style-name="P1349"><text:s text:c="2"/>"description": "avs02 BACCT_PARTN_ID,BLLITM_OID",</text:p>
      <text:p text:style-name="P1350"><text:s text:c="2"/>"collectionID": "SYSIBMSERVICE",</text:p>
      <text:p text:style-name="P1351"><text:s text:c="2"/>"owner": "COMINAT5",</text:p>
      <text:p text:style-name="P1352"><text:s text:c="2"/>"validate": "BIND",</text:p>
      <text:p text:style-name="P1353"><text:span text:style-name="T1354"><text:s text:c="2"/></text:span>"version": "V1",</text:p>
      <text:p text:style-name="P1355"><text:s text:c="2"/>"response": ""</text:p>
      <text:p text:style-name="P1356">}</text:p>
      <text:p text:style-name="P1357"/>
      <text:p text:style-name="P1358">=======================</text:p>
      <text:p text:style-name="P1359">AVS081 <text:s text:c="2"/>- AVGIFTER</text:p>
      <text:p text:style-name="P1360">=======================</text:p>
      <text:p text:style-name="P1361">{</text:p>
      <text:p text:style-name="P1362"><text:s text:c="2"/>"dburl": "http://131.116.44.144:1316/services/DB2ServiceManager",</text:p>
      <text:p text:style-name="P1363"><text:s text:c="2"/>"username": "a472inb",</text:p>
      <text:p text:style-name="P1364"><text:s text:c="2"/>"password": "INblatS2",</text:p>
      <text:p text:style-name="P1365"><text:s text:c="2"/>"requestType": "createService",</text:p>
      <text:p text:style-name="P1366"><text:s text:c="2"/>"sqlStmt":"SELECT BACCT_CYCLE_ID, LAST_BILL_DATE FROM STHDSN6.TENGRA2.BACCT_DATA WHERE BACCT_PARTN_ID=:BACCT_PARTN_ID AND BACCT_OID=:BACCT_OID",</text:p>
      <text:p text:style-name="P1367"><text:s text:c="2"/>"serviceName": "avs081",</text:p>
      <text:p text:style-name="P1368"><text:s text:c="2"/>"description": "avs081 BACCT_PARTN_ID,BACCT_OID",</text:p>
      <text:p text:style-name="P1369"><text:s text:c="2"/>"collectionID": "SYSIBMSERVICE",</text:p>
      <text:p text:style-name="P1370"><text:s text:c="2"/>"owner": "COMINAT5",</text:p>
      <text:p text:style-name="P1371"><text:s text:c="2"/>"validate": "BIND",</text:p>
      <text:p text:style-name="P1372"><text:span text:style-name="T1373"><text:s text:c="2"/></text:span>"version": "V1",</text:p>
      <text:p text:style-name="P1374"><text:s text:c="2"/>"response": ""</text:p>
      <text:p text:style-name="P1375">}</text:p>
      <text:p text:style-name="P1376"/>
      <text:p text:style-name="P1377"/>
      <text:p text:style-name="P1378">=======================</text:p>
      <text:p text:style-name="P1379">AVS09 <text:s text:c="2"/>- AVGIFTER</text:p>
      <text:p text:style-name="P1380">=======================</text:p>
      <text:p text:style-name="P1381">{</text:p>
      <text:soft-page-break/>
      <text:p text:style-name="P1382"><text:s text:c="2"/>"dburl": "http://131.116.44.144:1316/services/DB2ServiceManager",</text:p>
      <text:p text:style-name="P1383"><text:s text:c="2"/>"username": "a472inb",</text:p>
      <text:p text:style-name="P1384"><text:s text:c="2"/>"password": "INblatS2",</text:p>
      <text:p text:style-name="P1385"><text:s text:c="2"/>"requestType": "createService",</text:p>
      <text:p text:style-name="P1386"><text:s text:c="2"/>"sqlStmt":"SELECT BILL_DATE FROM <text:s/>STHDSN6.TENGRA2.BCYCL_CNTL_TABL WHERE <text:s/>BCYCL_COD=:BCYCL_COD",</text:p>
      <text:p text:style-name="P1387"><text:s text:c="2"/>"serviceName": "avs09",</text:p>
      <text:p text:style-name="P1388"><text:s text:c="2"/>"description": "avs09 BCYCL_COD",</text:p>
      <text:p text:style-name="P1389"><text:s text:c="2"/>"collectionID": "SYSIBMSERVICE",</text:p>
      <text:p text:style-name="P1390"><text:s text:c="2"/>"owner": "COMINAT5",</text:p>
      <text:p text:style-name="P1391"><text:s text:c="2"/>"validate": "BIND",</text:p>
      <text:p text:style-name="P1392"><text:span text:style-name="T1393"><text:s text:c="2"/></text:span>"version": "V1",</text:p>
      <text:p text:style-name="P1394"><text:s text:c="2"/>"response": ""</text:p>
      <text:p text:style-name="P1395">}</text:p>
      <text:p text:style-name="P1396"/>
      <text:p text:style-name="P1397"/>
      <text:p text:style-name="P1398"/>
      <text:p text:style-name="P1399"/>
      <text:p text:style-name="P1400"/>
      <text:p text:style-name="P1401"/>
      <text:p text:style-name="P1402"/>
      <text:p text:style-name="P1403"/>
      <text:p text:style-name="P1404">=======================</text:p>
      <text:p text:style-name="P1405">avs021 <text:s text:c="2"/>- AVGIFTER</text:p>
      <text:p text:style-name="P1406">=======================</text:p>
      <text:p text:style-name="P1407">{</text:p>
      <text:p text:style-name="P1408"><text:s text:c="2"/>"dburl": "http://131.116.44.144:1316/services/DB2ServiceManager",</text:p>
      <text:p text:style-name="P1409"><text:s text:c="2"/>"username": "a472inb",</text:p>
      <text:p text:style-name="P1410"><text:s text:c="2"/>"password": "INblatS2",</text:p>
      <text:p text:style-name="P1411"><text:s text:c="2"/>"requestType": "createService",</text:p>
      <text:p text:style-name="P1412"><text:s text:c="2"/>"sqlStmt":"SELECT DISTINCT SUBSTR(A.MSG_LINE_TXT,1,250) FROM STHDSN6.TENGRA2.RECUR_ITM_HST_DATA A WHERE A.BACCT_PARTN_ID=:BACCT_PARTN_ID AND A.BLLITM_OID=:BLLITM_OID AND A.INTVL_START_DATE=:INTVL_START_DATE",</text:p>
      <text:p text:style-name="P1413"><text:s text:c="2"/>"serviceName": "avs021",</text:p>
      <text:p text:style-name="P1414"><text:s text:c="2"/>"description": "avs021 BACCT_PARTN_ID,BLLITM_OID,INTVL_START_DATE",</text:p>
      <text:p text:style-name="P1415"><text:s text:c="2"/>"collectionID": "SYSIBMSERVICE",</text:p>
      <text:p text:style-name="P1416"><text:s text:c="2"/>"owner": "COMINAT5",</text:p>
      <text:p text:style-name="P1417"><text:s text:c="2"/>"validate": "BIND",</text:p>
      <text:p text:style-name="P1418"><text:s text:c="2"/>"version": "V1",</text:p>
      <text:p text:style-name="P1419"><text:s text:c="2"/>"response": ""</text:p>
      <text:p text:style-name="P1420">}</text:p>
      <text:p text:style-name="P1421"/>
      <text:p text:style-name="P1422"/>
      <text:p text:style-name="P1423">==================</text:p>
      <text:p text:style-name="P1424">anl_union - AVGIFTER</text:p>
      <text:p text:style-name="P1425">==================</text:p>
      <text:p text:style-name="P1426"/>
      <text:p text:style-name="P1427"/>
      <text:p text:style-name="P1428">{</text:p>
      <text:p text:style-name="P1429"><text:s text:c="2"/>"dburl": "http://131.116.44.144:1316/services/DB2ServiceManager",</text:p>
      <text:p text:style-name="P1430"><text:s text:c="2"/>"username": "a472inb",</text:p>
      <text:p text:style-name="P1431"><text:s text:c="2"/>"password": "INblatS2",</text:p>
      <text:soft-page-break/>
      <text:p text:style-name="P1432"><text:s text:c="2"/>"requestType": "createService",</text:p>
      <text:p text:style-name="P1433"><text:s text:c="2"/>"sqlStmt":"SELECT DISTINCT 'Per', CASE A.BLLITM_STOPDT WHEN '9999-12-31' THEN 'AK' ELSE 'AN' END,CAST(A.TCOMITM_CAT_COD AS VARCHAR(10) FOR SBCS DATA) AS TCOMITM_CAT_COD,C.CURR_BACCT_ID,CAST(F.CNUM_ID AS VARCHAR(32) FOR SBCS DATA) AS <text:s text:c="14"/>CNUM_ID,A.BLLITM_OID,C.BACCT_OID,A.ASOC_ID,A.RLTD_INSTN_OID,CHAR(A.BLLITM_STOPDT),CHAR(A.BLLITM_STRTDT),C.BACCT_PARTN_ID,A.RLTD_CNUM_OID,SUBSTR(D.MSG_LINE_TXT,1,250),'','','','',1,CAST(A.BLLITM_ID AS VARCHAR(32) FOR SBCS DATA) AS BLLITM_ID FROM STHDSN6.TENGRA2.RECUR_ITEM_DATA A,STHDSN6.TENGRA2.RECUR_ITM_HST_DATA D,STHDSN6.TENGRA2.BACCT_DATA C,STHDSN6.TENGRA2.CNUM_ID_HIST_DATA F WHERE A.CURR_BACCT_OID=C.BACCT_OID AND A.RLTD_CUST_OID=:RLTD_CUST_OID AND A.BACCT_PARTN_ID=D.BACCT_PARTN_ID AND A.BLLITM_OID=D.BLLITM_OID AND D.INTVL_START_DATE=(SELECT MAX(INTVL_START_DATE) FROM STHDSN6.TENGRA2.RECUR_ITM_HST_DATA WHERE BACCT_PARTN_ID=A.BACCT_PARTN_ID AND BLLITM_OID=A.BLLITM_OID) AND CAST(F.CNUM_ID AS VARCHAR(32) FOR SBCS DATA) IN (:CNUM_ID,:SUBCNUM_ID) AND F.INTVL_START_DATE = (SELECT MAX(INTVL_START_DATE) FROM <text:s/>STHDSN6.TENGRA2.CNUM_ID_HIST_DATA WHERE CURR_CUST_PARTN_ID=F.CURR_CUST_PARTN_ID AND CNUM_OID=F.CNUM_OID) AND F.CURR_CUST_PARTN_ID=A.RLTD_CUST_PARTN_ID AND F.CNUM_OID=A.RLTD_CNUM_OID UNION ALL SELECT DISTINCT 'Övr',CASE A.ACTV_INACTV_IND WHEN 'A' THEN 'AK' ELSE 'AN' END,CAST(A.TCOMITM_CAT_COD AS VARCHAR(10) FOR SBCS DATA) AS TCOMITM_CAT_COD,C.CURR_BACCT_ID,CAST(F.CNUM_ID AS VARCHAR(32) FOR SBCS DATA) AS CNUM_ID,A.BLLITM_OID,A.BACCT_OID, A.ASOC_ID,A.RLTD_INSTN_OID,'','',C.BACCT_PARTN_ID,A.RLTD_CNUM_OID,SUBSTR(A.MSG_LINE_TXT,1,250),CHAR(A.OOCYC_DATE),CHAR(A.OOCYC_TYP_IND),CHAR(A.EXTRT_DET_DATE), CHAR(A.BLLITM_DATE),2,CAST(A.BLLITM_ID AS VARCHAR(32) FOR SBCS DATA) AS BLLITM_ID FROM STHDSN6.TENGRA2.MISC_BLLITM_DATA A,STHDSN6.TENGRA2.CNUM_ID_HIST_DATA F,STHDSN6.TENGRA2.BACCT_DATA C WHERE CAST(F.CNUM_ID AS VARCHAR(32) FOR SBCS DATA) IN (:CNUM_ID,:SUBCNUM_ID) AND F.INTVL_START_DATE=(SELECT MAX(INTVL_START_DATE) FROM STHDSN6.TENGRA2.CNUM_ID_HIST_DATA WHERE CURR_CUST_PARTN_ID=F.CURR_CUST_PARTN_ID AND CNUM_OID=F.CNUM_OID) AND A.RLTD_INSTN_OID=F.CURR_INSTN_OID AND A.RLTD_CNUM_OID=F.CNUM_OID AND A.BACCT_PARTN_ID=C.BACCT_PARTN_ID AND A.BACCT_OID=C.BACCT_OID <text:s/>AND A.RLTD_CUST_OID=:RLTD_CUST_OID AND A.BLLITM_TYP_IND='M' ORDER BY 2,1 desc, 14,19,4,18 desc, 5,3,10",</text:p>
      <text:p text:style-name="P1434"><text:s text:c="2"/>"serviceName": "anl_union",</text:p>
      <text:p text:style-name="P1435"><text:s text:c="2"/>"description": "anl_union CNUM_ID OR SUBCNUM_ID,RLTD_CUST_OID",</text:p>
      <text:p text:style-name="P1436"><text:s text:c="2"/>"collectionID": "SYSIBMSERVICE",</text:p>
      <text:p text:style-name="P1437"><text:s text:c="2"/>"owner": "COMINAT5",</text:p>
      <text:p text:style-name="P1438"><text:s text:c="2"/>"validate": "BIND",</text:p>
      <text:p text:style-name="P1439"><text:s text:c="2"/>"version": "V1",</text:p>
      <text:p text:style-name="P1440"><text:s text:c="2"/>"response": ""</text:p>
      <text:p text:style-name="P1441">}</text:p>
      <text:p text:style-name="P1442"/>
      <text:p text:style-name="P1443">==========================</text:p>
      <text:p text:style-name="P1444">fkto_anl_union - AVGIFTER</text:p>
      <text:p text:style-name="P1445">==========================</text:p>
      <text:p text:style-name="P1446"/>
      <text:p text:style-name="P1447"/>
      <text:p text:style-name="P1448"/>
      <text:p text:style-name="P1449">{</text:p>
      <text:p text:style-name="P1450"><text:s text:c="2"/>"dburl": "http://131.116.44.144:1316/services/DB2ServiceManager",</text:p>
      <text:p text:style-name="P1451"><text:s text:c="2"/>"username": "a472inb",</text:p>
      <text:p text:style-name="P1452"><text:s text:c="2"/>"password": "INblatS2",</text:p>
      <text:p text:style-name="P1453"><text:s text:c="2"/>"requestType": "createService",</text:p>
      <text:soft-page-break/>
      <text:p text:style-name="P1454"><text:s text:c="2"/>"sqlStmt":"SELECT DISTINCT 'Per',CASE A.BLLITM_STOPDT WHEN '9999-12-31' THEN 'AK' ELSE 'AN' END,CAST(A.TCOMITM_CAT_COD AS VARCHAR(10) FOR SBCS DATA) AS TCOMITM_CAT_COD,C.CURR_BACCT_ID,CAST(F.CNUM_ID AS VARCHAR(32) FOR SBCS DATA) AS CNUM_ID,A.BLLITM_OID,C.BACCT_OID, A.ASOC_ID,A.RLTD_INSTN_OID, CHAR(A.BLLITM_STOPDT), CHAR(A.BLLITM_STRTDT),C.BACCT_PARTN_ID,A.RLTD_CNUM_OID,SUBSTR(D.MSG_LINE_TXT,1,250),'','','','',1,CAST(A.BLLITM_ID AS VARCHAR(32) FOR SBCS DATA) AS BLLITM_ID FROM STHDSN6.TENGRA2.RECUR_ITEM_DATA A, STHDSN6.TENGRA2.RCUR_ITM_AHST_DATA B, STHDSN6.TENGRA2.RECUR_ITM_HST_DATA D, STHDSN6.TENGRA2.BACCT_DATA C, STHDSN6.TENGRA2.CNUM_ID_HIST_DATA F WHERE B.BACCT_PARTN_ID=:BACCT_PARTN_ID AND B.BACCT_OID=:BACCT_OID AND CAST(F.CNUM_ID AS VARCHAR(32) FOR SBCS DATA) IN (:CNUM_ID,:SUBCNUM_ID) AND F.INTVL_START_DATE = (SELECT MAX(INTVL_START_DATE) FROM STHDSN6.TENGRA2.CNUM_ID_HIST_DATA WHERE <text:s/>CURR_CUST_PARTN_ID = F.CURR_CUST_PARTN_ID AND <text:s/>CNUM_OID = F.CNUM_OID) AND A.BACCT_PARTN_ID = B.CURR_BCT_PARTN_ID AND <text:s/>A.BLLITM_OID = B.BLLITM_OID AND <text:s/>A.RLTD_CUST_PARTN_ID = F.CURR_CUST_PARTN_ID AND <text:s/>A.RLTD_CNUM_OID = F.CNUM_OID AND D.BACCT_PARTN_ID =A.BACCT_PARTN_ID AND <text:s/>D.BLLITM_OID = A.BLLITM_OID AND <text:s/>D.INTVL_START_DATE = (SELECT MAX(INTVL_START_DATE) FROM STHDSN6.TENGRA2.RECUR_ITM_HST_DATA WHERE BACCT_PARTN_ID = D.BACCT_PARTN_ID AND <text:s/>BLLITM_OID = D.BLLITM_OID) AND <text:s/>C.BACCT_PARTN_ID = B.CURR_BCT_PARTN_ID AND <text:s/>C.BACCT_OID=B.CURR_BACCT_OID UNION ALL SELECT DISTINCT 'Övr',CASE A.ACTV_INACTV_IND WHEN 'A' THEN 'AK' ELSE 'AN' END,CAST(A.TCOMITM_CAT_COD AS VARCHAR(10) FOR SBCS DATA) AS TCOMITM_CAT_COD,C.CURR_BACCT_ID,CAST(F.CNUM_ID AS VARCHAR(32) FOR SBCS DATA) AS CNUM_ID,A.BLLITM_OID,A.BACCT_OID, A.ASOC_ID,A.RLTD_INSTN_OID,'','',C.BACCT_PARTN_ID,A.RLTD_CNUM_OID,SUBSTR(A.MSG_LINE_TXT,1,250),CHAR(A.OOCYC_DATE),CHAR(A.OOCYC_TYP_IND),CHAR(A.EXTRT_DET_DATE), CHAR(A.BLLITM_DATE),2,CAST(A.BLLITM_ID AS VARCHAR(32) FOR SBCS DATA) AS BLLITM_ID FROM STHDSN6.TENGRA2.MISC_BLLITM_DATA A, STHDSN6.TENGRA2.CNUM_ID_HIST_DATA F, STHDSN6.TENGRA2.BACCT_DATA C WHERE CAST(F.CNUM_ID AS VARCHAR(32) FOR SBCS DATA) IN (:CNUM_ID,:SUBCNUM_ID) AND <text:s/>F.INTVL_START_DATE=(SELECT <text:s/>MAX(INTVL_START_DATE) FROM STHDSN6.TENGRA2.CNUM_ID_HIST_DATA WHERE CURR_CUST_PARTN_ID=F.CURR_CUST_PARTN_ID AND CNUM_OID=F.CNUM_OID) AND C.BACCT_PARTN_ID=:BACCT_PARTN_ID AND C.BACCT_OID=:BACCT_OID AND A.BACCT_PARTN_ID=C.BACCT_PARTN_ID AND A.BACCT_OID=C.BACCT_OID AND A.RLTD_INSTN_OID=F.CURR_INSTN_OID AND A.RLTD_CNUM_OID=F.CNUM_OID AND A.BLLITM_TYP_IND='M' ORDER BY 2,1 desc,14,19,4,18 desc,5,3,8,10",</text:p>
      <text:p text:style-name="P1455"><text:s text:c="2"/>"serviceName": "fkto_anl_union",</text:p>
      <text:p text:style-name="P1456"><text:s text:c="2"/>"description": "fkto_anl_union BACCT_PARTN_ID,BACCT_OID, CNUM_ID OR SUBCNUM_ID",</text:p>
      <text:p text:style-name="P1457"><text:s text:c="2"/>"collectionID": "SYSIBMSERVICE",</text:p>
      <text:p text:style-name="P1458"><text:s text:c="2"/>"owner": "COMINAT5",</text:p>
      <text:p text:style-name="P1459"><text:s text:c="2"/>"validate": "BIND",</text:p>
      <text:p text:style-name="P1460"><text:span text:style-name="T1461"><text:s text:c="2"/></text:span>"version": "V1",</text:p>
      <text:p text:style-name="P1462"><text:s text:c="2"/>"response": ""</text:p>
      <text:p text:style-name="P1463">}</text:p>
      <text:p text:style-name="P1464"/>
      <text:p text:style-name="P1465">=======================</text:p>
      <text:p text:style-name="P1466">per_avs08 <text:s text:c="2"/>- AVGIFTER</text:p>
      <text:p text:style-name="P1467">=======================</text:p>
      <text:p text:style-name="P1468"/>
      <text:p text:style-name="P1469"/>
      <text:p text:style-name="P1470">{</text:p>
      <text:p text:style-name="P1471"><text:s text:c="2"/>"dburl": "http://131.116.44.144:1316/services/DB2ServiceManager",</text:p>
      <text:p text:style-name="P1472"><text:s text:c="2"/>"username": "a472inb",</text:p>
      <text:p text:style-name="P1473"><text:s text:c="2"/>"password": "INblatS2",</text:p>
      <text:soft-page-break/>
      <text:p text:style-name="P1474"><text:s text:c="2"/>"requestType": "createService",</text:p>
      <text:p text:style-name="P1475"><text:s text:c="2"/>"sqlStmt":"SELECT A.BLLITM_STRTDT, A.BLLITM_STOPDT, A.BLLITM_OID, CAST(A.BLLITM_ID AS VARCHAR(32) FOR SBCS DATA) AS BLLITM_ID FROM STHDSN6.TENGRA2.RECUR_ITEM_DATA A, STHDSN6.TENGRA2.RECUR_ITM_HST_DATA B WHERE A.CURR_BACCT_OID=:CURR_BACCT_OID AND CAST(A.TCOMITM_CAT_COD AS VARCHAR(10) FOR SBCS DATA)=:TCOMITM_CAT_COD AND A.RLTD_INSTN_OID=:RLTD_INSTN_OID AND A.RLTD_CNUM_OID=:RLTD_CNUM_OID AND A.BLLITM_STOPDT='9999-12-31' AND B.BACCT_PARTN_ID=A.BACCT_PARTN_ID AND B.BLLITM_OID= A.BLLITM_OID AND SUBSTR(B.MSG_LINE_TXT,1,250)='' AND B.INTVL_START_DATE=(SELECT MAX(INTVL_START_DATE) FROM STHDSN6.TENGRA2.RECUR_ITM_HST_DATA WHERE BACCT_PARTN_ID=A.BACCT_PARTN_ID AND BLLITM_OID=A.BLLITM_OID AND SUBSTR(MSG_LINE_TXT,1,250)='') ORDER BY 2 DESC,1,4",</text:p>
      <text:p text:style-name="P1476"><text:s text:c="2"/>"serviceName": "per_avs08",</text:p>
      <text:p text:style-name="P1477"><text:s text:c="2"/>"description": "per_avs08 CURR_BACCT_OID,TCOMITM_CAT_COD,RLTD_INSTN_OID,RLTD_CNUM_OID",</text:p>
      <text:p text:style-name="P1478"><text:s text:c="2"/>"collectionID": "SYSIBMSERVICE",</text:p>
      <text:p text:style-name="P1479"><text:s text:c="2"/>"owner": "COMINAT5",</text:p>
      <text:p text:style-name="P1480"><text:s text:c="2"/>"validate": "BIND",</text:p>
      <text:p text:style-name="P1481"><text:span text:style-name="T1482"><text:s text:c="2"/></text:span>"version": "V1",</text:p>
      <text:p text:style-name="P1483"><text:s text:c="2"/>"response": ""</text:p>
      <text:p text:style-name="P1484">}</text:p>
      <text:p text:style-name="P1485"/>
      <text:p text:style-name="P1486"/>
      <text:p text:style-name="P1487"/>
      <text:p text:style-name="P1488">=======================</text:p>
      <text:p text:style-name="P1489">per_avs08_1 <text:s text:c="2"/>- AVGIFTER</text:p>
      <text:p text:style-name="P1490">=======================</text:p>
      <text:p text:style-name="P1491"/>
      <text:p text:style-name="P1492"/>
      <text:p text:style-name="P1493">{</text:p>
      <text:p text:style-name="P1494"><text:s text:c="2"/>"dburl": "http://131.116.44.144:1316/services/DB2ServiceManager",</text:p>
      <text:p text:style-name="P1495"><text:s text:c="2"/>"username": "a472inb",</text:p>
      <text:p text:style-name="P1496"><text:s text:c="2"/>"password": "INblatS2",</text:p>
      <text:p text:style-name="P1497"><text:s text:c="2"/>"requestType": "createService",</text:p>
      <text:p text:style-name="P1498"><text:s text:c="2"/>"sqlStmt":"SELECT A.BLLITM_STRTDT, A.BLLITM_STOPDT, A.BLLITM_OID, CAST(A.BLLITM_ID AS VARCHAR(32) FOR SBCS DATA) AS BLLITM_ID FROM STHDSN6.TENGRA2.RECUR_ITEM_DATA A, STHDSN6.TENGRA2.RECUR_ITM_HST_DATA B WHERE A.CURR_BACCT_OID=:CURR_BACCT_OID AND CAST(A.TCOMITM_CAT_COD AS VARCHAR(10) FOR SBCS DATA)=:TCOMITM_CAT_COD AND A.RLTD_INSTN_OID=:RLTD_INSTN_OID AND A.RLTD_CNUM_OID=:RLTD_CNUM_OID AND A.BLLITM_STOPDT='9999-12-31' AND B.BACCT_PARTN_ID=A.BACCT_PARTN_ID AND B.BLLITM_OID=A.BLLITM_OID AND B.INTVL_START_DATE= (SELECT MAX(INTVL_START_DATE) FROM STHDSN6.TENGRA2.RECUR_ITM_HST_DATA WHERE BACCT_PARTN_ID=A.BACCT_PARTN_ID AND BLLITM_OID=A.BLLITM_OID) AND SUBSTR(B.MSG_LINE_TXT,1,250)=:MSG_LINE_TXT ORDER BY 2 DESC,1,4",</text:p>
      <text:p text:style-name="P1499"><text:s text:c="2"/>"serviceName": "per_avs08_1",</text:p>
      <text:p text:style-name="P1500"><text:s text:c="2"/>"description": "per_avs08_1 CURR_BACCT_OID,TCOMITM_CAT_COD,RLTD_INSTN_OID,RLTD_CNUM_OID,MSG_LINE_TXT",</text:p>
      <text:p text:style-name="P1501"><text:s text:c="2"/>"collectionID": "SYSIBMSERVICE",</text:p>
      <text:p text:style-name="P1502"><text:s text:c="2"/>"owner": "COMINAT5",</text:p>
      <text:p text:style-name="P1503"><text:s text:c="2"/>"validate": "BIND",</text:p>
      <text:p text:style-name="P1504"><text:span text:style-name="T1505"><text:s text:c="2"/></text:span>"version": "V1",</text:p>
      <text:p text:style-name="P1506"><text:s text:c="2"/>"response": ""</text:p>
      <text:p text:style-name="P1507">}</text:p>
      <text:p text:style-name="P1508"/>
      <text:p text:style-name="P1509"/>
      <text:p text:style-name="P1510">=======================</text:p>
      <text:p text:style-name="P1511">per_avs081 <text:s text:c="2"/>- AVGIFTER <text:s text:c="3"/></text:p>
      <text:p text:style-name="P1512">=======================</text:p>
      <text:p text:style-name="P1513"/>
      <text:p text:style-name="P1514"/>
      <text:p text:style-name="P1515">{</text:p>
      <text:p text:style-name="P1516"><text:s text:c="2"/>"dburl": "http://131.116.44.144:1316/services/DB2ServiceManager",</text:p>
      <text:p text:style-name="P1517"><text:s text:c="2"/>"username": "a472inb",</text:p>
      <text:p text:style-name="P1518"><text:s text:c="2"/>"password": "INblatS2",</text:p>
      <text:p text:style-name="P1519"><text:s text:c="2"/>"requestType": "createService",</text:p>
      <text:p text:style-name="P1520"><text:s text:c="2"/>"sqlStmt":"SELECT A.BLLITM_STRTDT,A.BLLITM_STOPDT,A.BLLITM_OID,CAST(A.BLLITM_ID AS VARCHAR(32) FOR SBCS DATA) AS BLLITM_ID FROM STHDSN6.TENGRA2.RECUR_ITEM_DATA A,STHDSN6.TENGRA2.CNUM_DATA B,STHDSN6.TENGRA2.RECUR_ITM_HST_DATA C WHERE A.CURR_BACCT_OID=:CURR_BACCT_OID AND CAST(A.TCOMITM_CAT_COD AS VARCHAR(10) FOR SBCS DATA)=:TCOMITM_CAT_COD AND A.RLTD_INSTN_OID=:RLTD_INSTN_OID AND B.CURR_CUST_PARTN_ID=A.RLTD_CUST_PARTN_ID AND B.CNUM_OID=A.RLTD_CNUM_OID AND B.CURR_CNUM_ID=:CURR_CNUM_ID AND A.BLLITM_STOPDT='9999-12-31' AND C.BACCT_PARTN_ID=A.BACCT_PARTN_ID AND C.BLLITM_OID=A.BLLITM_OID AND SUBSTR(C.MSG_LINE_TXT,1,250)='' AND C.INTVL_START_DATE=(SELECT MAX(INTVL_START_DATE) FROM STHDSN6.TENGRA2.RECUR_ITM_HST_DATA WHERE BACCT_PARTN_ID=A.BACCT_PARTN_ID <text:s/>AND BLLITM_OID=A.BLLITM_OID AND SUBSTR(MSG_LINE_TXT,1,250)='') ORDER BY 2 DESC,1,4",</text:p>
      <text:p text:style-name="P1521"><text:s text:c="2"/>"serviceName": "per_avs081",</text:p>
      <text:p text:style-name="P1522"><text:s text:c="2"/>"description": "per_avs081 CURR_BACCT_OID,TCOMITM_CAT_COD,RLTD_INSTN_OID,RLTD_CNUM_OID",</text:p>
      <text:p text:style-name="P1523"><text:s text:c="2"/>"collectionID": "SYSIBMSERVICE",</text:p>
      <text:p text:style-name="P1524"><text:s text:c="2"/>"owner": "COMINAT5",</text:p>
      <text:p text:style-name="P1525"><text:s text:c="2"/>"validate": "BIND",</text:p>
      <text:p text:style-name="P1526"><text:span text:style-name="T1527"><text:s text:c="2"/></text:span>"version": "V1",</text:p>
      <text:p text:style-name="P1528"><text:s text:c="2"/>"response": ""</text:p>
      <text:p text:style-name="P1529">}</text:p>
      <text:p text:style-name="P1530"/>
      <text:p text:style-name="P1531"/>
      <text:p text:style-name="P1532"/>
      <text:p text:style-name="P1533"/>
      <text:p text:style-name="P1534">=======================</text:p>
      <text:p text:style-name="P1535">per_avs081_1 <text:s text:c="2"/>- AVGIFTER <text:s text:c="3"/></text:p>
      <text:p text:style-name="P1536">=======================</text:p>
      <text:p text:style-name="P1537"/>
      <text:p text:style-name="P1538"/>
      <text:p text:style-name="P1539">{</text:p>
      <text:p text:style-name="P1540"><text:s text:c="2"/>"dburl": "http://131.116.44.144:1316/services/DB2ServiceManager",</text:p>
      <text:p text:style-name="P1541"><text:s text:c="2"/>"username": "a472inb",</text:p>
      <text:p text:style-name="P1542"><text:s text:c="2"/>"password": "INblatS2",</text:p>
      <text:p text:style-name="P1543"><text:s text:c="2"/>"requestType": "createService",</text:p>
      <text:p text:style-name="P1544"><text:s text:c="2"/>"sqlStmt":"SELECT A.BLLITM_STRTDT, A.BLLITM_STOPDT, A.BLLITM_OID, CAST(A.BLLITM_ID AS VARCHAR(32) FOR SBCS DATA) AS BLLITM_ID FROM STHDSN6.TENGRA2.RECUR_ITEM_DATA A, STHDSN6.TENGRA2.CNUM_DATA B, STHDSN6.TENGRA2.RECUR_ITM_HST_DATA C WHERE A.CURR_BACCT_OID=:CURR_BACCT_OID AND CAST(A.TCOMITM_CAT_COD AS VARCHAR(10) FOR SBCS DATA)=:TCOMITM_CAT_COD AND A.RLTD_INSTN_OID=:RLTD_INSTN_OID AND B.CURR_CUST_PARTN_ID=A.RLTD_CUST_PARTN_ID AND B.CNUM_OID=A.RLTD_CNUM_OID AND<text:s/><text:soft-page-break/>C.BACCT_PARTN_ID=A.BACCT_PARTN_ID AND C.BLLITM_OID=A.BLLITM_OID AND C.INTVL_START_DATE = (SELECT MAX(INTVL_START_DATE) FROM STHDSN6.TENGRA2.RECUR_ITM_HST_DATA WHERE BACCT_PARTN_ID = A.BACCT_PARTN_ID AND BLLITM_OID = A.BLLITM_OID) AND B.CURR_CNUM_ID=:CURR_CNUM_ID AND A.BLLITM_STOPDT='9999-12-31' AND SUBSTR(C.MSG_LINE_TXT,1,250)=:MSG_LINE_TXT ORDER BY 2 DESC,1,4",</text:p>
      <text:p text:style-name="P1545"><text:s text:c="2"/>"serviceName": "per_avs081_1",</text:p>
      <text:p text:style-name="P1546"><text:s text:c="2"/>"description": "per_avs081_1 CURR_BACCT_OID,TCOMITM_CAT_COD,RLTD_INSTN_OID,RLTD_CNUM_OID,BLLITM_STOPDT,MSG_LINE_TXT",</text:p>
      <text:p text:style-name="P1547"><text:s text:c="2"/>"collectionID": "SYSIBMSERVICE",</text:p>
      <text:p text:style-name="P1548"><text:s text:c="2"/>"owner": "COMINAT5",</text:p>
      <text:p text:style-name="P1549"><text:s text:c="2"/>"validate": "BIND",</text:p>
      <text:p text:style-name="P1550"><text:span text:style-name="T1551"><text:s text:c="2"/></text:span>"version": "V1",</text:p>
      <text:p text:style-name="P1552"><text:s text:c="2"/>"response": ""</text:p>
      <text:p text:style-name="P1553">}</text:p>
      <text:p text:style-name="P1554"/>
      <text:p text:style-name="P1555"/>
      <text:p text:style-name="P1556">=======================</text:p>
      <text:p text:style-name="P1557">per_avs082 <text:s text:c="2"/>- AVGIFTER <text:s text:c="2"/></text:p>
      <text:p text:style-name="P1558">=======================</text:p>
      <text:p text:style-name="P1559"/>
      <text:p text:style-name="P1560">{</text:p>
      <text:p text:style-name="P1561"><text:s text:c="2"/>"dburl": "http://131.116.44.144:1316/services/DB2ServiceManager",</text:p>
      <text:p text:style-name="P1562"><text:s text:c="2"/>"username": "a472inb",</text:p>
      <text:p text:style-name="P1563"><text:s text:c="2"/>"password": "INblatS2",</text:p>
      <text:p text:style-name="P1564"><text:s text:c="2"/>"requestType": "createService",</text:p>
      <text:p text:style-name="P1565"><text:s text:c="2"/>"sqlStmt":"SELECT A.BLLITM_STRTDT, A.BLLITM_STOPDT, A.BLLITM_OID,CAST(A.BLLITM_ID AS VARCHAR(32) FOR SBCS DATA) AS BLLITM_ID FROM STHDSN6.TENGRA2.RECUR_ITEM_DATA A,STHDSN6.TENGRA2.RECUR_ITM_HST_DATA B WHERE A.CURR_BACCT_OID=:CURR_BACCT_OID AND <text:s/>CAST(A.TCOMITM_CAT_COD AS VARCHAR(10) FOR SBCS DATA)=:TCOMITM_CAT_COD AND <text:s/>A.RLTD_INSTN_OID=:RLTD_INSTN_OID AND <text:s/>A.RLTD_CNUM_OID=:RLTD_CNUM_OID AND <text:s/>A.BLLITM_STOPDT &lt;'9999-12-31' AND <text:s/>B.BACCT_PARTN_ID=A.BACCT_PARTN_ID AND <text:s/>B.BLLITM_OID=A.BLLITM_OID AND SUBSTR(B.MSG_LINE_TXT,1,250)='' AND B.INTVL_START_DATE=(SELECT MAX(INTVL_START_DATE) FROM STHDSN6.TENGRA2.RECUR_ITM_HST_DATA WHERE BACCT_PARTN_ID=A.BACCT_PARTN_ID AND BLLITM_OID=A.BLLITM_OID AND SUBSTR(MSG_LINE_TXT,1,250)='') ORDER BY 2 DESC,1,4",</text:p>
      <text:p text:style-name="P1566"><text:s text:c="2"/>"serviceName": "per_avs082",</text:p>
      <text:p text:style-name="P1567"><text:s text:c="2"/>"description": "per_avs082 CURR_BACCT_OID,TCOMITM_CAT_COD,RLTD_INSTN_OID,RLTD_CNUM_OID",</text:p>
      <text:p text:style-name="P1568"><text:s text:c="2"/>"collectionID": "SYSIBMSERVICE",</text:p>
      <text:p text:style-name="P1569"><text:s text:c="2"/>"owner": "COMINAT5",</text:p>
      <text:p text:style-name="P1570"><text:s text:c="2"/>"validate": "BIND",</text:p>
      <text:p text:style-name="P1571"><text:span text:style-name="T1572"><text:s text:c="2"/></text:span>"version": "V1",</text:p>
      <text:p text:style-name="P1573"><text:s text:c="2"/>"response": ""</text:p>
      <text:p text:style-name="P1574">}</text:p>
      <text:p text:style-name="P1575"/>
      <text:p text:style-name="P1576"/>
      <text:p text:style-name="P1577"/>
      <text:p text:style-name="P1578">=======================</text:p>
      <text:p text:style-name="P1579">per_avs082_1 <text:s text:c="2"/>- AVGIFTER<text:s/></text:p>
      <text:p text:style-name="P1580">=======================</text:p>
      <text:p text:style-name="P1581"/>
      <text:p text:style-name="P1582">{</text:p>
      <text:p text:style-name="P1583"><text:s text:c="2"/>"dburl": "http://131.116.44.144:1316/services/DB2ServiceManager",</text:p>
      <text:p text:style-name="P1584"><text:s text:c="2"/>"username": "a472inb",</text:p>
      <text:p text:style-name="P1585"><text:s text:c="2"/>"password": "INblatS2",</text:p>
      <text:p text:style-name="P1586"><text:s text:c="2"/>"requestType": "createService",</text:p>
      <text:p text:style-name="P1587"><text:s text:c="2"/>"sqlStmt":"SELECT A.BLLITM_STRTDT, A.BLLITM_STOPDT, A.BLLITM_OID,CAST(A.BLLITM_ID AS VARCHAR(32) FOR SBCS DATA) AS BLLITM_ID FROM STHDSN6.TENGRA2.RECUR_ITEM_DATA A,STHDSN6.TENGRA2.RECUR_ITM_HST_DATA B WHERE A.CURR_BACCT_OID=:CURR_BACCT_OID AND <text:s/>CAST(A.TCOMITM_CAT_COD AS VARCHAR(10) FOR SBCS DATA)=:TCOMITM_CAT_COD AND <text:s/>A.RLTD_INSTN_OID=:RLTD_INSTN_OID AND <text:s/>A.RLTD_CNUM_OID=:RLTD_CNUM_OID AND <text:s/>A.BLLITM_STOPDT &lt;'9999-12-31' AND <text:s/>B.BACCT_PARTN_ID=A.BACCT_PARTN_ID AND <text:s/>B.BLLITM_OID=A.BLLITM_OID AND <text:s/>B.INTVL_START_DATE = (SELECT MAX(INTVL_START_DATE) FROM STHDSN6.TENGRA2.RECUR_ITM_HST_DATA WHERE BACCT_PARTN_ID = A.BACCT_PARTN_ID AND BLLITM_OID = A.BLLITM_OID) AND SUBSTR(B.MSG_LINE_TXT,1,250)=:MSG_LINE_TXT ORDER BY 2 DESC, 1, 4",</text:p>
      <text:p text:style-name="P1588"><text:s text:c="2"/>"serviceName": "per_avs082_1",</text:p>
      <text:p text:style-name="P1589"><text:s text:c="2"/>"description": "per_avs082_1 CURR_BACCT_OID,TCOMITM_CAT_COD,RLTD_INSTN_OID,RLTD_CNUM_OID,MSG_LINE_TXT",</text:p>
      <text:p text:style-name="P1590"><text:s text:c="2"/>"collectionID": "SYSIBMSERVICE",</text:p>
      <text:p text:style-name="P1591"><text:s text:c="2"/>"owner": "COMINAT5",</text:p>
      <text:p text:style-name="P1592"><text:s text:c="2"/>"validate": "BIND",</text:p>
      <text:p text:style-name="P1593"><text:span text:style-name="T1594"><text:s text:c="2"/></text:span>"version": "V1",</text:p>
      <text:p text:style-name="P1595"><text:s text:c="2"/>"response": ""</text:p>
      <text:p text:style-name="P1596">}</text:p>
      <text:p text:style-name="P1597"/>
      <text:p text:style-name="P1598"/>
      <text:p text:style-name="P1599"/>
      <text:p text:style-name="P1600"/>
      <text:p text:style-name="P1601"/>
      <text:p text:style-name="P1602">=======================</text:p>
      <text:p text:style-name="P1603">per_avs083 - AVGIFTER<text:s/></text:p>
      <text:p text:style-name="P1604">=======================</text:p>
      <text:p text:style-name="P1605"/>
      <text:p text:style-name="P1606">{</text:p>
      <text:p text:style-name="P1607"><text:s text:c="2"/>"dburl": "http://131.116.44.144:1316/services/DB2ServiceManager",</text:p>
      <text:p text:style-name="P1608"><text:s text:c="2"/>"username": "a472inb",</text:p>
      <text:p text:style-name="P1609"><text:s text:c="2"/>"password": "INblatS2",</text:p>
      <text:p text:style-name="P1610"><text:s text:c="2"/>"requestType": "createService",</text:p>
      <text:p text:style-name="P1611"><text:s text:c="2"/>"sqlStmt":"SELECT A.BLLITM_STRTDT, A.BLLITM_STOPDT, A.BLLITM_OID, CAST(A.BLLITM_ID AS VARCHAR(32) FOR SBCS DATA) AS BLLITM_ID FROM STHDSN6.TENGRA2.RECUR_ITEM_DATA A, STHDSN6.TENGRA2.CNUM_DATA B, STHDSN6.TENGRA2.RECUR_ITM_HST_DATA C WHERE A.CURR_BACCT_OID=:CURR_BACCT_OID AND CAST(A.TCOMITM_CAT_COD AS VARCHAR(10) FOR SBCS DATA)=:TCOMITM_CAT_COD AND A.RLTD_INSTN_OID=:RLTD_INSTN_OID AND B.CURR_CUST_PARTN_ID=A.RLTD_CUST_PARTN_ID AND B.CNUM_OID=A.RLTD_CNUM_OID AND B.CURR_CNUM_ID=:CURR_CNUM_ID AND A.BLLITM_STOPDT &lt;'9999-12-31' AND C.BACCT_PARTN_ID=A.BACCT_PARTN_ID AND C.BLLITM_OID=A.BLLITM_OID AND SUBSTR(C.MSG_LINE_TXT,1,250)='' AND C.INTVL_START_DATE = (SELECT MAX(INTVL_START_DATE) FROM <text:s/>STHDSN6.TENGRA2.RECUR_ITM_HST_DATA WHERE BACCT_PARTN_ID=A.BACCT_PARTN_ID AND BLLITM_OID = A.BLLITM_OID AND SUBSTR(MSG_LINE_TXT,1,250)='') ORDER BY 2 DESC, 1, 4",</text:p>
      <text:p text:style-name="P1612"><text:s text:c="2"/>"serviceName": "per_avs083",</text:p>
      <text:p text:style-name="P1613"><text:s text:c="2"/>"description": "per_avs083 CURR_BACCT_OID,TCOMITM_CAT_COD,RLTD_INSTN_OID",</text:p>
      <text:soft-page-break/>
      <text:p text:style-name="P1614"><text:s text:c="2"/>"collectionID": "SYSIBMSERVICE",</text:p>
      <text:p text:style-name="P1615"><text:s text:c="2"/>"owner": "COMINAT5",</text:p>
      <text:p text:style-name="P1616"><text:s text:c="2"/>"validate": "BIND",</text:p>
      <text:p text:style-name="P1617"><text:span text:style-name="T1618"><text:s text:c="2"/></text:span>"version": "V1",</text:p>
      <text:p text:style-name="P1619"><text:s text:c="2"/>"response": ""</text:p>
      <text:p text:style-name="P1620">}</text:p>
      <text:p text:style-name="P1621"/>
      <text:p text:style-name="P1622"/>
      <text:p text:style-name="P1623"/>
      <text:p text:style-name="P1624">=======================</text:p>
      <text:p text:style-name="P1625">per_avs083_1 - AVGIFTER<text:s/></text:p>
      <text:p text:style-name="P1626">=======================</text:p>
      <text:p text:style-name="P1627"/>
      <text:p text:style-name="P1628">{</text:p>
      <text:p text:style-name="P1629"><text:s text:c="2"/>"dburl": "http://131.116.44.144:1316/services/DB2ServiceManager",</text:p>
      <text:p text:style-name="P1630"><text:s text:c="2"/>"username": "a472inb",</text:p>
      <text:p text:style-name="P1631"><text:s text:c="2"/>"password": "INblatS2",</text:p>
      <text:p text:style-name="P1632"><text:s text:c="2"/>"requestType": "createService",</text:p>
      <text:p text:style-name="P1633"><text:s text:c="2"/>"sqlStmt":"SELECT A.BLLITM_STRTDT, A.BLLITM_STOPDT, A.BLLITM_OID, CAST(A.BLLITM_ID AS VARCHAR(32) FOR SBCS DATA) AS BLLITM_ID FROM STHDSN6.TENGRA2.RECUR_ITEM_DATA A, STHDSN6.TENGRA2.CNUM_DATA B, STHDSN6.TENGRA2.RECUR_ITM_HST_DATA C WHERE A.CURR_BACCT_OID=:CURR_BACCT_OID AND CAST(A.TCOMITM_CAT_COD AS VARCHAR(10) FOR SBCS DATA)=:TCOMITM_CAT_COD AND A.RLTD_INSTN_OID=:RLTD_INSTN_OID AND B.CURR_CUST_PARTN_ID=A.RLTD_CUST_PARTN_ID AND B.CNUM_OID=A.RLTD_CNUM_OID AND B.CURR_CNUM_ID=:CURR_CNUM_ID AND A.BLLITM_STOPDT &lt;'9999-12-31' AND C.BACCT_PARTN_ID=A.BACCT_PARTN_ID AND C.BLLITM_OID=A.BLLITM_OID AND <text:s/>C.INTVL_START_DATE = (SELECT MAX(INTVL_START_DATE) FROM STHDSN6.TENGRA2.RECUR_ITM_HST_DATA WHERE BACCT_PARTN_ID=A.BACCT_PARTN_ID AND <text:s/>BLLITM_OID=A.BLLITM_OID) AND <text:s/>SUBSTR(C.MSG_LINE_TXT,1,250) =:MSG_LINE_TXT ORDER BY 2 DESC, 1, 4",</text:p>
      <text:p text:style-name="P1634"><text:s text:c="2"/>"serviceName": "per_avs083_1",</text:p>
      <text:p text:style-name="P1635"><text:s text:c="2"/>"description": "per_avs083_1 CURR_BACCT_OID,TCOMITM_CAT_COD,RLTD_INSTN_OID,MSG_LINE_TXT",</text:p>
      <text:p text:style-name="P1636"><text:s text:c="2"/>"collectionID": "SYSIBMSERVICE",</text:p>
      <text:p text:style-name="P1637"><text:s text:c="2"/>"owner": "COMINAT5",</text:p>
      <text:p text:style-name="P1638"><text:s text:c="2"/>"validate": "BIND",</text:p>
      <text:p text:style-name="P1639"><text:s text:c="2"/>"version": "V1",</text:p>
      <text:p text:style-name="P1640"><text:s text:c="2"/>"response": ""</text:p>
      <text:p text:style-name="P1641">}</text:p>
      <text:p text:style-name="P1642"/>
      <text:p text:style-name="P1643"/>
      <text:p text:style-name="P1644"/>
      <text:p text:style-name="P1645"/>
      <text:p text:style-name="P1646"/>
      <text:p text:style-name="P1647"/>
      <text:p text:style-name="P1648">=======================</text:p>
      <text:p text:style-name="P1649">per_reit01 - AVGIFTER<text:s/></text:p>
      <text:p text:style-name="P1650">=======================</text:p>
      <text:p text:style-name="P1651"/>
      <text:p text:style-name="P1652">{</text:p>
      <text:p text:style-name="P1653"><text:s text:c="2"/>"dburl": "http://131.116.44.144:1316/services/DB2ServiceManager",</text:p>
      <text:p text:style-name="P1654"><text:s text:c="2"/>"username": "a472inb",</text:p>
      <text:soft-page-break/>
      <text:p text:style-name="P1655"><text:s text:c="2"/>"password": "INblatS2",</text:p>
      <text:p text:style-name="P1656"><text:s text:c="2"/>"requestType": "createService",</text:p>
      <text:p text:style-name="P1657"><text:s text:c="2"/>"sqlStmt":"SELECT A.INTVL_START_DATE, B.CURR_CUST_ID FROM <text:s/>STHDSN6.TENGRA2.RECUR_ITM_HST_DATA A, STHDSN6.TENGRA2.CUSTOMER_DATA B WHERE A.BLLITM_OID=:BLLITM_OID AND <text:s/>A.BACCT_PARTN_ID=:BACCT_PARTN_ID AND <text:s/>B.CUST_PARTN_ID=A.RLTD_CUST_PARTN_ID AND <text:s/>B.CUST_OID=A.RLTD_CUST_OID ORDER BY A.INTVL_START_DATE DESC",</text:p>
      <text:p text:style-name="P1658"><text:s text:c="2"/>"serviceName": "per_reit01",</text:p>
      <text:p text:style-name="P1659"><text:s text:c="2"/>"description": "per_reit01 BLLITM_OID,BACCT_PARTN_ID",</text:p>
      <text:p text:style-name="P1660"><text:s text:c="2"/>"collectionID": "SYSIBMSERVICE",</text:p>
      <text:p text:style-name="P1661"><text:s text:c="2"/>"owner": "COMINAT5",</text:p>
      <text:p text:style-name="P1662"><text:s text:c="2"/>"validate": "BIND",</text:p>
      <text:p text:style-name="P1663"><text:s text:c="2"/>"version": "V1",</text:p>
      <text:p text:style-name="P1664"><text:s text:c="2"/>"response": ""</text:p>
      <text:p text:style-name="P1665">}</text:p>
      <text:p text:style-name="P1666"/>
      <text:p text:style-name="P1667"/>
      <text:p text:style-name="P1668"/>
      <text:p text:style-name="P1669">=======================</text:p>
      <text:p text:style-name="P1670">per_reit02 - AVGIFTER<text:s/></text:p>
      <text:p text:style-name="P1671">=======================</text:p>
      <text:p text:style-name="P1672"/>
      <text:p text:style-name="P1673">{</text:p>
      <text:p text:style-name="P1674"><text:s text:c="2"/>"dburl": "http://131.116.44.144:1316/services/DB2ServiceManager",</text:p>
      <text:p text:style-name="P1675"><text:s text:c="2"/>"username": "a472inb",</text:p>
      <text:p text:style-name="P1676"><text:s text:c="2"/>"password": "INblatS2",</text:p>
      <text:p text:style-name="P1677"><text:s text:c="2"/>"requestType": "createService",</text:p>
      <text:p text:style-name="P1678"><text:s text:c="2"/>"sqlStmt":"SELECT <text:s/>QTY_NM, RLTD_SBSCT_ID, BLLITM_STRTDT, BLLITM_STOPDT, ASOC_ID, CAST(TCOMITM_CAT_COD AS VARCHAR(10) FOR SBCS DATA) AS TCOMITM_CAT_COD FROM <text:s/>STHDSN6.TENGRA2.RECUR_ITEM_DATA WHERE BLLITM_OID=:BLLITM_OID AND BACCT_PARTN_ID=:BACCT_PARTN_ID",</text:p>
      <text:p text:style-name="P1679"><text:s text:c="2"/>"serviceName": "per_reit02",</text:p>
      <text:p text:style-name="P1680"><text:s text:c="2"/>"description": "per_reit02 BLLITM_OID,BACCT_PARTN_ID",</text:p>
      <text:p text:style-name="P1681"><text:s text:c="2"/>"collectionID": "SYSIBMSERVICE",</text:p>
      <text:p text:style-name="P1682"><text:s text:c="2"/>"owner": "COMINAT5",</text:p>
      <text:p text:style-name="P1683"><text:s text:c="2"/>"validate": "BIND",</text:p>
      <text:p text:style-name="P1684"><text:s text:c="2"/>"version": "V1",</text:p>
      <text:p text:style-name="P1685"><text:s text:c="2"/>"response": ""</text:p>
      <text:p text:style-name="P1686">}</text:p>
      <text:p text:style-name="P1687"/>
      <text:p text:style-name="P1688"/>
      <text:p text:style-name="P1689"/>
      <text:p text:style-name="P1690">=======================</text:p>
      <text:p text:style-name="P1691">per_reit03 - AVGIFTER<text:s/></text:p>
      <text:p text:style-name="P1692">=======================</text:p>
      <text:p text:style-name="P1693"/>
      <text:p text:style-name="P1694">{</text:p>
      <text:p text:style-name="P1695"><text:s text:c="2"/>"dburl": "http://131.116.44.144:1316/services/DB2ServiceManager",</text:p>
      <text:p text:style-name="P1696"><text:s text:c="2"/>"username": "a472inb",</text:p>
      <text:p text:style-name="P1697"><text:s text:c="2"/>"password": "INblatS2",</text:p>
      <text:p text:style-name="P1698"><text:s text:c="2"/>"requestType": "createService",</text:p>
      <text:soft-page-break/>
      <text:p text:style-name="P1699"><text:s text:c="2"/>"sqlStmt":"SELECT A.INTVL_START_DATE, A.INTVL_STOP_DATE, A.ITM_RAT, A.RAT_PRD_INTVL_NM, A.DB_CRED_IND, A.RAT_PRD_MESUR_IND, A.RAT_CHNGE_RSN_TXT FROM STHDSN6.TENGRA2.RCUR_ITM_RHST_DATA A WHERE A.BLLITM_OID=:BLLITM_OID AND A.BACCT_PARTN_ID=:BACCT_PARTN_ID ORDER BY A.INTVL_START_DATE DESC",</text:p>
      <text:p text:style-name="P1700"><text:s text:c="2"/>"serviceName": "per_reit03",</text:p>
      <text:p text:style-name="P1701"><text:s text:c="2"/>"description": "per_reit03 BLLITM_OID,BACCT_PARTN_ID",</text:p>
      <text:p text:style-name="P1702"><text:s text:c="2"/>"collectionID": "SYSIBMSERVICE",</text:p>
      <text:p text:style-name="P1703"><text:s text:c="2"/>"owner": "COMINAT5",</text:p>
      <text:p text:style-name="P1704"><text:s text:c="2"/>"validate": "BIND",</text:p>
      <text:p text:style-name="P1705"><text:s text:c="2"/>"version": "V1",</text:p>
      <text:p text:style-name="P1706"><text:s text:c="2"/>"response": ""</text:p>
      <text:p text:style-name="P1707">}</text:p>
      <text:p text:style-name="P1708"/>
      <text:p text:style-name="P1709">=======================</text:p>
      <text:p text:style-name="P1710">per_reit04 - AVGIFTER<text:s/></text:p>
      <text:p text:style-name="P1711">=======================</text:p>
      <text:p text:style-name="P1712"/>
      <text:p text:style-name="P1713">{</text:p>
      <text:p text:style-name="P1714"><text:s text:c="2"/>"dburl": "http://131.116.44.144:1316/services/DB2ServiceManager",</text:p>
      <text:p text:style-name="P1715"><text:s text:c="2"/>"username": "a472inb",</text:p>
      <text:p text:style-name="P1716"><text:s text:c="2"/>"password": "INblatS2",</text:p>
      <text:p text:style-name="P1717"><text:s text:c="2"/>"requestType": "createService",</text:p>
      <text:p text:style-name="P1718"><text:s text:c="2"/>"sqlStmt":"SELECT A.INTVL_START_DATE, B.CURR_BACCT_ID FROM STHDSN6.TENGRA2.RCUR_ITM_AHST_DATA A , STHDSN6.TENGRA2.BACCT_DATA B WHERE <text:s/>A.BACCT_PARTN_ID=:BACCT_PARTN_ID AND <text:s/>A.BLLITM_OID=:BLLITM_OID AND <text:s/>B.BACCT_PARTN_ID=A.BACCT_PARTN_ID AND <text:s/>B.BACCT_OID=A.BACCT_OID ORDER BY A.INTVL_START_DATE DESC",</text:p>
      <text:p text:style-name="P1719"><text:s text:c="2"/>"serviceName": "per_reit04",</text:p>
      <text:p text:style-name="P1720"><text:s text:c="2"/>"description": "per_reit04 BACCT_PARTN_ID,BLLITM_OID",</text:p>
      <text:p text:style-name="P1721"><text:s text:c="2"/>"collectionID": "SYSIBMSERVICE",</text:p>
      <text:p text:style-name="P1722"><text:s text:c="2"/>"owner": "COMINAT5",</text:p>
      <text:p text:style-name="P1723"><text:s text:c="2"/>"validate": "BIND",</text:p>
      <text:p text:style-name="P1724"><text:s text:c="2"/>"version": "V1",</text:p>
      <text:p text:style-name="P1725"><text:s text:c="2"/>"response": ""</text:p>
      <text:p text:style-name="P1726">}</text:p>
      <text:p text:style-name="P1727"/>
      <text:p text:style-name="P1728"/>
      <text:p text:style-name="P1729"/>
      <text:p text:style-name="P1730"/>
      <text:p text:style-name="P1731"/>
      <text:p text:style-name="P1732">=======================</text:p>
      <text:p text:style-name="P1733">per_reit05 - AVGIFTER<text:s/></text:p>
      <text:p text:style-name="P1734">=======================</text:p>
      <text:p text:style-name="P1735"/>
      <text:p text:style-name="P1736">{</text:p>
      <text:p text:style-name="P1737"><text:s text:c="2"/>"dburl": "http://131.116.44.144:1316/services/DB2ServiceManager",</text:p>
      <text:p text:style-name="P1738"><text:s text:c="2"/>"username": "a472inb",</text:p>
      <text:p text:style-name="P1739"><text:s text:c="2"/>"password": "INblatS2",</text:p>
      <text:p text:style-name="P1740"><text:s text:c="2"/>"requestType": "createService",</text:p>
      <text:p text:style-name="P1741"><text:s text:c="2"/>"sqlStmt":"SELECT AGREE_NUM_INT, AGREE_NUM_EXT, PROJ_NUM, SUM_ITEM_GRP_ID FROM STHDSN6.TENGRA2.RECUR_ITM_HST_DATA WHERE BLLITM_OID=:BLLITM_OID AND BACCT_PARTN_ID=:BACCT_PARTN_ID AND INTVL_START_DATE= (SELECT MAX(INTVL_START_DATE)<text:s/><text:soft-page-break/>FROM STHDSN6.TENGRA2.RECUR_ITM_HST_DATA WHERE BACCT_PARTN_ID=:BACCT_PARTN_ID AND BLLITM_OID=:BLLITM_OID)",</text:p>
      <text:p text:style-name="P1742"><text:s text:c="2"/>"serviceName": "per_reit05",</text:p>
      <text:p text:style-name="P1743"><text:s text:c="2"/>"description": "per_reit05 BLLITM_OID,BACCT_PARTN_ID",</text:p>
      <text:p text:style-name="P1744"><text:s text:c="2"/>"collectionID": "SYSIBMSERVICE",</text:p>
      <text:p text:style-name="P1745"><text:s text:c="2"/>"owner": "COMINAT5",</text:p>
      <text:p text:style-name="P1746"><text:s text:c="2"/>"validate": "BIND",</text:p>
      <text:p text:style-name="P1747"><text:span text:style-name="T1748"><text:s text:c="2"/></text:span>"version": "V1",</text:p>
      <text:p text:style-name="P1749"><text:s text:c="2"/>"response": ""</text:p>
      <text:p text:style-name="P1750">}</text:p>
      <text:p text:style-name="P1751"/>
      <text:p text:style-name="P1752">=======================</text:p>
      <text:p text:style-name="P1753">ovr_ens01 - AVGIFTER <text:s/></text:p>
      <text:p text:style-name="P1754">=======================</text:p>
      <text:p text:style-name="P1755"/>
      <text:p text:style-name="P1756">{</text:p>
      <text:p text:style-name="P1757"><text:s text:c="2"/>"dburl": "http://131.116.44.144:1316/services/DB2ServiceManager",</text:p>
      <text:p text:style-name="P1758"><text:s text:c="2"/>"username": "a472inb",</text:p>
      <text:p text:style-name="P1759"><text:s text:c="2"/>"password": "INblatS2",</text:p>
      <text:p text:style-name="P1760"><text:s text:c="2"/>"requestType": "createService",</text:p>
      <text:p text:style-name="P1761"><text:s text:c="2"/>"sqlStmt":"SELECT RLTD_SBSCT_ID,OOCYC_TYP_IND,OOCYC_DATE,EXTRT_DET_DATE, DB_CRED_IND,CHRG_TYP_IND,NON_RECUR_ITM_RAT,QTY_NM,ASOC_ID,TCOMITM_CAT_COD, CNUM_REF_ID, SERV_RPT_NM,DELIV_DATE,ADDR_ID,AGREE_NUM_INT,AGREE_NUM_EXT,PROJ_NUM,SUM_ITEM_GRP_ID, BLLITM_OID FROM STHDSN6.TENGRA2.MISC_BLLITM_DATA WHERE BACCT_PARTN_ID=:BACCT_PARTN_ID AND BLLITM_OID =:BLLITM_OID",</text:p>
      <text:p text:style-name="P1762"><text:s text:c="2"/>"serviceName": "ovr_ens01",</text:p>
      <text:p text:style-name="P1763"><text:s text:c="2"/>"description": "ovr_ens01 ",</text:p>
      <text:p text:style-name="P1764"><text:s text:c="2"/>"collectionID": "SYSIBMSERVICE",</text:p>
      <text:p text:style-name="P1765"><text:s text:c="2"/>"owner": "COMINAT5",</text:p>
      <text:p text:style-name="P1766"><text:s text:c="2"/>"validate": "BIND",</text:p>
      <text:p text:style-name="P1767"><text:s text:c="2"/>"version": "V1",</text:p>
      <text:p text:style-name="P1768"><text:s text:c="2"/>"response": ""</text:p>
      <text:p text:style-name="P1769">}</text:p>
      <text:p text:style-name="P1770"/>
      <text:p text:style-name="P1771"/>
      <text:p text:style-name="P1772">=======================</text:p>
      <text:p text:style-name="P1773">ovr_ens02 - AVGIFTER <text:s/></text:p>
      <text:p text:style-name="P1774">=======================</text:p>
      <text:p text:style-name="P1775"/>
      <text:p text:style-name="P1776">{</text:p>
      <text:p text:style-name="P1777"><text:s text:c="2"/>"dburl": "http://131.116.44.144:1316/services/DB2ServiceManager",</text:p>
      <text:p text:style-name="P1778"><text:s text:c="2"/><text:span text:style-name="T1779">"username": "a472inb",</text:span></text:p>
      <text:p text:style-name="P1780"><text:s text:c="2"/>"password": "INblatS2",</text:p>
      <text:p text:style-name="P1781"><text:s text:c="2"/>"requestType": "createService",</text:p>
      <text:p text:style-name="P1782"><text:s text:c="2"/>"sqlStmt":"SELECT LINE_1_ADDR,LINE_2_ADDR,LINE_3_ADDR , ADDR_ID FROM STHDSN6.TENGRA2.ADDR_DATA WHERE ADDR_ID=:ADDR_ID",</text:p>
      <text:p text:style-name="P1783"><text:s text:c="2"/>"serviceName": "ovr_ens02",</text:p>
      <text:p text:style-name="P1784"><text:s text:c="2"/>"description": "ovr_ens02 ",</text:p>
      <text:p text:style-name="P1785"><text:s text:c="2"/>"collectionID": "SYSIBMSERVICE",</text:p>
      <text:p text:style-name="P1786"><text:s text:c="2"/>"owner": "COMINAT5",</text:p>
      <text:p text:style-name="P1787"><text:s text:c="2"/>"validate": "BIND",</text:p>
      <text:soft-page-break/>
      <text:p text:style-name="P1788"><text:s text:c="2"/>"version": "V1",</text:p>
      <text:p text:style-name="P1789"><text:s text:c="2"/>"response": ""</text:p>
      <text:p text:style-name="P1790">}</text:p>
      <text:p text:style-name="P1791"/>
      <text:p text:style-name="P1792"/>
      <text:p text:style-name="P1793"/>
      <text:p text:style-name="P1794">=======================</text:p>
      <text:p text:style-name="P1795">ovr_ens03 - AVGIFTER <text:s/></text:p>
      <text:p text:style-name="P1796">=======================</text:p>
      <text:p text:style-name="P1797"/>
      <text:p text:style-name="P1798">{</text:p>
      <text:p text:style-name="P1799"><text:s text:c="2"/>"dburl": "http://131.116.44.144:1316/services/DB2ServiceManager",</text:p>
      <text:p text:style-name="P1800"><text:s text:c="2"/><text:span text:style-name="T1801">"username": "a472inb",</text:span></text:p>
      <text:p text:style-name="P1802"><text:s text:c="2"/>"password": "INblatS2",</text:p>
      <text:p text:style-name="P1803"><text:s text:c="2"/>"requestType": "createService",</text:p>
      <text:p text:style-name="P1804"><text:s text:c="2"/>"sqlStmt":"SELECT MSG_LINE_TXT FROM <text:s/>STHDSN6.TENGRA2.MISC_BLLITM_DATA WHERE BACCT_PARTN_ID =:BACCT_PARTN_ID AND BLLITM_OID =:BLLITM_OID",</text:p>
      <text:p text:style-name="P1805"><text:s text:c="2"/>"serviceName": "ovr_ens03",</text:p>
      <text:p text:style-name="P1806"><text:s text:c="2"/>"description": "ovr_ens03",</text:p>
      <text:p text:style-name="P1807"><text:s text:c="2"/>"collectionID": "SYSIBMSERVICE",</text:p>
      <text:p text:style-name="P1808"><text:s text:c="2"/>"owner": "COMINAT5",</text:p>
      <text:p text:style-name="P1809"><text:s text:c="2"/>"validate": "BIND",</text:p>
      <text:p text:style-name="P1810"><text:s text:c="2"/>"version": "V1",</text:p>
      <text:p text:style-name="P1811"><text:s text:c="2"/>"response": ""</text:p>
      <text:p text:style-name="P1812">}</text:p>
      <text:p text:style-name="P1813"/>
      <text:p text:style-name="P1814"/>
      <text:p text:style-name="P1815">=======================</text:p>
      <text:p text:style-name="P1816">res_avs085 - AVGIFTER <text:s/></text:p>
      <text:p text:style-name="P1817">=======================</text:p>
      <text:p text:style-name="P1818"/>
      <text:p text:style-name="P1819">{</text:p>
      <text:p text:style-name="P1820"><text:s text:c="2"/>"dburl": "http://131.116.44.144:1316/services/DB2ServiceManager",</text:p>
      <text:p text:style-name="P1821"><text:s text:c="2"/><text:span text:style-name="T1822">"username": "a472inb",</text:span></text:p>
      <text:p text:style-name="P1823"><text:s text:c="2"/>"password": "INblatS2",</text:p>
      <text:p text:style-name="P1824"><text:s text:c="2"/>"requestType": "createService",</text:p>
      <text:p text:style-name="P1825"><text:s text:c="2"/>"sqlStmt":"SELECT RLTD_SBSCT_ID,OOCYC_TYP_IND,OOCYC_DATE,EXTRT_DET_DATE,DB_CRED_IND,CHRG_TYP_IND,NON_RECUR_ITM_RAT,QTY_NM,ASOC_ID,TCOMITM_CAT_COD,CNUM_REF_ID, SERV_RPT_NM,DELIV_DATE,ADDR_ID,AGREE_NUM_INT,AGREE_NUM_EXT,PROJ_NUM,SUM_ITEM_GRP_ID FROM STHDSN6.TENGRA2.MISC_BLLITM_DATA WHERE BACCT_PARTN_ID=:BACCT_PARTN_ID AND BLLITM_OID =:BLLITM_OID",</text:p>
      <text:p text:style-name="P1826"><text:s text:c="2"/>"serviceName": "res_avs085",</text:p>
      <text:p text:style-name="P1827"><text:s text:c="2"/>"description": "res_avs085 ",</text:p>
      <text:p text:style-name="P1828"><text:s text:c="2"/>"collectionID": "SYSIBMSERVICE",</text:p>
      <text:p text:style-name="P1829"><text:s text:c="2"/>"owner": "COMINAT5",</text:p>
      <text:p text:style-name="P1830"><text:s text:c="2"/>"validate": "BIND",</text:p>
      <text:p text:style-name="P1831"><text:span text:style-name="T1832"><text:s text:c="2"/></text:span>"version": "V1",</text:p>
      <text:p text:style-name="P1833"><text:s text:c="2"/>"response": ""</text:p>
      <text:p text:style-name="P1834">}</text:p>
      <text:p text:style-name="P1835"/>
      <text:p text:style-name="P1836"/>
      <text:p text:style-name="P1837"/>
      <text:p text:style-name="P1838"/>
      <text:p text:style-name="P1839"/>
      <text:p text:style-name="P1840"/>
      <text:p text:style-name="P1841"/>
      <text:p text:style-name="P1842"/>
      <text:p text:style-name="P1843"/>
      <text:p text:style-name="P1844"/>
      <text:p text:style-name="P1845"/>
      <text:p text:style-name="P1846"/>
      <text:p text:style-name="P1847"/>
      <text:p text:style-name="P1848"/>
      <text:p text:style-name="P1849"/>
      <text:p text:style-name="P1850"/>
      <text:p text:style-name="P1851"/>
      <text:p text:style-name="P1852"/>
      <text:p text:style-name="P1853"/>
      <text:p text:style-name="P1854"/>
      <text:p text:style-name="P1855"/>
      <text:p text:style-name="P1856"/>
      <text:p text:style-name="P1857"/>
      <text:p text:style-name="P18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sv" style:country-asian="SE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sv" style:country-asian="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sv" style:country-asian="SE"/>
    </style:style>
    <style:style style:name="mvqa2c" style:display-name="mvqa2c" style:family="text" style:parent-style-name="DefaultParagraphFont"/>
    <style:style style:name="ztplmc" style:display-name="ztplmc" style:family="text" style:parent-style-name="DefaultParagraphFont"/>
    <style:style style:name="hwtze" style:display-name="hwtze" style:family="text" style:parent-style-name="DefaultParagraphFont"/>
    <style:style style:name="rynqvb" style:display-name="rynqv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r, Yadav</meta:initial-creator>
    <dc:creator>Bharankar, Jyoti</dc:creator>
    <meta:creation-date>2024-07-17T08:04:00Z</meta:creation-date>
    <dc:date>2024-11-29T13:02:00Z</dc:date>
    <meta:template xlink:href="Normal.dotm" xlink:type="simple"/>
    <meta:editing-cycles>224</meta:editing-cycles>
    <meta:editing-duration>PT4280580S</meta:editing-duration>
    <meta:document-statistic meta:page-count="48" meta:paragraph-count="199" meta:word-count="15862" meta:character-count="99737" meta:row-count="700" meta:non-whitespace-character-count="84074"/>
  </office:meta>
</office:document-meta>
</file>